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8516in"/>
    </style:style>
    <style:style style:name="co2" style:family="table-column">
      <style:table-column-properties fo:break-before="auto" style:column-width="4.05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362in"/>
    </style:style>
    <style:style style:name="co5" style:family="table-column">
      <style:table-column-properties fo:break-before="auto" style:column-width="0.2528in"/>
    </style:style>
    <style:style style:name="co6" style:family="table-column">
      <style:table-column-properties fo:break-before="auto" style:column-width="1.2457in"/>
    </style:style>
    <style:style style:name="co7" style:family="table-column">
      <style:table-column-properties fo:break-before="auto" style:column-width="0.8028in"/>
    </style:style>
    <style:style style:name="co8" style:family="table-column">
      <style:table-column-properties fo:break-before="auto" style:column-width="5.9028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lternating Swing</text:p>
          </table:table-cell>
          <table:table-cell office:value-type="string" calcext:value-type="string">
            <text:p>kettle bell, cardio</text:p>
          </table:table-cell>
          <table:table-cell office:value-type="string" calcext:value-type="string">
            <text:p>&lt;div class=”eitem” draggable="true" ondragstart="drag(event)" ondrop="dropeitem(event)" <text:s/>id=”</text:p>
          </table:table-cell>
          <table:table-cell table:formula="of:=FIND(&quot; &quot;;[.$A1])" office:value-type="float" office:value="12" calcext:value-type="float">
            <text:p>12</text:p>
          </table:table-cell>
          <table:table-cell table:formula="of:=IFERROR(REPLACE([.A1];[.D1];1;&quot;-&quot;);[.A1])" office:value-type="string" office:string-value="Alternating-Swing" calcext:value-type="string">
            <text:p>Alternating-Swing</text:p>
          </table:table-cell>
          <table:table-cell table:formula="of:=FIND(&quot; &quot;;[.E1])" office:value-type="string" office:string-value="" calcext:value-type="error">
            <text:p>#VALUE!</text:p>
          </table:table-cell>
          <table:table-cell table:formula="of:=IFERROR(REPLACE([.E1];[.F1];1;&quot;-&quot;);[.E1])" office:value-type="string" office:string-value="Alternating-Swing" calcext:value-type="string">
            <text:p>Alternating-Swing</text:p>
          </table:table-cell>
          <table:table-cell table:formula="of:=FIND(&quot; &quot;;[.G1])" office:value-type="string" office:string-value="" calcext:value-type="error">
            <text:p>#VALUE!</text:p>
          </table:table-cell>
          <table:table-cell table:formula="of:=IFERROR(REPLACE([.G1];[.H1];1;&quot;-&quot;);[.G1])" office:value-type="string" office:string-value="Alternating-Swing" calcext:value-type="string">
            <text:p>Alternating-Swing</text:p>
          </table:table-cell>
          <table:table-cell table:formula="of:=FIND(&quot; &quot;;[.I1])" office:value-type="string" office:string-value="" calcext:value-type="error">
            <text:p>#VALUE!</text:p>
          </table:table-cell>
          <table:table-cell table:formula="of:=IFERROR(REPLACE([.I1];[.J1];1;&quot;-&quot;);[.I1])" office:value-type="string" office:string-value="Alternating-Swing" calcext:value-type="string">
            <text:p>Alternating-Swing</text:p>
          </table:table-cell>
          <table:table-cell table:formula="of:=FIND(&quot; &quot;;[.K1])" office:value-type="string" office:string-value="" calcext:value-type="error">
            <text:p>#VALUE!</text:p>
          </table:table-cell>
          <table:table-cell table:formula="of:=IFERROR(REPLACE([.K1];[.L1];1;&quot;-&quot;);[.K1])" office:value-type="string" office:string-value="Alternating-Swing" calcext:value-type="string">
            <text:p>Alternating-Swing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&lt;div class=”ecat”&gt;</text:p>
          </table:table-cell>
          <table:table-cell office:value-type="string" calcext:value-type="string">
            <text:p>&lt;/div&gt;&lt;/div</text:p>
          </table:table-cell>
          <table:table-cell table:formula="of:=&quot;&lt;li&gt;&quot;&amp;[.C1]&amp;[.M1]&amp;[.N1]&amp;[.N1]&amp;[.A1]&amp;[.O1]&amp;[.B1]&amp;[.P1]&amp;&quot;&lt;/li&gt;&quot;" office:value-type="string" office:string-value="&lt;li&gt;&lt;div class=”eitem” draggable=&quot;true&quot; ondragstart=&quot;drag(event)&quot; ondrop=&quot;dropeitem(event)&quot;  id=”Alternating-Swing“&gt;“&gt;Alternating Swing&lt;div class=”ecat”&gt;kettle bell, cardio&lt;/div&gt;&lt;/div&lt;/li&gt;" calcext:value-type="string">
            <text:p>&lt;li&gt;&lt;div class=”eitem” draggable="true" ondragstart="drag(event)" ondrop="dropeitem(event)" <text:s/>id=”Alternating-Swing“&gt;“&gt;Alternating Swing&lt;div class=”ecat”&gt;kettle bell, cardio&lt;/div&gt;&lt;/div&lt;/li&gt;</text:p>
          </table:table-cell>
        </table:table-row>
        <table:table-row table:style-name="ro1">
          <table:table-cell office:value-type="string" calcext:value-type="string">
            <text:p>Row body-weight</text:p>
          </table:table-cell>
          <table:table-cell office:value-type="string" calcext:value-type="string">
            <text:p>strength, body weight, arm</text:p>
          </table:table-cell>
          <table:table-cell office:value-type="string" calcext:value-type="string">
            <text:p>&lt;div class=”eitem” draggable="true" ondragstart="drag(event)" ondrop="dropeitem(event)" <text:s/>id=”</text:p>
          </table:table-cell>
          <table:table-cell table:formula="of:=FIND(&quot; &quot;;[.$A2])" office:value-type="float" office:value="4" calcext:value-type="float">
            <text:p>4</text:p>
          </table:table-cell>
          <table:table-cell table:formula="of:=IFERROR(REPLACE([.A2];[.D2];1;&quot;-&quot;);[.A2])" office:value-type="string" office:string-value="Row-body-weight" calcext:value-type="string">
            <text:p>Row-body-weight</text:p>
          </table:table-cell>
          <table:table-cell table:formula="of:=FIND(&quot; &quot;;[.E2])" office:value-type="string" office:string-value="" calcext:value-type="error">
            <text:p>#VALUE!</text:p>
          </table:table-cell>
          <table:table-cell table:formula="of:=IFERROR(REPLACE([.E2];[.F2];1;&quot;-&quot;);[.E2])" office:value-type="string" office:string-value="Row-body-weight" calcext:value-type="string">
            <text:p>Row-body-weight</text:p>
          </table:table-cell>
          <table:table-cell table:formula="of:=FIND(&quot; &quot;;[.G2])" office:value-type="string" office:string-value="" calcext:value-type="error">
            <text:p>#VALUE!</text:p>
          </table:table-cell>
          <table:table-cell table:formula="of:=IFERROR(REPLACE([.G2];[.H2];1;&quot;-&quot;);[.G2])" office:value-type="string" office:string-value="Row-body-weight" calcext:value-type="string">
            <text:p>Row-body-weight</text:p>
          </table:table-cell>
          <table:table-cell table:formula="of:=FIND(&quot; &quot;;[.I2])" office:value-type="string" office:string-value="" calcext:value-type="error">
            <text:p>#VALUE!</text:p>
          </table:table-cell>
          <table:table-cell table:formula="of:=IFERROR(REPLACE([.I2];[.J2];1;&quot;-&quot;);[.I2])" office:value-type="string" office:string-value="Row-body-weight" calcext:value-type="string">
            <text:p>Row-body-weight</text:p>
          </table:table-cell>
          <table:table-cell table:formula="of:=FIND(&quot; &quot;;[.K2])" office:value-type="string" office:string-value="" calcext:value-type="error">
            <text:p>#VALUE!</text:p>
          </table:table-cell>
          <table:table-cell table:formula="of:=IFERROR(REPLACE([.K2];[.L2];1;&quot;-&quot;);[.K2])" office:value-type="string" office:string-value="Row-body-weight" calcext:value-type="string">
            <text:p>Row-body-weight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&lt;div class=”ecat”&gt;</text:p>
          </table:table-cell>
          <table:table-cell office:value-type="string" calcext:value-type="string">
            <text:p>&lt;/div&gt;&lt;/div</text:p>
          </table:table-cell>
          <table:table-cell table:formula="of:=&quot;&lt;li&gt;&quot;&amp;[.C2]&amp;[.M2]&amp;[.N2]&amp;[.N2]&amp;[.A2]&amp;[.O2]&amp;[.B2]&amp;[.P2]&amp;&quot;&lt;/li&gt;&quot;" office:value-type="string" office:string-value="&lt;li&gt;&lt;div class=”eitem” draggable=&quot;true&quot; ondragstart=&quot;drag(event)&quot; ondrop=&quot;dropeitem(event)&quot;  id=”Row-body-weight“&gt;“&gt;Row body-weight&lt;div class=”ecat”&gt;strength, body weight, arm&lt;/div&gt;&lt;/div&lt;/li&gt;" calcext:value-type="string">
            <text:p>&lt;li&gt;&lt;div class=”eitem” draggable="true" ondragstart="drag(event)" ondrop="dropeitem(event)" <text:s/>id=”Row-body-weight“&gt;“&gt;Row body-weight&lt;div class=”ecat”&gt;strength, body weight, arm&lt;/div&gt;&lt;/div&lt;/li&gt;</text:p>
          </table:table-cell>
        </table:table-row>
        <table:table-row table:style-name="ro1">
          <table:table-cell office:value-type="string" calcext:value-type="string">
            <text:p>Bicep Curl</text:p>
          </table:table-cell>
          <table:table-cell office:value-type="string" calcext:value-type="string">
            <text:p>kettle bell, dumbbell, strength, arm</text:p>
          </table:table-cell>
          <table:table-cell office:value-type="string" calcext:value-type="string">
            <text:p>&lt;div class=”eitem” draggable="true" ondragstart="drag(event)" ondrop="dropeitem(event)" <text:s/>id=”</text:p>
          </table:table-cell>
          <table:table-cell table:formula="of:=FIND(&quot; &quot;;[.$A3])" office:value-type="float" office:value="6" calcext:value-type="float">
            <text:p>6</text:p>
          </table:table-cell>
          <table:table-cell table:formula="of:=IFERROR(REPLACE([.A3];[.D3];1;&quot;-&quot;);[.A3])" office:value-type="string" office:string-value="Bicep-Curl" calcext:value-type="string">
            <text:p>Bicep-Curl</text:p>
          </table:table-cell>
          <table:table-cell table:formula="of:=FIND(&quot; &quot;;[.E3])" office:value-type="string" office:string-value="" calcext:value-type="error">
            <text:p>#VALUE!</text:p>
          </table:table-cell>
          <table:table-cell table:formula="of:=IFERROR(REPLACE([.E3];[.F3];1;&quot;-&quot;);[.E3])" office:value-type="string" office:string-value="Bicep-Curl" calcext:value-type="string">
            <text:p>Bicep-Curl</text:p>
          </table:table-cell>
          <table:table-cell table:formula="of:=FIND(&quot; &quot;;[.G3])" office:value-type="string" office:string-value="" calcext:value-type="error">
            <text:p>#VALUE!</text:p>
          </table:table-cell>
          <table:table-cell table:formula="of:=IFERROR(REPLACE([.G3];[.H3];1;&quot;-&quot;);[.G3])" office:value-type="string" office:string-value="Bicep-Curl" calcext:value-type="string">
            <text:p>Bicep-Curl</text:p>
          </table:table-cell>
          <table:table-cell table:formula="of:=FIND(&quot; &quot;;[.I3])" office:value-type="string" office:string-value="" calcext:value-type="error">
            <text:p>#VALUE!</text:p>
          </table:table-cell>
          <table:table-cell table:formula="of:=IFERROR(REPLACE([.I3];[.J3];1;&quot;-&quot;);[.I3])" office:value-type="string" office:string-value="Bicep-Curl" calcext:value-type="string">
            <text:p>Bicep-Curl</text:p>
          </table:table-cell>
          <table:table-cell table:formula="of:=FIND(&quot; &quot;;[.K3])" office:value-type="string" office:string-value="" calcext:value-type="error">
            <text:p>#VALUE!</text:p>
          </table:table-cell>
          <table:table-cell table:formula="of:=IFERROR(REPLACE([.K3];[.L3];1;&quot;-&quot;);[.K3])" office:value-type="string" office:string-value="Bicep-Curl" calcext:value-type="string">
            <text:p>Bicep-Curl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&lt;div class=”ecat”&gt;</text:p>
          </table:table-cell>
          <table:table-cell office:value-type="string" calcext:value-type="string">
            <text:p>&lt;/div&gt;&lt;/div</text:p>
          </table:table-cell>
          <table:table-cell table:formula="of:=&quot;&lt;li&gt;&quot;&amp;[.C3]&amp;[.M3]&amp;[.N3]&amp;[.N3]&amp;[.A3]&amp;[.O3]&amp;[.B3]&amp;[.P3]&amp;&quot;&lt;/li&gt;&quot;" office:value-type="string" office:string-value="&lt;li&gt;&lt;div class=”eitem” draggable=&quot;true&quot; ondragstart=&quot;drag(event)&quot; ondrop=&quot;dropeitem(event)&quot;  id=”Bicep-Curl“&gt;“&gt;Bicep Curl&lt;div class=”ecat”&gt;kettle bell, dumbbell, strength, arm&lt;/div&gt;&lt;/div&lt;/li&gt;" calcext:value-type="string">
            <text:p>&lt;li&gt;&lt;div class=”eitem” draggable="true" ondragstart="drag(event)" ondrop="dropeitem(event)" <text:s/>id=”Bicep-Curl“&gt;“&gt;Bicep Curl&lt;div class=”ecat”&gt;kettle bell, dumbbell, strength, arm&lt;/div&gt;&lt;/div&lt;/li&gt;</text:p>
          </table:table-cell>
        </table:table-row>
        <table:table-row table:style-name="ro1">
          <table:table-cell office:value-type="string" calcext:value-type="string">
            <text:p>Bent-Over Row</text:p>
          </table:table-cell>
          <table:table-cell office:value-type="string" calcext:value-type="string">
            <text:p>kettle bell, dumbbell, strength, core</text:p>
          </table:table-cell>
          <table:table-cell office:value-type="string" calcext:value-type="string">
            <text:p>&lt;div class=”eitem” draggable="true" ondragstart="drag(event)" ondrop="dropeitem(event)" <text:s/>id=”</text:p>
          </table:table-cell>
          <table:table-cell table:formula="of:=FIND(&quot; &quot;;[.$A4])" office:value-type="float" office:value="10" calcext:value-type="float">
            <text:p>10</text:p>
          </table:table-cell>
          <table:table-cell table:formula="of:=IFERROR(REPLACE([.A4];[.D4];1;&quot;-&quot;);[.A4])" office:value-type="string" office:string-value="Bent-Over-Row" calcext:value-type="string">
            <text:p>Bent-Over-Row</text:p>
          </table:table-cell>
          <table:table-cell table:formula="of:=FIND(&quot; &quot;;[.E4])" office:value-type="string" office:string-value="" calcext:value-type="error">
            <text:p>#VALUE!</text:p>
          </table:table-cell>
          <table:table-cell table:formula="of:=IFERROR(REPLACE([.E4];[.F4];1;&quot;-&quot;);[.E4])" office:value-type="string" office:string-value="Bent-Over-Row" calcext:value-type="string">
            <text:p>Bent-Over-Row</text:p>
          </table:table-cell>
          <table:table-cell table:formula="of:=FIND(&quot; &quot;;[.G4])" office:value-type="string" office:string-value="" calcext:value-type="error">
            <text:p>#VALUE!</text:p>
          </table:table-cell>
          <table:table-cell table:formula="of:=IFERROR(REPLACE([.G4];[.H4];1;&quot;-&quot;);[.G4])" office:value-type="string" office:string-value="Bent-Over-Row" calcext:value-type="string">
            <text:p>Bent-Over-Row</text:p>
          </table:table-cell>
          <table:table-cell table:formula="of:=FIND(&quot; &quot;;[.I4])" office:value-type="string" office:string-value="" calcext:value-type="error">
            <text:p>#VALUE!</text:p>
          </table:table-cell>
          <table:table-cell table:formula="of:=IFERROR(REPLACE([.I4];[.J4];1;&quot;-&quot;);[.I4])" office:value-type="string" office:string-value="Bent-Over-Row" calcext:value-type="string">
            <text:p>Bent-Over-Row</text:p>
          </table:table-cell>
          <table:table-cell table:formula="of:=FIND(&quot; &quot;;[.K4])" office:value-type="string" office:string-value="" calcext:value-type="error">
            <text:p>#VALUE!</text:p>
          </table:table-cell>
          <table:table-cell table:formula="of:=IFERROR(REPLACE([.K4];[.L4];1;&quot;-&quot;);[.K4])" office:value-type="string" office:string-value="Bent-Over-Row" calcext:value-type="string">
            <text:p>Bent-Over-Row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&lt;div class=”ecat”&gt;</text:p>
          </table:table-cell>
          <table:table-cell office:value-type="string" calcext:value-type="string">
            <text:p>&lt;/div&gt;&lt;/div</text:p>
          </table:table-cell>
          <table:table-cell table:formula="of:=&quot;&lt;li&gt;&quot;&amp;[.C4]&amp;[.M4]&amp;[.N4]&amp;[.N4]&amp;[.A4]&amp;[.O4]&amp;[.B4]&amp;[.P4]&amp;&quot;&lt;/li&gt;&quot;" office:value-type="string" office:string-value="&lt;li&gt;&lt;div class=”eitem” draggable=&quot;true&quot; ondragstart=&quot;drag(event)&quot; ondrop=&quot;dropeitem(event)&quot;  id=”Bent-Over-Row“&gt;“&gt;Bent-Over Row&lt;div class=”ecat”&gt;kettle bell, dumbbell, strength, core&lt;/div&gt;&lt;/div&lt;/li&gt;" calcext:value-type="string">
            <text:p>&lt;li&gt;&lt;div class=”eitem” draggable="true" ondragstart="drag(event)" ondrop="dropeitem(event)" <text:s/>id=”Bent-Over-Row“&gt;“&gt;Bent-Over Row&lt;div class=”ecat”&gt;kettle bell, dumbbell, strength, core&lt;/div&gt;&lt;/div&lt;/li&gt;</text:p>
          </table:table-cell>
        </table:table-row>
        <table:table-row table:style-name="ro1">
          <table:table-cell office:value-type="string" calcext:value-type="string">
            <text:p>Lunge Row</text:p>
          </table:table-cell>
          <table:table-cell office:value-type="string" calcext:value-type="string">
            <text:p>kettle bell, dumbbell, strength, core</text:p>
          </table:table-cell>
          <table:table-cell office:value-type="string" calcext:value-type="string">
            <text:p>&lt;div class=”eitem” draggable="true" ondragstart="drag(event)" ondrop="dropeitem(event)" <text:s/>id=”</text:p>
          </table:table-cell>
          <table:table-cell table:formula="of:=FIND(&quot; &quot;;[.$A5])" office:value-type="float" office:value="6" calcext:value-type="float">
            <text:p>6</text:p>
          </table:table-cell>
          <table:table-cell table:formula="of:=IFERROR(REPLACE([.A5];[.D5];1;&quot;-&quot;);[.A5])" office:value-type="string" office:string-value="Lunge-Row" calcext:value-type="string">
            <text:p>Lunge-Row</text:p>
          </table:table-cell>
          <table:table-cell table:formula="of:=FIND(&quot; &quot;;[.E5])" office:value-type="string" office:string-value="" calcext:value-type="error">
            <text:p>#VALUE!</text:p>
          </table:table-cell>
          <table:table-cell table:formula="of:=IFERROR(REPLACE([.E5];[.F5];1;&quot;-&quot;);[.E5])" office:value-type="string" office:string-value="Lunge-Row" calcext:value-type="string">
            <text:p>Lunge-Row</text:p>
          </table:table-cell>
          <table:table-cell table:formula="of:=FIND(&quot; &quot;;[.G5])" office:value-type="string" office:string-value="" calcext:value-type="error">
            <text:p>#VALUE!</text:p>
          </table:table-cell>
          <table:table-cell table:formula="of:=IFERROR(REPLACE([.G5];[.H5];1;&quot;-&quot;);[.G5])" office:value-type="string" office:string-value="Lunge-Row" calcext:value-type="string">
            <text:p>Lunge-Row</text:p>
          </table:table-cell>
          <table:table-cell table:formula="of:=FIND(&quot; &quot;;[.I5])" office:value-type="string" office:string-value="" calcext:value-type="error">
            <text:p>#VALUE!</text:p>
          </table:table-cell>
          <table:table-cell table:formula="of:=IFERROR(REPLACE([.I5];[.J5];1;&quot;-&quot;);[.I5])" office:value-type="string" office:string-value="Lunge-Row" calcext:value-type="string">
            <text:p>Lunge-Row</text:p>
          </table:table-cell>
          <table:table-cell table:formula="of:=FIND(&quot; &quot;;[.K5])" office:value-type="string" office:string-value="" calcext:value-type="error">
            <text:p>#VALUE!</text:p>
          </table:table-cell>
          <table:table-cell table:formula="of:=IFERROR(REPLACE([.K5];[.L5];1;&quot;-&quot;);[.K5])" office:value-type="string" office:string-value="Lunge-Row" calcext:value-type="string">
            <text:p>Lunge-Row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&lt;div class=”ecat”&gt;</text:p>
          </table:table-cell>
          <table:table-cell office:value-type="string" calcext:value-type="string">
            <text:p>&lt;/div&gt;&lt;/div</text:p>
          </table:table-cell>
          <table:table-cell table:formula="of:=&quot;&lt;li&gt;&quot;&amp;[.C5]&amp;[.M5]&amp;[.N5]&amp;[.N5]&amp;[.A5]&amp;[.O5]&amp;[.B5]&amp;[.P5]&amp;&quot;&lt;/li&gt;&quot;" office:value-type="string" office:string-value="&lt;li&gt;&lt;div class=”eitem” draggable=&quot;true&quot; ondragstart=&quot;drag(event)&quot; ondrop=&quot;dropeitem(event)&quot;  id=”Lunge-Row“&gt;“&gt;Lunge Row&lt;div class=”ecat”&gt;kettle bell, dumbbell, strength, core&lt;/div&gt;&lt;/div&lt;/li&gt;" calcext:value-type="string">
            <text:p>&lt;li&gt;&lt;div class=”eitem” draggable="true" ondragstart="drag(event)" ondrop="dropeitem(event)" <text:s/>id=”Lunge-Row“&gt;“&gt;Lunge Row&lt;div class=”ecat”&gt;kettle bell, dumbbell, strength, core&lt;/div&gt;&lt;/div&lt;/li&gt;</text:p>
          </table:table-cell>
        </table:table-row>
        <table:table-row table:style-name="ro1">
          <table:table-cell office:value-type="string" calcext:value-type="string">
            <text:p>Shoulder Press</text:p>
          </table:table-cell>
          <table:table-cell office:value-type="string" calcext:value-type="string">
            <text:p>kettle bell, dumbbell, strength, arm</text:p>
          </table:table-cell>
          <table:table-cell office:value-type="string" calcext:value-type="string">
            <text:p>&lt;div class=”eitem” draggable="true" ondragstart="drag(event)" ondrop="dropeitem(event)" <text:s/>id=”</text:p>
          </table:table-cell>
          <table:table-cell table:formula="of:=FIND(&quot; &quot;;[.$A6])" office:value-type="float" office:value="9" calcext:value-type="float">
            <text:p>9</text:p>
          </table:table-cell>
          <table:table-cell table:formula="of:=IFERROR(REPLACE([.A6];[.D6];1;&quot;-&quot;);[.A6])" office:value-type="string" office:string-value="Shoulder-Press" calcext:value-type="string">
            <text:p>Shoulder-Press</text:p>
          </table:table-cell>
          <table:table-cell table:formula="of:=FIND(&quot; &quot;;[.E6])" office:value-type="string" office:string-value="" calcext:value-type="error">
            <text:p>#VALUE!</text:p>
          </table:table-cell>
          <table:table-cell table:formula="of:=IFERROR(REPLACE([.E6];[.F6];1;&quot;-&quot;);[.E6])" office:value-type="string" office:string-value="Shoulder-Press" calcext:value-type="string">
            <text:p>Shoulder-Press</text:p>
          </table:table-cell>
          <table:table-cell table:formula="of:=FIND(&quot; &quot;;[.G6])" office:value-type="string" office:string-value="" calcext:value-type="error">
            <text:p>#VALUE!</text:p>
          </table:table-cell>
          <table:table-cell table:formula="of:=IFERROR(REPLACE([.G6];[.H6];1;&quot;-&quot;);[.G6])" office:value-type="string" office:string-value="Shoulder-Press" calcext:value-type="string">
            <text:p>Shoulder-Press</text:p>
          </table:table-cell>
          <table:table-cell table:formula="of:=FIND(&quot; &quot;;[.I6])" office:value-type="string" office:string-value="" calcext:value-type="error">
            <text:p>#VALUE!</text:p>
          </table:table-cell>
          <table:table-cell table:formula="of:=IFERROR(REPLACE([.I6];[.J6];1;&quot;-&quot;);[.I6])" office:value-type="string" office:string-value="Shoulder-Press" calcext:value-type="string">
            <text:p>Shoulder-Press</text:p>
          </table:table-cell>
          <table:table-cell table:formula="of:=FIND(&quot; &quot;;[.K6])" office:value-type="string" office:string-value="" calcext:value-type="error">
            <text:p>#VALUE!</text:p>
          </table:table-cell>
          <table:table-cell table:formula="of:=IFERROR(REPLACE([.K6];[.L6];1;&quot;-&quot;);[.K6])" office:value-type="string" office:string-value="Shoulder-Press" calcext:value-type="string">
            <text:p>Shoulder-Press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&lt;div class=”ecat”&gt;</text:p>
          </table:table-cell>
          <table:table-cell office:value-type="string" calcext:value-type="string">
            <text:p>&lt;/div&gt;&lt;/div</text:p>
          </table:table-cell>
          <table:table-cell table:formula="of:=&quot;&lt;li&gt;&quot;&amp;[.C6]&amp;[.M6]&amp;[.N6]&amp;[.N6]&amp;[.A6]&amp;[.O6]&amp;[.B6]&amp;[.P6]&amp;&quot;&lt;/li&gt;&quot;" office:value-type="string" office:string-value="&lt;li&gt;&lt;div class=”eitem” draggable=&quot;true&quot; ondragstart=&quot;drag(event)&quot; ondrop=&quot;dropeitem(event)&quot;  id=”Shoulder-Press“&gt;“&gt;Shoulder Press&lt;div class=”ecat”&gt;kettle bell, dumbbell, strength, arm&lt;/div&gt;&lt;/div&lt;/li&gt;" calcext:value-type="string">
            <text:p>&lt;li&gt;&lt;div class=”eitem” draggable="true" ondragstart="drag(event)" ondrop="dropeitem(event)" <text:s/>id=”Shoulder-Press“&gt;“&gt;Shoulder Press&lt;div class=”ecat”&gt;kettle bell, dumbbell, strength, arm&lt;/div&gt;&lt;/div&lt;/li&gt;</text:p>
          </table:table-cell>
        </table:table-row>
        <table:table-row table:style-name="ro1">
          <table:table-cell office:value-type="string" calcext:value-type="string">
            <text:p>Kneel-to-Stand</text:p>
          </table:table-cell>
          <table:table-cell office:value-type="string" calcext:value-type="string">
            <text:p>kettle bell, dumbbell, strength, arm</text:p>
          </table:table-cell>
          <table:table-cell office:value-type="string" calcext:value-type="string">
            <text:p>&lt;div class=”eitem” draggable="true" ondragstart="drag(event)" ondrop="dropeitem(event)" <text:s/>id=”</text:p>
          </table:table-cell>
          <table:table-cell table:formula="of:=FIND(&quot; &quot;;[.$A7])" office:value-type="string" office:string-value="" calcext:value-type="error">
            <text:p>#VALUE!</text:p>
          </table:table-cell>
          <table:table-cell table:formula="of:=IFERROR(REPLACE([.A7];[.D7];1;&quot;-&quot;);[.A7])" office:value-type="string" office:string-value="Kneel-to-Stand" calcext:value-type="string">
            <text:p>Kneel-to-Stand</text:p>
          </table:table-cell>
          <table:table-cell table:formula="of:=FIND(&quot; &quot;;[.E7])" office:value-type="string" office:string-value="" calcext:value-type="error">
            <text:p>#VALUE!</text:p>
          </table:table-cell>
          <table:table-cell table:formula="of:=IFERROR(REPLACE([.E7];[.F7];1;&quot;-&quot;);[.E7])" office:value-type="string" office:string-value="Kneel-to-Stand" calcext:value-type="string">
            <text:p>Kneel-to-Stand</text:p>
          </table:table-cell>
          <table:table-cell table:formula="of:=FIND(&quot; &quot;;[.G7])" office:value-type="string" office:string-value="" calcext:value-type="error">
            <text:p>#VALUE!</text:p>
          </table:table-cell>
          <table:table-cell table:formula="of:=IFERROR(REPLACE([.G7];[.H7];1;&quot;-&quot;);[.G7])" office:value-type="string" office:string-value="Kneel-to-Stand" calcext:value-type="string">
            <text:p>Kneel-to-Stand</text:p>
          </table:table-cell>
          <table:table-cell table:formula="of:=FIND(&quot; &quot;;[.I7])" office:value-type="string" office:string-value="" calcext:value-type="error">
            <text:p>#VALUE!</text:p>
          </table:table-cell>
          <table:table-cell table:formula="of:=IFERROR(REPLACE([.I7];[.J7];1;&quot;-&quot;);[.I7])" office:value-type="string" office:string-value="Kneel-to-Stand" calcext:value-type="string">
            <text:p>Kneel-to-Stand</text:p>
          </table:table-cell>
          <table:table-cell table:formula="of:=FIND(&quot; &quot;;[.K7])" office:value-type="string" office:string-value="" calcext:value-type="error">
            <text:p>#VALUE!</text:p>
          </table:table-cell>
          <table:table-cell table:formula="of:=IFERROR(REPLACE([.K7];[.L7];1;&quot;-&quot;);[.K7])" office:value-type="string" office:string-value="Kneel-to-Stand" calcext:value-type="string">
            <text:p>Kneel-to-Stand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&lt;div class=”ecat”&gt;</text:p>
          </table:table-cell>
          <table:table-cell office:value-type="string" calcext:value-type="string">
            <text:p>&lt;/div&gt;&lt;/div</text:p>
          </table:table-cell>
          <table:table-cell table:formula="of:=&quot;&lt;li&gt;&quot;&amp;[.C7]&amp;[.M7]&amp;[.N7]&amp;[.N7]&amp;[.A7]&amp;[.O7]&amp;[.B7]&amp;[.P7]&amp;&quot;&lt;/li&gt;&quot;" office:value-type="string" office:string-value="&lt;li&gt;&lt;div class=”eitem” draggable=&quot;true&quot; ondragstart=&quot;drag(event)&quot; ondrop=&quot;dropeitem(event)&quot;  id=”Kneel-to-Stand“&gt;“&gt;Kneel-to-Stand&lt;div class=”ecat”&gt;kettle bell, dumbbell, strength, arm&lt;/div&gt;&lt;/div&lt;/li&gt;" calcext:value-type="string">
            <text:p>&lt;li&gt;&lt;div class=”eitem” draggable="true" ondragstart="drag(event)" ondrop="dropeitem(event)" <text:s/>id=”Kneel-to-Stand“&gt;“&gt;Kneel-to-Stand&lt;div class=”ecat”&gt;kettle bell, dumbbell, strength, arm&lt;/div&gt;&lt;/div&lt;/li&gt;</text:p>
          </table:table-cell>
        </table:table-row>
        <table:table-row table:style-name="ro1">
          <table:table-cell office:value-type="string" calcext:value-type="string">
            <text:p>Squat</text:p>
          </table:table-cell>
          <table:table-cell office:value-type="string" calcext:value-type="string">
            <text:p>kettle bell, dumbbell, strength</text:p>
          </table:table-cell>
          <table:table-cell office:value-type="string" calcext:value-type="string">
            <text:p>&lt;div class=”eitem” draggable="true" ondragstart="drag(event)" ondrop="dropeitem(event)" <text:s/>id=”</text:p>
          </table:table-cell>
          <table:table-cell table:formula="of:=FIND(&quot; &quot;;[.$A8])" office:value-type="string" office:string-value="" calcext:value-type="error">
            <text:p>#VALUE!</text:p>
          </table:table-cell>
          <table:table-cell table:formula="of:=IFERROR(REPLACE([.A8];[.D8];1;&quot;-&quot;);[.A8])" office:value-type="string" office:string-value="Squat" calcext:value-type="string">
            <text:p>Squat</text:p>
          </table:table-cell>
          <table:table-cell table:formula="of:=FIND(&quot; &quot;;[.E8])" office:value-type="string" office:string-value="" calcext:value-type="error">
            <text:p>#VALUE!</text:p>
          </table:table-cell>
          <table:table-cell table:formula="of:=IFERROR(REPLACE([.E8];[.F8];1;&quot;-&quot;);[.E8])" office:value-type="string" office:string-value="Squat" calcext:value-type="string">
            <text:p>Squat</text:p>
          </table:table-cell>
          <table:table-cell table:formula="of:=FIND(&quot; &quot;;[.G8])" office:value-type="string" office:string-value="" calcext:value-type="error">
            <text:p>#VALUE!</text:p>
          </table:table-cell>
          <table:table-cell table:formula="of:=IFERROR(REPLACE([.G8];[.H8];1;&quot;-&quot;);[.G8])" office:value-type="string" office:string-value="Squat" calcext:value-type="string">
            <text:p>Squat</text:p>
          </table:table-cell>
          <table:table-cell table:formula="of:=FIND(&quot; &quot;;[.I8])" office:value-type="string" office:string-value="" calcext:value-type="error">
            <text:p>#VALUE!</text:p>
          </table:table-cell>
          <table:table-cell table:formula="of:=IFERROR(REPLACE([.I8];[.J8];1;&quot;-&quot;);[.I8])" office:value-type="string" office:string-value="Squat" calcext:value-type="string">
            <text:p>Squat</text:p>
          </table:table-cell>
          <table:table-cell table:formula="of:=FIND(&quot; &quot;;[.K8])" office:value-type="string" office:string-value="" calcext:value-type="error">
            <text:p>#VALUE!</text:p>
          </table:table-cell>
          <table:table-cell table:formula="of:=IFERROR(REPLACE([.K8];[.L8];1;&quot;-&quot;);[.K8])" office:value-type="string" office:string-value="Squat" calcext:value-type="string">
            <text:p>Squat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&lt;div class=”ecat”&gt;</text:p>
          </table:table-cell>
          <table:table-cell office:value-type="string" calcext:value-type="string">
            <text:p>&lt;/div&gt;&lt;/div</text:p>
          </table:table-cell>
          <table:table-cell table:formula="of:=&quot;&lt;li&gt;&quot;&amp;[.C8]&amp;[.M8]&amp;[.N8]&amp;[.N8]&amp;[.A8]&amp;[.O8]&amp;[.B8]&amp;[.P8]&amp;&quot;&lt;/li&gt;&quot;" office:value-type="string" office:string-value="&lt;li&gt;&lt;div class=”eitem” draggable=&quot;true&quot; ondragstart=&quot;drag(event)&quot; ondrop=&quot;dropeitem(event)&quot;  id=”Squat“&gt;“&gt;Squat&lt;div class=”ecat”&gt;kettle bell, dumbbell, strength&lt;/div&gt;&lt;/div&lt;/li&gt;" calcext:value-type="string">
            <text:p>&lt;li&gt;&lt;div class=”eitem” draggable="true" ondragstart="drag(event)" ondrop="dropeitem(event)" <text:s/>id=”Squat“&gt;“&gt;Squat&lt;div class=”ecat”&gt;kettle bell, dumbbell, strength&lt;/div&gt;&lt;/div&lt;/li&gt;</text:p>
          </table:table-cell>
        </table:table-row>
        <table:table-row table:style-name="ro1">
          <table:table-cell office:value-type="string" calcext:value-type="string">
            <text:p>Crunch</text:p>
          </table:table-cell>
          <table:table-cell office:value-type="string" calcext:value-type="string">
            <text:p>core, body weight</text:p>
          </table:table-cell>
          <table:table-cell office:value-type="string" calcext:value-type="string">
            <text:p>&lt;div class=”eitem” draggable="true" ondragstart="drag(event)" ondrop="dropeitem(event)" <text:s/>id=”</text:p>
          </table:table-cell>
          <table:table-cell table:formula="of:=FIND(&quot; &quot;;[.$A9])" office:value-type="string" office:string-value="" calcext:value-type="error">
            <text:p>#VALUE!</text:p>
          </table:table-cell>
          <table:table-cell table:formula="of:=IFERROR(REPLACE([.A9];[.D9];1;&quot;-&quot;);[.A9])" office:value-type="string" office:string-value="Crunch" calcext:value-type="string">
            <text:p>Crunch</text:p>
          </table:table-cell>
          <table:table-cell table:formula="of:=FIND(&quot; &quot;;[.E9])" office:value-type="string" office:string-value="" calcext:value-type="error">
            <text:p>#VALUE!</text:p>
          </table:table-cell>
          <table:table-cell table:formula="of:=IFERROR(REPLACE([.E9];[.F9];1;&quot;-&quot;);[.E9])" office:value-type="string" office:string-value="Crunch" calcext:value-type="string">
            <text:p>Crunch</text:p>
          </table:table-cell>
          <table:table-cell table:formula="of:=FIND(&quot; &quot;;[.G9])" office:value-type="string" office:string-value="" calcext:value-type="error">
            <text:p>#VALUE!</text:p>
          </table:table-cell>
          <table:table-cell table:formula="of:=IFERROR(REPLACE([.G9];[.H9];1;&quot;-&quot;);[.G9])" office:value-type="string" office:string-value="Crunch" calcext:value-type="string">
            <text:p>Crunch</text:p>
          </table:table-cell>
          <table:table-cell table:formula="of:=FIND(&quot; &quot;;[.I9])" office:value-type="string" office:string-value="" calcext:value-type="error">
            <text:p>#VALUE!</text:p>
          </table:table-cell>
          <table:table-cell table:formula="of:=IFERROR(REPLACE([.I9];[.J9];1;&quot;-&quot;);[.I9])" office:value-type="string" office:string-value="Crunch" calcext:value-type="string">
            <text:p>Crunch</text:p>
          </table:table-cell>
          <table:table-cell table:formula="of:=FIND(&quot; &quot;;[.K9])" office:value-type="string" office:string-value="" calcext:value-type="error">
            <text:p>#VALUE!</text:p>
          </table:table-cell>
          <table:table-cell table:formula="of:=IFERROR(REPLACE([.K9];[.L9];1;&quot;-&quot;);[.K9])" office:value-type="string" office:string-value="Crunch" calcext:value-type="string">
            <text:p>Crunch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&lt;div class=”ecat”&gt;</text:p>
          </table:table-cell>
          <table:table-cell office:value-type="string" calcext:value-type="string">
            <text:p>&lt;/div&gt;&lt;/div</text:p>
          </table:table-cell>
          <table:table-cell table:formula="of:=&quot;&lt;li&gt;&quot;&amp;[.C9]&amp;[.M9]&amp;[.N9]&amp;[.N9]&amp;[.A9]&amp;[.O9]&amp;[.B9]&amp;[.P9]&amp;&quot;&lt;/li&gt;&quot;" office:value-type="string" office:string-value="&lt;li&gt;&lt;div class=”eitem” draggable=&quot;true&quot; ondragstart=&quot;drag(event)&quot; ondrop=&quot;dropeitem(event)&quot;  id=”Crunch“&gt;“&gt;Crunch&lt;div class=”ecat”&gt;core, body weight&lt;/div&gt;&lt;/div&lt;/li&gt;" calcext:value-type="string">
            <text:p>&lt;li&gt;&lt;div class=”eitem” draggable="true" ondragstart="drag(event)" ondrop="dropeitem(event)" <text:s/>id=”Crunch“&gt;“&gt;Crunch&lt;div class=”ecat”&gt;core, body weight&lt;/div&gt;&lt;/div&lt;/li&gt;</text:p>
          </table:table-cell>
        </table:table-row>
        <table:table-row table:style-name="ro1">
          <table:table-cell office:value-type="string" calcext:value-type="string">
            <text:p>Pull-Over Crunch</text:p>
          </table:table-cell>
          <table:table-cell office:value-type="string" calcext:value-type="string">
            <text:p>kettle bell, dumbbell, core</text:p>
          </table:table-cell>
          <table:table-cell office:value-type="string" calcext:value-type="string">
            <text:p>&lt;div class=”eitem” draggable="true" ondragstart="drag(event)" ondrop="dropeitem(event)" <text:s/>id=”</text:p>
          </table:table-cell>
          <table:table-cell table:formula="of:=FIND(&quot; &quot;;[.$A10])" office:value-type="float" office:value="10" calcext:value-type="float">
            <text:p>10</text:p>
          </table:table-cell>
          <table:table-cell table:formula="of:=IFERROR(REPLACE([.A10];[.D10];1;&quot;-&quot;);[.A10])" office:value-type="string" office:string-value="Pull-Over-Crunch" calcext:value-type="string">
            <text:p>Pull-Over-Crunch</text:p>
          </table:table-cell>
          <table:table-cell table:formula="of:=FIND(&quot; &quot;;[.E10])" office:value-type="string" office:string-value="" calcext:value-type="error">
            <text:p>#VALUE!</text:p>
          </table:table-cell>
          <table:table-cell table:formula="of:=IFERROR(REPLACE([.E10];[.F10];1;&quot;-&quot;);[.E10])" office:value-type="string" office:string-value="Pull-Over-Crunch" calcext:value-type="string">
            <text:p>Pull-Over-Crunch</text:p>
          </table:table-cell>
          <table:table-cell table:formula="of:=FIND(&quot; &quot;;[.G10])" office:value-type="string" office:string-value="" calcext:value-type="error">
            <text:p>#VALUE!</text:p>
          </table:table-cell>
          <table:table-cell table:formula="of:=IFERROR(REPLACE([.G10];[.H10];1;&quot;-&quot;);[.G10])" office:value-type="string" office:string-value="Pull-Over-Crunch" calcext:value-type="string">
            <text:p>Pull-Over-Crunch</text:p>
          </table:table-cell>
          <table:table-cell table:formula="of:=FIND(&quot; &quot;;[.I10])" office:value-type="string" office:string-value="" calcext:value-type="error">
            <text:p>#VALUE!</text:p>
          </table:table-cell>
          <table:table-cell table:formula="of:=IFERROR(REPLACE([.I10];[.J10];1;&quot;-&quot;);[.I10])" office:value-type="string" office:string-value="Pull-Over-Crunch" calcext:value-type="string">
            <text:p>Pull-Over-Crunch</text:p>
          </table:table-cell>
          <table:table-cell table:formula="of:=FIND(&quot; &quot;;[.K10])" office:value-type="string" office:string-value="" calcext:value-type="error">
            <text:p>#VALUE!</text:p>
          </table:table-cell>
          <table:table-cell table:formula="of:=IFERROR(REPLACE([.K10];[.L10];1;&quot;-&quot;);[.K10])" office:value-type="string" office:string-value="Pull-Over-Crunch" calcext:value-type="string">
            <text:p>Pull-Over-Crunch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&lt;div class=”ecat”&gt;</text:p>
          </table:table-cell>
          <table:table-cell office:value-type="string" calcext:value-type="string">
            <text:p>&lt;/div&gt;&lt;/div</text:p>
          </table:table-cell>
          <table:table-cell table:formula="of:=&quot;&lt;li&gt;&quot;&amp;[.C10]&amp;[.M10]&amp;[.N10]&amp;[.N10]&amp;[.A10]&amp;[.O10]&amp;[.B10]&amp;[.P10]&amp;&quot;&lt;/li&gt;&quot;" office:value-type="string" office:string-value="&lt;li&gt;&lt;div class=”eitem” draggable=&quot;true&quot; ondragstart=&quot;drag(event)&quot; ondrop=&quot;dropeitem(event)&quot;  id=”Pull-Over-Crunch“&gt;“&gt;Pull-Over Crunch&lt;div class=”ecat”&gt;kettle bell, dumbbell, core&lt;/div&gt;&lt;/div&lt;/li&gt;" calcext:value-type="string">
            <text:p>&lt;li&gt;&lt;div class=”eitem” draggable="true" ondragstart="drag(event)" ondrop="dropeitem(event)" <text:s/>id=”Pull-Over-Crunch“&gt;“&gt;Pull-Over Crunch&lt;div class=”ecat”&gt;kettle bell, dumbbell, core&lt;/div&gt;&lt;/div&lt;/li&gt;</text:p>
          </table:table-cell>
        </table:table-row>
        <table:table-row table:style-name="ro1">
          <table:table-cell office:value-type="string" calcext:value-type="string">
            <text:p>Flutter Kicks</text:p>
          </table:table-cell>
          <table:table-cell office:value-type="string" calcext:value-type="string">
            <text:p>core, body weight</text:p>
          </table:table-cell>
          <table:table-cell office:value-type="string" calcext:value-type="string">
            <text:p>&lt;div class=”eitem” draggable="true" ondragstart="drag(event)" ondrop="dropeitem(event)" <text:s/>id=”</text:p>
          </table:table-cell>
          <table:table-cell table:formula="of:=FIND(&quot; &quot;;[.$A11])" office:value-type="float" office:value="8" calcext:value-type="float">
            <text:p>8</text:p>
          </table:table-cell>
          <table:table-cell table:formula="of:=IFERROR(REPLACE([.A11];[.D11];1;&quot;-&quot;);[.A11])" office:value-type="string" office:string-value="Flutter-Kicks" calcext:value-type="string">
            <text:p>Flutter-Kicks</text:p>
          </table:table-cell>
          <table:table-cell table:formula="of:=FIND(&quot; &quot;;[.E11])" office:value-type="string" office:string-value="" calcext:value-type="error">
            <text:p>#VALUE!</text:p>
          </table:table-cell>
          <table:table-cell table:formula="of:=IFERROR(REPLACE([.E11];[.F11];1;&quot;-&quot;);[.E11])" office:value-type="string" office:string-value="Flutter-Kicks" calcext:value-type="string">
            <text:p>Flutter-Kicks</text:p>
          </table:table-cell>
          <table:table-cell table:formula="of:=FIND(&quot; &quot;;[.G11])" office:value-type="string" office:string-value="" calcext:value-type="error">
            <text:p>#VALUE!</text:p>
          </table:table-cell>
          <table:table-cell table:formula="of:=IFERROR(REPLACE([.G11];[.H11];1;&quot;-&quot;);[.G11])" office:value-type="string" office:string-value="Flutter-Kicks" calcext:value-type="string">
            <text:p>Flutter-Kicks</text:p>
          </table:table-cell>
          <table:table-cell table:formula="of:=FIND(&quot; &quot;;[.I11])" office:value-type="string" office:string-value="" calcext:value-type="error">
            <text:p>#VALUE!</text:p>
          </table:table-cell>
          <table:table-cell table:formula="of:=IFERROR(REPLACE([.I11];[.J11];1;&quot;-&quot;);[.I11])" office:value-type="string" office:string-value="Flutter-Kicks" calcext:value-type="string">
            <text:p>Flutter-Kicks</text:p>
          </table:table-cell>
          <table:table-cell table:formula="of:=FIND(&quot; &quot;;[.K11])" office:value-type="string" office:string-value="" calcext:value-type="error">
            <text:p>#VALUE!</text:p>
          </table:table-cell>
          <table:table-cell table:formula="of:=IFERROR(REPLACE([.K11];[.L11];1;&quot;-&quot;);[.K11])" office:value-type="string" office:string-value="Flutter-Kicks" calcext:value-type="string">
            <text:p>Flutter-Kicks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&lt;div class=”ecat”&gt;</text:p>
          </table:table-cell>
          <table:table-cell office:value-type="string" calcext:value-type="string">
            <text:p>&lt;/div&gt;&lt;/div</text:p>
          </table:table-cell>
          <table:table-cell table:formula="of:=&quot;&lt;li&gt;&quot;&amp;[.C11]&amp;[.M11]&amp;[.N11]&amp;[.N11]&amp;[.A11]&amp;[.O11]&amp;[.B11]&amp;[.P11]&amp;&quot;&lt;/li&gt;&quot;" office:value-type="string" office:string-value="&lt;li&gt;&lt;div class=”eitem” draggable=&quot;true&quot; ondragstart=&quot;drag(event)&quot; ondrop=&quot;dropeitem(event)&quot;  id=”Flutter-Kicks“&gt;“&gt;Flutter Kicks&lt;div class=”ecat”&gt;core, body weight&lt;/div&gt;&lt;/div&lt;/li&gt;" calcext:value-type="string">
            <text:p>&lt;li&gt;&lt;div class=”eitem” draggable="true" ondragstart="drag(event)" ondrop="dropeitem(event)" <text:s/>id=”Flutter-Kicks“&gt;“&gt;Flutter Kicks&lt;div class=”ecat”&gt;core, body weight&lt;/div&gt;&lt;/div&lt;/li&gt;</text:p>
          </table:table-cell>
        </table:table-row>
        <table:table-row table:style-name="ro1">
          <table:table-cell office:value-type="string" calcext:value-type="string">
            <text:p>Around the World</text:p>
          </table:table-cell>
          <table:table-cell office:value-type="string" calcext:value-type="string">
            <text:p>kettle bell, dumbbell</text:p>
          </table:table-cell>
          <table:table-cell office:value-type="string" calcext:value-type="string">
            <text:p>&lt;div class=”eitem” draggable="true" ondragstart="drag(event)" ondrop="dropeitem(event)" <text:s/>id=”</text:p>
          </table:table-cell>
          <table:table-cell table:formula="of:=FIND(&quot; &quot;;[.$A12])" office:value-type="float" office:value="7" calcext:value-type="float">
            <text:p>7</text:p>
          </table:table-cell>
          <table:table-cell table:formula="of:=IFERROR(REPLACE([.A12];[.D12];1;&quot;-&quot;);[.A12])" office:value-type="string" office:string-value="Around-the World" calcext:value-type="string">
            <text:p>Around-the World</text:p>
          </table:table-cell>
          <table:table-cell table:formula="of:=FIND(&quot; &quot;;[.E12])" office:value-type="float" office:value="11" calcext:value-type="float">
            <text:p>11</text:p>
          </table:table-cell>
          <table:table-cell table:formula="of:=IFERROR(REPLACE([.E12];[.F12];1;&quot;-&quot;);[.E12])" office:value-type="string" office:string-value="Around-the-World" calcext:value-type="string">
            <text:p>Around-the-World</text:p>
          </table:table-cell>
          <table:table-cell table:formula="of:=FIND(&quot; &quot;;[.G12])" office:value-type="string" office:string-value="" calcext:value-type="error">
            <text:p>#VALUE!</text:p>
          </table:table-cell>
          <table:table-cell table:formula="of:=IFERROR(REPLACE([.G12];[.H12];1;&quot;-&quot;);[.G12])" office:value-type="string" office:string-value="Around-the-World" calcext:value-type="string">
            <text:p>Around-the-World</text:p>
          </table:table-cell>
          <table:table-cell table:formula="of:=FIND(&quot; &quot;;[.I12])" office:value-type="string" office:string-value="" calcext:value-type="error">
            <text:p>#VALUE!</text:p>
          </table:table-cell>
          <table:table-cell table:formula="of:=IFERROR(REPLACE([.I12];[.J12];1;&quot;-&quot;);[.I12])" office:value-type="string" office:string-value="Around-the-World" calcext:value-type="string">
            <text:p>Around-the-World</text:p>
          </table:table-cell>
          <table:table-cell table:formula="of:=FIND(&quot; &quot;;[.K12])" office:value-type="string" office:string-value="" calcext:value-type="error">
            <text:p>#VALUE!</text:p>
          </table:table-cell>
          <table:table-cell table:formula="of:=IFERROR(REPLACE([.K12];[.L12];1;&quot;-&quot;);[.K12])" office:value-type="string" office:string-value="Around-the-World" calcext:value-type="string">
            <text:p>Around-the-World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&lt;div class=”ecat”&gt;</text:p>
          </table:table-cell>
          <table:table-cell office:value-type="string" calcext:value-type="string">
            <text:p>&lt;/div&gt;&lt;/div</text:p>
          </table:table-cell>
          <table:table-cell table:formula="of:=&quot;&lt;li&gt;&quot;&amp;[.C12]&amp;[.M12]&amp;[.N12]&amp;[.N12]&amp;[.A12]&amp;[.O12]&amp;[.B12]&amp;[.P12]&amp;&quot;&lt;/li&gt;&quot;" office:value-type="string" office:string-value="&lt;li&gt;&lt;div class=”eitem” draggable=&quot;true&quot; ondragstart=&quot;drag(event)&quot; ondrop=&quot;dropeitem(event)&quot;  id=”Around-the-World“&gt;“&gt;Around the World&lt;div class=”ecat”&gt;kettle bell, dumbbell&lt;/div&gt;&lt;/div&lt;/li&gt;" calcext:value-type="string">
            <text:p>&lt;li&gt;&lt;div class=”eitem” draggable="true" ondragstart="drag(event)" ondrop="dropeitem(event)" <text:s/>id=”Around-the-World“&gt;“&gt;Around the World&lt;div class=”ecat”&gt;kettle bell, dumbbell&lt;/div&gt;&lt;/div&lt;/li&gt;</text:p>
          </table:table-cell>
        </table:table-row>
        <table:table-row table:style-name="ro1">
          <table:table-cell office:value-type="string" calcext:value-type="string">
            <text:p>Burpees</text:p>
          </table:table-cell>
          <table:table-cell office:value-type="string" calcext:value-type="string">
            <text:p>body weight, cardio</text:p>
          </table:table-cell>
          <table:table-cell office:value-type="string" calcext:value-type="string">
            <text:p>&lt;div class=”eitem” draggable="true" ondragstart="drag(event)" ondrop="dropeitem(event)" <text:s/>id=”</text:p>
          </table:table-cell>
          <table:table-cell table:formula="of:=FIND(&quot; &quot;;[.$A13])" office:value-type="string" office:string-value="" calcext:value-type="error">
            <text:p>#VALUE!</text:p>
          </table:table-cell>
          <table:table-cell table:formula="of:=IFERROR(REPLACE([.A13];[.D13];1;&quot;-&quot;);[.A13])" office:value-type="string" office:string-value="Burpees" calcext:value-type="string">
            <text:p>Burpees</text:p>
          </table:table-cell>
          <table:table-cell table:formula="of:=FIND(&quot; &quot;;[.E13])" office:value-type="string" office:string-value="" calcext:value-type="error">
            <text:p>#VALUE!</text:p>
          </table:table-cell>
          <table:table-cell table:formula="of:=IFERROR(REPLACE([.E13];[.F13];1;&quot;-&quot;);[.E13])" office:value-type="string" office:string-value="Burpees" calcext:value-type="string">
            <text:p>Burpees</text:p>
          </table:table-cell>
          <table:table-cell table:formula="of:=FIND(&quot; &quot;;[.G13])" office:value-type="string" office:string-value="" calcext:value-type="error">
            <text:p>#VALUE!</text:p>
          </table:table-cell>
          <table:table-cell table:formula="of:=IFERROR(REPLACE([.G13];[.H13];1;&quot;-&quot;);[.G13])" office:value-type="string" office:string-value="Burpees" calcext:value-type="string">
            <text:p>Burpees</text:p>
          </table:table-cell>
          <table:table-cell table:formula="of:=FIND(&quot; &quot;;[.I13])" office:value-type="string" office:string-value="" calcext:value-type="error">
            <text:p>#VALUE!</text:p>
          </table:table-cell>
          <table:table-cell table:formula="of:=IFERROR(REPLACE([.I13];[.J13];1;&quot;-&quot;);[.I13])" office:value-type="string" office:string-value="Burpees" calcext:value-type="string">
            <text:p>Burpees</text:p>
          </table:table-cell>
          <table:table-cell table:formula="of:=FIND(&quot; &quot;;[.K13])" office:value-type="string" office:string-value="" calcext:value-type="error">
            <text:p>#VALUE!</text:p>
          </table:table-cell>
          <table:table-cell table:formula="of:=IFERROR(REPLACE([.K13];[.L13];1;&quot;-&quot;);[.K13])" office:value-type="string" office:string-value="Burpees" calcext:value-type="string">
            <text:p>Burpees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&lt;div class=”ecat”&gt;</text:p>
          </table:table-cell>
          <table:table-cell office:value-type="string" calcext:value-type="string">
            <text:p>&lt;/div&gt;&lt;/div</text:p>
          </table:table-cell>
          <table:table-cell table:formula="of:=&quot;&lt;li&gt;&quot;&amp;[.C13]&amp;[.M13]&amp;[.N13]&amp;[.N13]&amp;[.A13]&amp;[.O13]&amp;[.B13]&amp;[.P13]&amp;&quot;&lt;/li&gt;&quot;" office:value-type="string" office:string-value="&lt;li&gt;&lt;div class=”eitem” draggable=&quot;true&quot; ondragstart=&quot;drag(event)&quot; ondrop=&quot;dropeitem(event)&quot;  id=”Burpees“&gt;“&gt;Burpees&lt;div class=”ecat”&gt;body weight, cardio&lt;/div&gt;&lt;/div&lt;/li&gt;" calcext:value-type="string">
            <text:p>&lt;li&gt;&lt;div class=”eitem” draggable="true" ondragstart="drag(event)" ondrop="dropeitem(event)" <text:s/>id=”Burpees“&gt;“&gt;Burpees&lt;div class=”ecat”&gt;body weight, cardio&lt;/div&gt;&lt;/div&lt;/li&gt;</text:p>
          </table:table-cell>
        </table:table-row>
        <table:table-row table:style-name="ro1">
          <table:table-cell office:value-type="string" calcext:value-type="string">
            <text:p>High Knees</text:p>
          </table:table-cell>
          <table:table-cell office:value-type="string" calcext:value-type="string">
            <text:p>body weight, cardio</text:p>
          </table:table-cell>
          <table:table-cell office:value-type="string" calcext:value-type="string">
            <text:p>&lt;div class=”eitem” draggable="true" ondragstart="drag(event)" ondrop="dropeitem(event)" <text:s/>id=”</text:p>
          </table:table-cell>
          <table:table-cell table:formula="of:=FIND(&quot; &quot;;[.$A14])" office:value-type="float" office:value="5" calcext:value-type="float">
            <text:p>5</text:p>
          </table:table-cell>
          <table:table-cell table:formula="of:=IFERROR(REPLACE([.A14];[.D14];1;&quot;-&quot;);[.A14])" office:value-type="string" office:string-value="High-Knees" calcext:value-type="string">
            <text:p>High-Knees</text:p>
          </table:table-cell>
          <table:table-cell table:formula="of:=FIND(&quot; &quot;;[.E14])" office:value-type="string" office:string-value="" calcext:value-type="error">
            <text:p>#VALUE!</text:p>
          </table:table-cell>
          <table:table-cell table:formula="of:=IFERROR(REPLACE([.E14];[.F14];1;&quot;-&quot;);[.E14])" office:value-type="string" office:string-value="High-Knees" calcext:value-type="string">
            <text:p>High-Knees</text:p>
          </table:table-cell>
          <table:table-cell table:formula="of:=FIND(&quot; &quot;;[.G14])" office:value-type="string" office:string-value="" calcext:value-type="error">
            <text:p>#VALUE!</text:p>
          </table:table-cell>
          <table:table-cell table:formula="of:=IFERROR(REPLACE([.G14];[.H14];1;&quot;-&quot;);[.G14])" office:value-type="string" office:string-value="High-Knees" calcext:value-type="string">
            <text:p>High-Knees</text:p>
          </table:table-cell>
          <table:table-cell table:formula="of:=FIND(&quot; &quot;;[.I14])" office:value-type="string" office:string-value="" calcext:value-type="error">
            <text:p>#VALUE!</text:p>
          </table:table-cell>
          <table:table-cell table:formula="of:=IFERROR(REPLACE([.I14];[.J14];1;&quot;-&quot;);[.I14])" office:value-type="string" office:string-value="High-Knees" calcext:value-type="string">
            <text:p>High-Knees</text:p>
          </table:table-cell>
          <table:table-cell table:formula="of:=FIND(&quot; &quot;;[.K14])" office:value-type="string" office:string-value="" calcext:value-type="error">
            <text:p>#VALUE!</text:p>
          </table:table-cell>
          <table:table-cell table:formula="of:=IFERROR(REPLACE([.K14];[.L14];1;&quot;-&quot;);[.K14])" office:value-type="string" office:string-value="High-Knees" calcext:value-type="string">
            <text:p>High-Knees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&lt;div class=”ecat”&gt;</text:p>
          </table:table-cell>
          <table:table-cell office:value-type="string" calcext:value-type="string">
            <text:p>&lt;/div&gt;&lt;/div</text:p>
          </table:table-cell>
          <table:table-cell table:formula="of:=&quot;&lt;li&gt;&quot;&amp;[.C14]&amp;[.M14]&amp;[.N14]&amp;[.N14]&amp;[.A14]&amp;[.O14]&amp;[.B14]&amp;[.P14]&amp;&quot;&lt;/li&gt;&quot;" office:value-type="string" office:string-value="&lt;li&gt;&lt;div class=”eitem” draggable=&quot;true&quot; ondragstart=&quot;drag(event)&quot; ondrop=&quot;dropeitem(event)&quot;  id=”High-Knees“&gt;“&gt;High Knees&lt;div class=”ecat”&gt;body weight, cardio&lt;/div&gt;&lt;/div&lt;/li&gt;" calcext:value-type="string">
            <text:p>&lt;li&gt;&lt;div class=”eitem” draggable="true" ondragstart="drag(event)" ondrop="dropeitem(event)" <text:s/>id=”High-Knees“&gt;“&gt;High Knees&lt;div class=”ecat”&gt;body weight, cardio&lt;/div&gt;&lt;/div&lt;/li&gt;</text:p>
          </table:table-cell>
        </table:table-row>
        <table:table-row table:style-name="ro1">
          <table:table-cell office:value-type="string" calcext:value-type="string">
            <text:p>Side Skaters</text:p>
          </table:table-cell>
          <table:table-cell office:value-type="string" calcext:value-type="string">
            <text:p>body weight, cardio, active stretch</text:p>
          </table:table-cell>
          <table:table-cell office:value-type="string" calcext:value-type="string">
            <text:p>&lt;div class=”eitem” draggable="true" ondragstart="drag(event)" ondrop="dropeitem(event)" <text:s/>id=”</text:p>
          </table:table-cell>
          <table:table-cell table:formula="of:=FIND(&quot; &quot;;[.$A15])" office:value-type="float" office:value="5" calcext:value-type="float">
            <text:p>5</text:p>
          </table:table-cell>
          <table:table-cell table:formula="of:=IFERROR(REPLACE([.A15];[.D15];1;&quot;-&quot;);[.A15])" office:value-type="string" office:string-value="Side-Skaters" calcext:value-type="string">
            <text:p>Side-Skaters</text:p>
          </table:table-cell>
          <table:table-cell table:formula="of:=FIND(&quot; &quot;;[.E15])" office:value-type="string" office:string-value="" calcext:value-type="error">
            <text:p>#VALUE!</text:p>
          </table:table-cell>
          <table:table-cell table:formula="of:=IFERROR(REPLACE([.E15];[.F15];1;&quot;-&quot;);[.E15])" office:value-type="string" office:string-value="Side-Skaters" calcext:value-type="string">
            <text:p>Side-Skaters</text:p>
          </table:table-cell>
          <table:table-cell table:formula="of:=FIND(&quot; &quot;;[.G15])" office:value-type="string" office:string-value="" calcext:value-type="error">
            <text:p>#VALUE!</text:p>
          </table:table-cell>
          <table:table-cell table:formula="of:=IFERROR(REPLACE([.G15];[.H15];1;&quot;-&quot;);[.G15])" office:value-type="string" office:string-value="Side-Skaters" calcext:value-type="string">
            <text:p>Side-Skaters</text:p>
          </table:table-cell>
          <table:table-cell table:formula="of:=FIND(&quot; &quot;;[.I15])" office:value-type="string" office:string-value="" calcext:value-type="error">
            <text:p>#VALUE!</text:p>
          </table:table-cell>
          <table:table-cell table:formula="of:=IFERROR(REPLACE([.I15];[.J15];1;&quot;-&quot;);[.I15])" office:value-type="string" office:string-value="Side-Skaters" calcext:value-type="string">
            <text:p>Side-Skaters</text:p>
          </table:table-cell>
          <table:table-cell table:formula="of:=FIND(&quot; &quot;;[.K15])" office:value-type="string" office:string-value="" calcext:value-type="error">
            <text:p>#VALUE!</text:p>
          </table:table-cell>
          <table:table-cell table:formula="of:=IFERROR(REPLACE([.K15];[.L15];1;&quot;-&quot;);[.K15])" office:value-type="string" office:string-value="Side-Skaters" calcext:value-type="string">
            <text:p>Side-Skaters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&lt;div class=”ecat”&gt;</text:p>
          </table:table-cell>
          <table:table-cell office:value-type="string" calcext:value-type="string">
            <text:p>&lt;/div&gt;&lt;/div</text:p>
          </table:table-cell>
          <table:table-cell table:formula="of:=&quot;&lt;li&gt;&quot;&amp;[.C15]&amp;[.M15]&amp;[.N15]&amp;[.N15]&amp;[.A15]&amp;[.O15]&amp;[.B15]&amp;[.P15]&amp;&quot;&lt;/li&gt;&quot;" office:value-type="string" office:string-value="&lt;li&gt;&lt;div class=”eitem” draggable=&quot;true&quot; ondragstart=&quot;drag(event)&quot; ondrop=&quot;dropeitem(event)&quot;  id=”Side-Skaters“&gt;“&gt;Side Skaters&lt;div class=”ecat”&gt;body weight, cardio, active stretch&lt;/div&gt;&lt;/div&lt;/li&gt;" calcext:value-type="string">
            <text:p>&lt;li&gt;&lt;div class=”eitem” draggable="true" ondragstart="drag(event)" ondrop="dropeitem(event)" <text:s/>id=”Side-Skaters“&gt;“&gt;Side Skaters&lt;div class=”ecat”&gt;body weight, cardio, active stretch&lt;/div&gt;&lt;/div&lt;/li&gt;</text:p>
          </table:table-cell>
        </table:table-row>
        <table:table-row table:style-name="ro1">
          <table:table-cell office:value-type="string" calcext:value-type="string">
            <text:p>Fast-Feet-to-Floor</text:p>
          </table:table-cell>
          <table:table-cell office:value-type="string" calcext:value-type="string">
            <text:p>body weight, cardio</text:p>
          </table:table-cell>
          <table:table-cell office:value-type="string" calcext:value-type="string">
            <text:p>&lt;div class=”eitem” draggable="true" ondragstart="drag(event)" ondrop="dropeitem(event)" <text:s/>id=”</text:p>
          </table:table-cell>
          <table:table-cell table:formula="of:=FIND(&quot; &quot;;[.$A16])" office:value-type="string" office:string-value="" calcext:value-type="error">
            <text:p>#VALUE!</text:p>
          </table:table-cell>
          <table:table-cell table:formula="of:=IFERROR(REPLACE([.A16];[.D16];1;&quot;-&quot;);[.A16])" office:value-type="string" office:string-value="Fast-Feet-to-Floor" calcext:value-type="string">
            <text:p>Fast-Feet-to-Floor</text:p>
          </table:table-cell>
          <table:table-cell table:formula="of:=FIND(&quot; &quot;;[.E16])" office:value-type="string" office:string-value="" calcext:value-type="error">
            <text:p>#VALUE!</text:p>
          </table:table-cell>
          <table:table-cell table:formula="of:=IFERROR(REPLACE([.E16];[.F16];1;&quot;-&quot;);[.E16])" office:value-type="string" office:string-value="Fast-Feet-to-Floor" calcext:value-type="string">
            <text:p>Fast-Feet-to-Floor</text:p>
          </table:table-cell>
          <table:table-cell table:formula="of:=FIND(&quot; &quot;;[.G16])" office:value-type="string" office:string-value="" calcext:value-type="error">
            <text:p>#VALUE!</text:p>
          </table:table-cell>
          <table:table-cell table:formula="of:=IFERROR(REPLACE([.G16];[.H16];1;&quot;-&quot;);[.G16])" office:value-type="string" office:string-value="Fast-Feet-to-Floor" calcext:value-type="string">
            <text:p>Fast-Feet-to-Floor</text:p>
          </table:table-cell>
          <table:table-cell table:formula="of:=FIND(&quot; &quot;;[.I16])" office:value-type="string" office:string-value="" calcext:value-type="error">
            <text:p>#VALUE!</text:p>
          </table:table-cell>
          <table:table-cell table:formula="of:=IFERROR(REPLACE([.I16];[.J16];1;&quot;-&quot;);[.I16])" office:value-type="string" office:string-value="Fast-Feet-to-Floor" calcext:value-type="string">
            <text:p>Fast-Feet-to-Floor</text:p>
          </table:table-cell>
          <table:table-cell table:formula="of:=FIND(&quot; &quot;;[.K16])" office:value-type="string" office:string-value="" calcext:value-type="error">
            <text:p>#VALUE!</text:p>
          </table:table-cell>
          <table:table-cell table:formula="of:=IFERROR(REPLACE([.K16];[.L16];1;&quot;-&quot;);[.K16])" office:value-type="string" office:string-value="Fast-Feet-to-Floor" calcext:value-type="string">
            <text:p>Fast-Feet-to-Floor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&lt;div class=”ecat”&gt;</text:p>
          </table:table-cell>
          <table:table-cell office:value-type="string" calcext:value-type="string">
            <text:p>&lt;/div&gt;&lt;/div</text:p>
          </table:table-cell>
          <table:table-cell table:formula="of:=&quot;&lt;li&gt;&quot;&amp;[.C16]&amp;[.M16]&amp;[.N16]&amp;[.N16]&amp;[.A16]&amp;[.O16]&amp;[.B16]&amp;[.P16]&amp;&quot;&lt;/li&gt;&quot;" office:value-type="string" office:string-value="&lt;li&gt;&lt;div class=”eitem” draggable=&quot;true&quot; ondragstart=&quot;drag(event)&quot; ondrop=&quot;dropeitem(event)&quot;  id=”Fast-Feet-to-Floor“&gt;“&gt;Fast-Feet-to-Floor&lt;div class=”ecat”&gt;body weight, cardio&lt;/div&gt;&lt;/div&lt;/li&gt;" calcext:value-type="string">
            <text:p>&lt;li&gt;&lt;div class=”eitem” draggable="true" ondragstart="drag(event)" ondrop="dropeitem(event)" <text:s/>id=”Fast-Feet-to-Floor“&gt;“&gt;Fast-Feet-to-Floor&lt;div class=”ecat”&gt;body weight, cardio&lt;/div&gt;&lt;/div&lt;/li&gt;</text:p>
          </table:table-cell>
        </table:table-row>
        <table:table-row table:style-name="ro1">
          <table:table-cell office:value-type="string" calcext:value-type="string">
            <text:p>Tuck Jumps</text:p>
          </table:table-cell>
          <table:table-cell office:value-type="string" calcext:value-type="string">
            <text:p>body weight, jump, cardio</text:p>
          </table:table-cell>
          <table:table-cell office:value-type="string" calcext:value-type="string">
            <text:p>&lt;div class=”eitem” draggable="true" ondragstart="drag(event)" ondrop="dropeitem(event)" <text:s/>id=”</text:p>
          </table:table-cell>
          <table:table-cell table:formula="of:=FIND(&quot; &quot;;[.$A17])" office:value-type="float" office:value="5" calcext:value-type="float">
            <text:p>5</text:p>
          </table:table-cell>
          <table:table-cell table:formula="of:=IFERROR(REPLACE([.A17];[.D17];1;&quot;-&quot;);[.A17])" office:value-type="string" office:string-value="Tuck-Jumps" calcext:value-type="string">
            <text:p>Tuck-Jumps</text:p>
          </table:table-cell>
          <table:table-cell table:formula="of:=FIND(&quot; &quot;;[.E17])" office:value-type="string" office:string-value="" calcext:value-type="error">
            <text:p>#VALUE!</text:p>
          </table:table-cell>
          <table:table-cell table:formula="of:=IFERROR(REPLACE([.E17];[.F17];1;&quot;-&quot;);[.E17])" office:value-type="string" office:string-value="Tuck-Jumps" calcext:value-type="string">
            <text:p>Tuck-Jumps</text:p>
          </table:table-cell>
          <table:table-cell table:formula="of:=FIND(&quot; &quot;;[.G17])" office:value-type="string" office:string-value="" calcext:value-type="error">
            <text:p>#VALUE!</text:p>
          </table:table-cell>
          <table:table-cell table:formula="of:=IFERROR(REPLACE([.G17];[.H17];1;&quot;-&quot;);[.G17])" office:value-type="string" office:string-value="Tuck-Jumps" calcext:value-type="string">
            <text:p>Tuck-Jumps</text:p>
          </table:table-cell>
          <table:table-cell table:formula="of:=FIND(&quot; &quot;;[.I17])" office:value-type="string" office:string-value="" calcext:value-type="error">
            <text:p>#VALUE!</text:p>
          </table:table-cell>
          <table:table-cell table:formula="of:=IFERROR(REPLACE([.I17];[.J17];1;&quot;-&quot;);[.I17])" office:value-type="string" office:string-value="Tuck-Jumps" calcext:value-type="string">
            <text:p>Tuck-Jumps</text:p>
          </table:table-cell>
          <table:table-cell table:formula="of:=FIND(&quot; &quot;;[.K17])" office:value-type="string" office:string-value="" calcext:value-type="error">
            <text:p>#VALUE!</text:p>
          </table:table-cell>
          <table:table-cell table:formula="of:=IFERROR(REPLACE([.K17];[.L17];1;&quot;-&quot;);[.K17])" office:value-type="string" office:string-value="Tuck-Jumps" calcext:value-type="string">
            <text:p>Tuck-Jumps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&lt;div class=”ecat”&gt;</text:p>
          </table:table-cell>
          <table:table-cell office:value-type="string" calcext:value-type="string">
            <text:p>&lt;/div&gt;&lt;/div</text:p>
          </table:table-cell>
          <table:table-cell table:formula="of:=&quot;&lt;li&gt;&quot;&amp;[.C17]&amp;[.M17]&amp;[.N17]&amp;[.N17]&amp;[.A17]&amp;[.O17]&amp;[.B17]&amp;[.P17]&amp;&quot;&lt;/li&gt;&quot;" office:value-type="string" office:string-value="&lt;li&gt;&lt;div class=”eitem” draggable=&quot;true&quot; ondragstart=&quot;drag(event)&quot; ondrop=&quot;dropeitem(event)&quot;  id=”Tuck-Jumps“&gt;“&gt;Tuck Jumps&lt;div class=”ecat”&gt;body weight, jump, cardio&lt;/div&gt;&lt;/div&lt;/li&gt;" calcext:value-type="string">
            <text:p>&lt;li&gt;&lt;div class=”eitem” draggable="true" ondragstart="drag(event)" ondrop="dropeitem(event)" <text:s/>id=”Tuck-Jumps“&gt;“&gt;Tuck Jumps&lt;div class=”ecat”&gt;body weight, jump, cardio&lt;/div&gt;&lt;/div&lt;/li&gt;</text:p>
          </table:table-cell>
        </table:table-row>
        <table:table-row table:style-name="ro1">
          <table:table-cell office:value-type="string" calcext:value-type="string">
            <text:p>Mountain Climbers</text:p>
          </table:table-cell>
          <table:table-cell office:value-type="string" calcext:value-type="string">
            <text:p>body weight, cardio</text:p>
          </table:table-cell>
          <table:table-cell office:value-type="string" calcext:value-type="string">
            <text:p>&lt;div class=”eitem” draggable="true" ondragstart="drag(event)" ondrop="dropeitem(event)" <text:s/>id=”</text:p>
          </table:table-cell>
          <table:table-cell table:formula="of:=FIND(&quot; &quot;;[.$A18])" office:value-type="float" office:value="9" calcext:value-type="float">
            <text:p>9</text:p>
          </table:table-cell>
          <table:table-cell table:formula="of:=IFERROR(REPLACE([.A18];[.D18];1;&quot;-&quot;);[.A18])" office:value-type="string" office:string-value="Mountain-Climbers" calcext:value-type="string">
            <text:p>Mountain-Climbers</text:p>
          </table:table-cell>
          <table:table-cell table:formula="of:=FIND(&quot; &quot;;[.E18])" office:value-type="string" office:string-value="" calcext:value-type="error">
            <text:p>#VALUE!</text:p>
          </table:table-cell>
          <table:table-cell table:formula="of:=IFERROR(REPLACE([.E18];[.F18];1;&quot;-&quot;);[.E18])" office:value-type="string" office:string-value="Mountain-Climbers" calcext:value-type="string">
            <text:p>Mountain-Climbers</text:p>
          </table:table-cell>
          <table:table-cell table:formula="of:=FIND(&quot; &quot;;[.G18])" office:value-type="string" office:string-value="" calcext:value-type="error">
            <text:p>#VALUE!</text:p>
          </table:table-cell>
          <table:table-cell table:formula="of:=IFERROR(REPLACE([.G18];[.H18];1;&quot;-&quot;);[.G18])" office:value-type="string" office:string-value="Mountain-Climbers" calcext:value-type="string">
            <text:p>Mountain-Climbers</text:p>
          </table:table-cell>
          <table:table-cell table:formula="of:=FIND(&quot; &quot;;[.I18])" office:value-type="string" office:string-value="" calcext:value-type="error">
            <text:p>#VALUE!</text:p>
          </table:table-cell>
          <table:table-cell table:formula="of:=IFERROR(REPLACE([.I18];[.J18];1;&quot;-&quot;);[.I18])" office:value-type="string" office:string-value="Mountain-Climbers" calcext:value-type="string">
            <text:p>Mountain-Climbers</text:p>
          </table:table-cell>
          <table:table-cell table:formula="of:=FIND(&quot; &quot;;[.K18])" office:value-type="string" office:string-value="" calcext:value-type="error">
            <text:p>#VALUE!</text:p>
          </table:table-cell>
          <table:table-cell table:formula="of:=IFERROR(REPLACE([.K18];[.L18];1;&quot;-&quot;);[.K18])" office:value-type="string" office:string-value="Mountain-Climbers" calcext:value-type="string">
            <text:p>Mountain-Climbers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&lt;div class=”ecat”&gt;</text:p>
          </table:table-cell>
          <table:table-cell office:value-type="string" calcext:value-type="string">
            <text:p>&lt;/div&gt;&lt;/div</text:p>
          </table:table-cell>
          <table:table-cell table:formula="of:=&quot;&lt;li&gt;&quot;&amp;[.C18]&amp;[.M18]&amp;[.N18]&amp;[.N18]&amp;[.A18]&amp;[.O18]&amp;[.B18]&amp;[.P18]&amp;&quot;&lt;/li&gt;&quot;" office:value-type="string" office:string-value="&lt;li&gt;&lt;div class=”eitem” draggable=&quot;true&quot; ondragstart=&quot;drag(event)&quot; ondrop=&quot;dropeitem(event)&quot;  id=”Mountain-Climbers“&gt;“&gt;Mountain Climbers&lt;div class=”ecat”&gt;body weight, cardio&lt;/div&gt;&lt;/div&lt;/li&gt;" calcext:value-type="string">
            <text:p>&lt;li&gt;&lt;div class=”eitem” draggable="true" ondragstart="drag(event)" ondrop="dropeitem(event)" <text:s/>id=”Mountain-Climbers“&gt;“&gt;Mountain Climbers&lt;div class=”ecat”&gt;body weight, cardio&lt;/div&gt;&lt;/div&lt;/li&gt;</text:p>
          </table:table-cell>
        </table:table-row>
        <table:table-row table:style-name="ro1">
          <table:table-cell office:value-type="string" calcext:value-type="string">
            <text:p>Body Row TRX</text:p>
          </table:table-cell>
          <table:table-cell office:value-type="string" calcext:value-type="string">
            <text:p>TRX, core</text:p>
          </table:table-cell>
          <table:table-cell office:value-type="string" calcext:value-type="string">
            <text:p>&lt;div class=”eitem” draggable="true" ondragstart="drag(event)" ondrop="dropeitem(event)" <text:s/>id=”</text:p>
          </table:table-cell>
          <table:table-cell table:formula="of:=FIND(&quot; &quot;;[.$A19])" office:value-type="float" office:value="5" calcext:value-type="float">
            <text:p>5</text:p>
          </table:table-cell>
          <table:table-cell table:formula="of:=IFERROR(REPLACE([.A19];[.D19];1;&quot;-&quot;);[.A19])" office:value-type="string" office:string-value="Body-Row TRX" calcext:value-type="string">
            <text:p>Body-Row TRX</text:p>
          </table:table-cell>
          <table:table-cell table:formula="of:=FIND(&quot; &quot;;[.E19])" office:value-type="float" office:value="9" calcext:value-type="float">
            <text:p>9</text:p>
          </table:table-cell>
          <table:table-cell table:formula="of:=IFERROR(REPLACE([.E19];[.F19];1;&quot;-&quot;);[.E19])" office:value-type="string" office:string-value="Body-Row-TRX" calcext:value-type="string">
            <text:p>Body-Row-TRX</text:p>
          </table:table-cell>
          <table:table-cell table:formula="of:=FIND(&quot; &quot;;[.G19])" office:value-type="string" office:string-value="" calcext:value-type="error">
            <text:p>#VALUE!</text:p>
          </table:table-cell>
          <table:table-cell table:formula="of:=IFERROR(REPLACE([.G19];[.H19];1;&quot;-&quot;);[.G19])" office:value-type="string" office:string-value="Body-Row-TRX" calcext:value-type="string">
            <text:p>Body-Row-TRX</text:p>
          </table:table-cell>
          <table:table-cell table:formula="of:=FIND(&quot; &quot;;[.I19])" office:value-type="string" office:string-value="" calcext:value-type="error">
            <text:p>#VALUE!</text:p>
          </table:table-cell>
          <table:table-cell table:formula="of:=IFERROR(REPLACE([.I19];[.J19];1;&quot;-&quot;);[.I19])" office:value-type="string" office:string-value="Body-Row-TRX" calcext:value-type="string">
            <text:p>Body-Row-TRX</text:p>
          </table:table-cell>
          <table:table-cell table:formula="of:=FIND(&quot; &quot;;[.K19])" office:value-type="string" office:string-value="" calcext:value-type="error">
            <text:p>#VALUE!</text:p>
          </table:table-cell>
          <table:table-cell table:formula="of:=IFERROR(REPLACE([.K19];[.L19];1;&quot;-&quot;);[.K19])" office:value-type="string" office:string-value="Body-Row-TRX" calcext:value-type="string">
            <text:p>Body-Row-TRX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&lt;div class=”ecat”&gt;</text:p>
          </table:table-cell>
          <table:table-cell office:value-type="string" calcext:value-type="string">
            <text:p>&lt;/div&gt;&lt;/div</text:p>
          </table:table-cell>
          <table:table-cell table:formula="of:=&quot;&lt;li&gt;&quot;&amp;[.C19]&amp;[.M19]&amp;[.N19]&amp;[.N19]&amp;[.A19]&amp;[.O19]&amp;[.B19]&amp;[.P19]&amp;&quot;&lt;/li&gt;&quot;" office:value-type="string" office:string-value="&lt;li&gt;&lt;div class=”eitem” draggable=&quot;true&quot; ondragstart=&quot;drag(event)&quot; ondrop=&quot;dropeitem(event)&quot;  id=”Body-Row-TRX“&gt;“&gt;Body Row TRX&lt;div class=”ecat”&gt;TRX, core&lt;/div&gt;&lt;/div&lt;/li&gt;" calcext:value-type="string">
            <text:p>&lt;li&gt;&lt;div class=”eitem” draggable="true" ondragstart="drag(event)" ondrop="dropeitem(event)" <text:s/>id=”Body-Row-TRX“&gt;“&gt;Body Row TRX&lt;div class=”ecat”&gt;TRX, core&lt;/div&gt;&lt;/div&lt;/li&gt;</text:p>
          </table:table-cell>
        </table:table-row>
        <table:table-row table:style-name="ro1">
          <table:table-cell office:value-type="string" calcext:value-type="string">
            <text:p>Chest Press TRX</text:p>
          </table:table-cell>
          <table:table-cell office:value-type="string" calcext:value-type="string">
            <text:p>TRX, arms</text:p>
          </table:table-cell>
          <table:table-cell office:value-type="string" calcext:value-type="string">
            <text:p>&lt;div class=”eitem” draggable="true" ondragstart="drag(event)" ondrop="dropeitem(event)" <text:s/>id=”</text:p>
          </table:table-cell>
          <table:table-cell table:formula="of:=FIND(&quot; &quot;;[.$A20])" office:value-type="float" office:value="6" calcext:value-type="float">
            <text:p>6</text:p>
          </table:table-cell>
          <table:table-cell table:formula="of:=IFERROR(REPLACE([.A20];[.D20];1;&quot;-&quot;);[.A20])" office:value-type="string" office:string-value="Chest-Press TRX" calcext:value-type="string">
            <text:p>Chest-Press TRX</text:p>
          </table:table-cell>
          <table:table-cell table:formula="of:=FIND(&quot; &quot;;[.E20])" office:value-type="float" office:value="12" calcext:value-type="float">
            <text:p>12</text:p>
          </table:table-cell>
          <table:table-cell table:formula="of:=IFERROR(REPLACE([.E20];[.F20];1;&quot;-&quot;);[.E20])" office:value-type="string" office:string-value="Chest-Press-TRX" calcext:value-type="string">
            <text:p>Chest-Press-TRX</text:p>
          </table:table-cell>
          <table:table-cell table:formula="of:=FIND(&quot; &quot;;[.G20])" office:value-type="string" office:string-value="" calcext:value-type="error">
            <text:p>#VALUE!</text:p>
          </table:table-cell>
          <table:table-cell table:formula="of:=IFERROR(REPLACE([.G20];[.H20];1;&quot;-&quot;);[.G20])" office:value-type="string" office:string-value="Chest-Press-TRX" calcext:value-type="string">
            <text:p>Chest-Press-TRX</text:p>
          </table:table-cell>
          <table:table-cell table:formula="of:=FIND(&quot; &quot;;[.I20])" office:value-type="string" office:string-value="" calcext:value-type="error">
            <text:p>#VALUE!</text:p>
          </table:table-cell>
          <table:table-cell table:formula="of:=IFERROR(REPLACE([.I20];[.J20];1;&quot;-&quot;);[.I20])" office:value-type="string" office:string-value="Chest-Press-TRX" calcext:value-type="string">
            <text:p>Chest-Press-TRX</text:p>
          </table:table-cell>
          <table:table-cell table:formula="of:=FIND(&quot; &quot;;[.K20])" office:value-type="string" office:string-value="" calcext:value-type="error">
            <text:p>#VALUE!</text:p>
          </table:table-cell>
          <table:table-cell table:formula="of:=IFERROR(REPLACE([.K20];[.L20];1;&quot;-&quot;);[.K20])" office:value-type="string" office:string-value="Chest-Press-TRX" calcext:value-type="string">
            <text:p>Chest-Press-TRX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&lt;div class=”ecat”&gt;</text:p>
          </table:table-cell>
          <table:table-cell office:value-type="string" calcext:value-type="string">
            <text:p>&lt;/div&gt;&lt;/div</text:p>
          </table:table-cell>
          <table:table-cell table:formula="of:=&quot;&lt;li&gt;&quot;&amp;[.C20]&amp;[.M20]&amp;[.N20]&amp;[.N20]&amp;[.A20]&amp;[.O20]&amp;[.B20]&amp;[.P20]&amp;&quot;&lt;/li&gt;&quot;" office:value-type="string" office:string-value="&lt;li&gt;&lt;div class=”eitem” draggable=&quot;true&quot; ondragstart=&quot;drag(event)&quot; ondrop=&quot;dropeitem(event)&quot;  id=”Chest-Press-TRX“&gt;“&gt;Chest Press TRX&lt;div class=”ecat”&gt;TRX, arms&lt;/div&gt;&lt;/div&lt;/li&gt;" calcext:value-type="string">
            <text:p>&lt;li&gt;&lt;div class=”eitem” draggable="true" ondragstart="drag(event)" ondrop="dropeitem(event)" <text:s/>id=”Chest-Press-TRX“&gt;“&gt;Chest Press TRX&lt;div class=”ecat”&gt;TRX, arms&lt;/div&gt;&lt;/div&lt;/li&gt;</text:p>
          </table:table-cell>
        </table:table-row>
        <table:table-row table:style-name="ro1">
          <table:table-cell office:value-type="string" calcext:value-type="string">
            <text:p>Bicep Curl TRX</text:p>
          </table:table-cell>
          <table:table-cell office:value-type="string" calcext:value-type="string">
            <text:p>TRX, arms</text:p>
          </table:table-cell>
          <table:table-cell office:value-type="string" calcext:value-type="string">
            <text:p>&lt;div class=”eitem” draggable="true" ondragstart="drag(event)" ondrop="dropeitem(event)" <text:s/>id=”</text:p>
          </table:table-cell>
          <table:table-cell table:formula="of:=FIND(&quot; &quot;;[.$A21])" office:value-type="float" office:value="6" calcext:value-type="float">
            <text:p>6</text:p>
          </table:table-cell>
          <table:table-cell table:formula="of:=IFERROR(REPLACE([.A21];[.D21];1;&quot;-&quot;);[.A21])" office:value-type="string" office:string-value="Bicep-Curl TRX" calcext:value-type="string">
            <text:p>Bicep-Curl TRX</text:p>
          </table:table-cell>
          <table:table-cell table:formula="of:=FIND(&quot; &quot;;[.E21])" office:value-type="float" office:value="11" calcext:value-type="float">
            <text:p>11</text:p>
          </table:table-cell>
          <table:table-cell table:formula="of:=IFERROR(REPLACE([.E21];[.F21];1;&quot;-&quot;);[.E21])" office:value-type="string" office:string-value="Bicep-Curl-TRX" calcext:value-type="string">
            <text:p>Bicep-Curl-TRX</text:p>
          </table:table-cell>
          <table:table-cell table:formula="of:=FIND(&quot; &quot;;[.G21])" office:value-type="string" office:string-value="" calcext:value-type="error">
            <text:p>#VALUE!</text:p>
          </table:table-cell>
          <table:table-cell table:formula="of:=IFERROR(REPLACE([.G21];[.H21];1;&quot;-&quot;);[.G21])" office:value-type="string" office:string-value="Bicep-Curl-TRX" calcext:value-type="string">
            <text:p>Bicep-Curl-TRX</text:p>
          </table:table-cell>
          <table:table-cell table:formula="of:=FIND(&quot; &quot;;[.I21])" office:value-type="string" office:string-value="" calcext:value-type="error">
            <text:p>#VALUE!</text:p>
          </table:table-cell>
          <table:table-cell table:formula="of:=IFERROR(REPLACE([.I21];[.J21];1;&quot;-&quot;);[.I21])" office:value-type="string" office:string-value="Bicep-Curl-TRX" calcext:value-type="string">
            <text:p>Bicep-Curl-TRX</text:p>
          </table:table-cell>
          <table:table-cell table:formula="of:=FIND(&quot; &quot;;[.K21])" office:value-type="string" office:string-value="" calcext:value-type="error">
            <text:p>#VALUE!</text:p>
          </table:table-cell>
          <table:table-cell table:formula="of:=IFERROR(REPLACE([.K21];[.L21];1;&quot;-&quot;);[.K21])" office:value-type="string" office:string-value="Bicep-Curl-TRX" calcext:value-type="string">
            <text:p>Bicep-Curl-TRX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&lt;div class=”ecat”&gt;</text:p>
          </table:table-cell>
          <table:table-cell office:value-type="string" calcext:value-type="string">
            <text:p>&lt;/div&gt;&lt;/div</text:p>
          </table:table-cell>
          <table:table-cell table:formula="of:=&quot;&lt;li&gt;&quot;&amp;[.C21]&amp;[.M21]&amp;[.N21]&amp;[.N21]&amp;[.A21]&amp;[.O21]&amp;[.B21]&amp;[.P21]&amp;&quot;&lt;/li&gt;&quot;" office:value-type="string" office:string-value="&lt;li&gt;&lt;div class=”eitem” draggable=&quot;true&quot; ondragstart=&quot;drag(event)&quot; ondrop=&quot;dropeitem(event)&quot;  id=”Bicep-Curl-TRX“&gt;“&gt;Bicep Curl TRX&lt;div class=”ecat”&gt;TRX, arms&lt;/div&gt;&lt;/div&lt;/li&gt;" calcext:value-type="string">
            <text:p>&lt;li&gt;&lt;div class=”eitem” draggable="true" ondragstart="drag(event)" ondrop="dropeitem(event)" <text:s/>id=”Bicep-Curl-TRX“&gt;“&gt;Bicep Curl TRX&lt;div class=”ecat”&gt;TRX, arms&lt;/div&gt;&lt;/div&lt;/li&gt;</text:p>
          </table:table-cell>
        </table:table-row>
        <table:table-row table:style-name="ro1">
          <table:table-cell office:value-type="string" calcext:value-type="string">
            <text:p>Superman</text:p>
          </table:table-cell>
          <table:table-cell office:value-type="string" calcext:value-type="string">
            <text:p>body weight, core</text:p>
          </table:table-cell>
          <table:table-cell office:value-type="string" calcext:value-type="string">
            <text:p>&lt;div class=”eitem” draggable="true" ondragstart="drag(event)" ondrop="dropeitem(event)" <text:s/>id=”</text:p>
          </table:table-cell>
          <table:table-cell table:formula="of:=FIND(&quot; &quot;;[.$A22])" office:value-type="string" office:string-value="" calcext:value-type="error">
            <text:p>#VALUE!</text:p>
          </table:table-cell>
          <table:table-cell table:formula="of:=IFERROR(REPLACE([.A22];[.D22];1;&quot;-&quot;);[.A22])" office:value-type="string" office:string-value="Superman" calcext:value-type="string">
            <text:p>Superman</text:p>
          </table:table-cell>
          <table:table-cell table:formula="of:=FIND(&quot; &quot;;[.E22])" office:value-type="string" office:string-value="" calcext:value-type="error">
            <text:p>#VALUE!</text:p>
          </table:table-cell>
          <table:table-cell table:formula="of:=IFERROR(REPLACE([.E22];[.F22];1;&quot;-&quot;);[.E22])" office:value-type="string" office:string-value="Superman" calcext:value-type="string">
            <text:p>Superman</text:p>
          </table:table-cell>
          <table:table-cell table:formula="of:=FIND(&quot; &quot;;[.G22])" office:value-type="string" office:string-value="" calcext:value-type="error">
            <text:p>#VALUE!</text:p>
          </table:table-cell>
          <table:table-cell table:formula="of:=IFERROR(REPLACE([.G22];[.H22];1;&quot;-&quot;);[.G22])" office:value-type="string" office:string-value="Superman" calcext:value-type="string">
            <text:p>Superman</text:p>
          </table:table-cell>
          <table:table-cell table:formula="of:=FIND(&quot; &quot;;[.I22])" office:value-type="string" office:string-value="" calcext:value-type="error">
            <text:p>#VALUE!</text:p>
          </table:table-cell>
          <table:table-cell table:formula="of:=IFERROR(REPLACE([.I22];[.J22];1;&quot;-&quot;);[.I22])" office:value-type="string" office:string-value="Superman" calcext:value-type="string">
            <text:p>Superman</text:p>
          </table:table-cell>
          <table:table-cell table:formula="of:=FIND(&quot; &quot;;[.K22])" office:value-type="string" office:string-value="" calcext:value-type="error">
            <text:p>#VALUE!</text:p>
          </table:table-cell>
          <table:table-cell table:formula="of:=IFERROR(REPLACE([.K22];[.L22];1;&quot;-&quot;);[.K22])" office:value-type="string" office:string-value="Superman" calcext:value-type="string">
            <text:p>Superman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&lt;div class=”ecat”&gt;</text:p>
          </table:table-cell>
          <table:table-cell office:value-type="string" calcext:value-type="string">
            <text:p>&lt;/div&gt;&lt;/div</text:p>
          </table:table-cell>
          <table:table-cell table:formula="of:=&quot;&lt;li&gt;&quot;&amp;[.C22]&amp;[.M22]&amp;[.N22]&amp;[.N22]&amp;[.A22]&amp;[.O22]&amp;[.B22]&amp;[.P22]&amp;&quot;&lt;/li&gt;&quot;" office:value-type="string" office:string-value="&lt;li&gt;&lt;div class=”eitem” draggable=&quot;true&quot; ondragstart=&quot;drag(event)&quot; ondrop=&quot;dropeitem(event)&quot;  id=”Superman“&gt;“&gt;Superman&lt;div class=”ecat”&gt;body weight, core&lt;/div&gt;&lt;/div&lt;/li&gt;" calcext:value-type="string">
            <text:p>&lt;li&gt;&lt;div class=”eitem” draggable="true" ondragstart="drag(event)" ondrop="dropeitem(event)" <text:s/>id=”Superman“&gt;“&gt;Superman&lt;div class=”ecat”&gt;body weight, core&lt;/div&gt;&lt;/div&lt;/li&gt;</text:p>
          </table:table-cell>
        </table:table-row>
        <table:table-row table:style-name="ro1">
          <table:table-cell office:value-type="string" calcext:value-type="string">
            <text:p>Superman BOSU</text:p>
          </table:table-cell>
          <table:table-cell office:value-type="string" calcext:value-type="string">
            <text:p>bosu, core, body weight</text:p>
          </table:table-cell>
          <table:table-cell office:value-type="string" calcext:value-type="string">
            <text:p>&lt;div class=”eitem” draggable="true" ondragstart="drag(event)" ondrop="dropeitem(event)" <text:s/>id=”</text:p>
          </table:table-cell>
          <table:table-cell table:formula="of:=FIND(&quot; &quot;;[.$A23])" office:value-type="float" office:value="9" calcext:value-type="float">
            <text:p>9</text:p>
          </table:table-cell>
          <table:table-cell table:formula="of:=IFERROR(REPLACE([.A23];[.D23];1;&quot;-&quot;);[.A23])" office:value-type="string" office:string-value="Superman-BOSU" calcext:value-type="string">
            <text:p>Superman-BOSU</text:p>
          </table:table-cell>
          <table:table-cell table:formula="of:=FIND(&quot; &quot;;[.E23])" office:value-type="string" office:string-value="" calcext:value-type="error">
            <text:p>#VALUE!</text:p>
          </table:table-cell>
          <table:table-cell table:formula="of:=IFERROR(REPLACE([.E23];[.F23];1;&quot;-&quot;);[.E23])" office:value-type="string" office:string-value="Superman-BOSU" calcext:value-type="string">
            <text:p>Superman-BOSU</text:p>
          </table:table-cell>
          <table:table-cell table:formula="of:=FIND(&quot; &quot;;[.G23])" office:value-type="string" office:string-value="" calcext:value-type="error">
            <text:p>#VALUE!</text:p>
          </table:table-cell>
          <table:table-cell table:formula="of:=IFERROR(REPLACE([.G23];[.H23];1;&quot;-&quot;);[.G23])" office:value-type="string" office:string-value="Superman-BOSU" calcext:value-type="string">
            <text:p>Superman-BOSU</text:p>
          </table:table-cell>
          <table:table-cell table:formula="of:=FIND(&quot; &quot;;[.I23])" office:value-type="string" office:string-value="" calcext:value-type="error">
            <text:p>#VALUE!</text:p>
          </table:table-cell>
          <table:table-cell table:formula="of:=IFERROR(REPLACE([.I23];[.J23];1;&quot;-&quot;);[.I23])" office:value-type="string" office:string-value="Superman-BOSU" calcext:value-type="string">
            <text:p>Superman-BOSU</text:p>
          </table:table-cell>
          <table:table-cell table:formula="of:=FIND(&quot; &quot;;[.K23])" office:value-type="string" office:string-value="" calcext:value-type="error">
            <text:p>#VALUE!</text:p>
          </table:table-cell>
          <table:table-cell table:formula="of:=IFERROR(REPLACE([.K23];[.L23];1;&quot;-&quot;);[.K23])" office:value-type="string" office:string-value="Superman-BOSU" calcext:value-type="string">
            <text:p>Superman-BOSU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&lt;div class=”ecat”&gt;</text:p>
          </table:table-cell>
          <table:table-cell office:value-type="string" calcext:value-type="string">
            <text:p>&lt;/div&gt;&lt;/div</text:p>
          </table:table-cell>
          <table:table-cell table:formula="of:=&quot;&lt;li&gt;&quot;&amp;[.C23]&amp;[.M23]&amp;[.N23]&amp;[.N23]&amp;[.A23]&amp;[.O23]&amp;[.B23]&amp;[.P23]&amp;&quot;&lt;/li&gt;&quot;" office:value-type="string" office:string-value="&lt;li&gt;&lt;div class=”eitem” draggable=&quot;true&quot; ondragstart=&quot;drag(event)&quot; ondrop=&quot;dropeitem(event)&quot;  id=”Superman-BOSU“&gt;“&gt;Superman BOSU&lt;div class=”ecat”&gt;bosu, core, body weight&lt;/div&gt;&lt;/div&lt;/li&gt;" calcext:value-type="string">
            <text:p>&lt;li&gt;&lt;div class=”eitem” draggable="true" ondragstart="drag(event)" ondrop="dropeitem(event)" <text:s/>id=”Superman-BOSU“&gt;“&gt;Superman BOSU&lt;div class=”ecat”&gt;bosu, core, body weight&lt;/div&gt;&lt;/div&lt;/li&gt;</text:p>
          </table:table-cell>
        </table:table-row>
        <table:table-row table:style-name="ro1">
          <table:table-cell office:value-type="string" calcext:value-type="string">
            <text:p>Single-Leg Squat TRX</text:p>
          </table:table-cell>
          <table:table-cell office:value-type="string" calcext:value-type="string">
            <text:p>TRX, leg, strength</text:p>
          </table:table-cell>
          <table:table-cell office:value-type="string" calcext:value-type="string">
            <text:p>&lt;div class=”eitem” draggable="true" ondragstart="drag(event)" ondrop="dropeitem(event)" <text:s/>id=”</text:p>
          </table:table-cell>
          <table:table-cell table:formula="of:=FIND(&quot; &quot;;[.$A24])" office:value-type="float" office:value="11" calcext:value-type="float">
            <text:p>11</text:p>
          </table:table-cell>
          <table:table-cell table:formula="of:=IFERROR(REPLACE([.A24];[.D24];1;&quot;-&quot;);[.A24])" office:value-type="string" office:string-value="Single-Leg-Squat TRX" calcext:value-type="string">
            <text:p>Single-Leg-Squat TRX</text:p>
          </table:table-cell>
          <table:table-cell table:formula="of:=FIND(&quot; &quot;;[.E24])" office:value-type="float" office:value="17" calcext:value-type="float">
            <text:p>17</text:p>
          </table:table-cell>
          <table:table-cell table:formula="of:=IFERROR(REPLACE([.E24];[.F24];1;&quot;-&quot;);[.E24])" office:value-type="string" office:string-value="Single-Leg-Squat-TRX" calcext:value-type="string">
            <text:p>Single-Leg-Squat-TRX</text:p>
          </table:table-cell>
          <table:table-cell table:formula="of:=FIND(&quot; &quot;;[.G24])" office:value-type="string" office:string-value="" calcext:value-type="error">
            <text:p>#VALUE!</text:p>
          </table:table-cell>
          <table:table-cell table:formula="of:=IFERROR(REPLACE([.G24];[.H24];1;&quot;-&quot;);[.G24])" office:value-type="string" office:string-value="Single-Leg-Squat-TRX" calcext:value-type="string">
            <text:p>Single-Leg-Squat-TRX</text:p>
          </table:table-cell>
          <table:table-cell table:formula="of:=FIND(&quot; &quot;;[.I24])" office:value-type="string" office:string-value="" calcext:value-type="error">
            <text:p>#VALUE!</text:p>
          </table:table-cell>
          <table:table-cell table:formula="of:=IFERROR(REPLACE([.I24];[.J24];1;&quot;-&quot;);[.I24])" office:value-type="string" office:string-value="Single-Leg-Squat-TRX" calcext:value-type="string">
            <text:p>Single-Leg-Squat-TRX</text:p>
          </table:table-cell>
          <table:table-cell table:formula="of:=FIND(&quot; &quot;;[.K24])" office:value-type="string" office:string-value="" calcext:value-type="error">
            <text:p>#VALUE!</text:p>
          </table:table-cell>
          <table:table-cell table:formula="of:=IFERROR(REPLACE([.K24];[.L24];1;&quot;-&quot;);[.K24])" office:value-type="string" office:string-value="Single-Leg-Squat-TRX" calcext:value-type="string">
            <text:p>Single-Leg-Squat-TRX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&lt;div class=”ecat”&gt;</text:p>
          </table:table-cell>
          <table:table-cell office:value-type="string" calcext:value-type="string">
            <text:p>&lt;/div&gt;&lt;/div</text:p>
          </table:table-cell>
          <table:table-cell table:formula="of:=&quot;&lt;li&gt;&quot;&amp;[.C24]&amp;[.M24]&amp;[.N24]&amp;[.N24]&amp;[.A24]&amp;[.O24]&amp;[.B24]&amp;[.P24]&amp;&quot;&lt;/li&gt;&quot;" office:value-type="string" office:string-value="&lt;li&gt;&lt;div class=”eitem” draggable=&quot;true&quot; ondragstart=&quot;drag(event)&quot; ondrop=&quot;dropeitem(event)&quot;  id=”Single-Leg-Squat-TRX“&gt;“&gt;Single-Leg Squat TRX&lt;div class=”ecat”&gt;TRX, leg, strength&lt;/div&gt;&lt;/div&lt;/li&gt;" calcext:value-type="string">
            <text:p>&lt;li&gt;&lt;div class=”eitem” draggable="true" ondragstart="drag(event)" ondrop="dropeitem(event)" <text:s/>id=”Single-Leg-Squat-TRX“&gt;“&gt;Single-Leg Squat TRX&lt;div class=”ecat”&gt;TRX, leg, strength&lt;/div&gt;&lt;/div&lt;/li&gt;</text:p>
          </table:table-cell>
        </table:table-row>
        <table:table-row table:style-name="ro1">
          <table:table-cell office:value-type="string" calcext:value-type="string">
            <text:p>Curtsy Lunge TRX</text:p>
          </table:table-cell>
          <table:table-cell office:value-type="string" calcext:value-type="string">
            <text:p>TRX, leg, strength</text:p>
          </table:table-cell>
          <table:table-cell office:value-type="string" calcext:value-type="string">
            <text:p>&lt;div class=”eitem” draggable="true" ondragstart="drag(event)" ondrop="dropeitem(event)" <text:s/>id=”</text:p>
          </table:table-cell>
          <table:table-cell table:formula="of:=FIND(&quot; &quot;;[.$A25])" office:value-type="float" office:value="7" calcext:value-type="float">
            <text:p>7</text:p>
          </table:table-cell>
          <table:table-cell table:formula="of:=IFERROR(REPLACE([.A25];[.D25];1;&quot;-&quot;);[.A25])" office:value-type="string" office:string-value="Curtsy-Lunge TRX" calcext:value-type="string">
            <text:p>Curtsy-Lunge TRX</text:p>
          </table:table-cell>
          <table:table-cell table:formula="of:=FIND(&quot; &quot;;[.E25])" office:value-type="float" office:value="13" calcext:value-type="float">
            <text:p>13</text:p>
          </table:table-cell>
          <table:table-cell table:formula="of:=IFERROR(REPLACE([.E25];[.F25];1;&quot;-&quot;);[.E25])" office:value-type="string" office:string-value="Curtsy-Lunge-TRX" calcext:value-type="string">
            <text:p>Curtsy-Lunge-TRX</text:p>
          </table:table-cell>
          <table:table-cell table:formula="of:=FIND(&quot; &quot;;[.G25])" office:value-type="string" office:string-value="" calcext:value-type="error">
            <text:p>#VALUE!</text:p>
          </table:table-cell>
          <table:table-cell table:formula="of:=IFERROR(REPLACE([.G25];[.H25];1;&quot;-&quot;);[.G25])" office:value-type="string" office:string-value="Curtsy-Lunge-TRX" calcext:value-type="string">
            <text:p>Curtsy-Lunge-TRX</text:p>
          </table:table-cell>
          <table:table-cell table:formula="of:=FIND(&quot; &quot;;[.I25])" office:value-type="string" office:string-value="" calcext:value-type="error">
            <text:p>#VALUE!</text:p>
          </table:table-cell>
          <table:table-cell table:formula="of:=IFERROR(REPLACE([.I25];[.J25];1;&quot;-&quot;);[.I25])" office:value-type="string" office:string-value="Curtsy-Lunge-TRX" calcext:value-type="string">
            <text:p>Curtsy-Lunge-TRX</text:p>
          </table:table-cell>
          <table:table-cell table:formula="of:=FIND(&quot; &quot;;[.K25])" office:value-type="string" office:string-value="" calcext:value-type="error">
            <text:p>#VALUE!</text:p>
          </table:table-cell>
          <table:table-cell table:formula="of:=IFERROR(REPLACE([.K25];[.L25];1;&quot;-&quot;);[.K25])" office:value-type="string" office:string-value="Curtsy-Lunge-TRX" calcext:value-type="string">
            <text:p>Curtsy-Lunge-TRX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&lt;div class=”ecat”&gt;</text:p>
          </table:table-cell>
          <table:table-cell office:value-type="string" calcext:value-type="string">
            <text:p>&lt;/div&gt;&lt;/div</text:p>
          </table:table-cell>
          <table:table-cell table:formula="of:=&quot;&lt;li&gt;&quot;&amp;[.C25]&amp;[.M25]&amp;[.N25]&amp;[.N25]&amp;[.A25]&amp;[.O25]&amp;[.B25]&amp;[.P25]&amp;&quot;&lt;/li&gt;&quot;" office:value-type="string" office:string-value="&lt;li&gt;&lt;div class=”eitem” draggable=&quot;true&quot; ondragstart=&quot;drag(event)&quot; ondrop=&quot;dropeitem(event)&quot;  id=”Curtsy-Lunge-TRX“&gt;“&gt;Curtsy Lunge TRX&lt;div class=”ecat”&gt;TRX, leg, strength&lt;/div&gt;&lt;/div&lt;/li&gt;" calcext:value-type="string">
            <text:p>&lt;li&gt;&lt;div class=”eitem” draggable="true" ondragstart="drag(event)" ondrop="dropeitem(event)" <text:s/>id=”Curtsy-Lunge-TRX“&gt;“&gt;Curtsy Lunge TRX&lt;div class=”ecat”&gt;TRX, leg, strength&lt;/div&gt;&lt;/div&lt;/li&gt;</text:p>
          </table:table-cell>
        </table:table-row>
        <table:table-row table:style-name="ro1">
          <table:table-cell office:value-type="string" calcext:value-type="string">
            <text:p>Balance Squat</text:p>
          </table:table-cell>
          <table:table-cell office:value-type="string" calcext:value-type="string">
            <text:p>bosu, leg</text:p>
          </table:table-cell>
          <table:table-cell office:value-type="string" calcext:value-type="string">
            <text:p>&lt;div class=”eitem” draggable="true" ondragstart="drag(event)" ondrop="dropeitem(event)" <text:s/>id=”</text:p>
          </table:table-cell>
          <table:table-cell table:formula="of:=FIND(&quot; &quot;;[.$A26])" office:value-type="float" office:value="8" calcext:value-type="float">
            <text:p>8</text:p>
          </table:table-cell>
          <table:table-cell table:formula="of:=IFERROR(REPLACE([.A26];[.D26];1;&quot;-&quot;);[.A26])" office:value-type="string" office:string-value="Balance-Squat" calcext:value-type="string">
            <text:p>Balance-Squat</text:p>
          </table:table-cell>
          <table:table-cell table:formula="of:=FIND(&quot; &quot;;[.E26])" office:value-type="string" office:string-value="" calcext:value-type="error">
            <text:p>#VALUE!</text:p>
          </table:table-cell>
          <table:table-cell table:formula="of:=IFERROR(REPLACE([.E26];[.F26];1;&quot;-&quot;);[.E26])" office:value-type="string" office:string-value="Balance-Squat" calcext:value-type="string">
            <text:p>Balance-Squat</text:p>
          </table:table-cell>
          <table:table-cell table:formula="of:=FIND(&quot; &quot;;[.G26])" office:value-type="string" office:string-value="" calcext:value-type="error">
            <text:p>#VALUE!</text:p>
          </table:table-cell>
          <table:table-cell table:formula="of:=IFERROR(REPLACE([.G26];[.H26];1;&quot;-&quot;);[.G26])" office:value-type="string" office:string-value="Balance-Squat" calcext:value-type="string">
            <text:p>Balance-Squat</text:p>
          </table:table-cell>
          <table:table-cell table:formula="of:=FIND(&quot; &quot;;[.I26])" office:value-type="string" office:string-value="" calcext:value-type="error">
            <text:p>#VALUE!</text:p>
          </table:table-cell>
          <table:table-cell table:formula="of:=IFERROR(REPLACE([.I26];[.J26];1;&quot;-&quot;);[.I26])" office:value-type="string" office:string-value="Balance-Squat" calcext:value-type="string">
            <text:p>Balance-Squat</text:p>
          </table:table-cell>
          <table:table-cell table:formula="of:=FIND(&quot; &quot;;[.K26])" office:value-type="string" office:string-value="" calcext:value-type="error">
            <text:p>#VALUE!</text:p>
          </table:table-cell>
          <table:table-cell table:formula="of:=IFERROR(REPLACE([.K26];[.L26];1;&quot;-&quot;);[.K26])" office:value-type="string" office:string-value="Balance-Squat" calcext:value-type="string">
            <text:p>Balance-Squat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&lt;div class=”ecat”&gt;</text:p>
          </table:table-cell>
          <table:table-cell office:value-type="string" calcext:value-type="string">
            <text:p>&lt;/div&gt;&lt;/div</text:p>
          </table:table-cell>
          <table:table-cell table:formula="of:=&quot;&lt;li&gt;&quot;&amp;[.C26]&amp;[.M26]&amp;[.N26]&amp;[.N26]&amp;[.A26]&amp;[.O26]&amp;[.B26]&amp;[.P26]&amp;&quot;&lt;/li&gt;&quot;" office:value-type="string" office:string-value="&lt;li&gt;&lt;div class=”eitem” draggable=&quot;true&quot; ondragstart=&quot;drag(event)&quot; ondrop=&quot;dropeitem(event)&quot;  id=”Balance-Squat“&gt;“&gt;Balance Squat&lt;div class=”ecat”&gt;bosu, leg&lt;/div&gt;&lt;/div&lt;/li&gt;" calcext:value-type="string">
            <text:p>&lt;li&gt;&lt;div class=”eitem” draggable="true" ondragstart="drag(event)" ondrop="dropeitem(event)" <text:s/>id=”Balance-Squat“&gt;“&gt;Balance Squat&lt;div class=”ecat”&gt;bosu, leg&lt;/div&gt;&lt;/div&lt;/li&gt;</text:p>
          </table:table-cell>
        </table:table-row>
        <table:table-row table:style-name="ro1">
          <table:table-cell office:value-type="string" calcext:value-type="string">
            <text:p>Side Lunge BOSU</text:p>
          </table:table-cell>
          <table:table-cell office:value-type="string" calcext:value-type="string">
            <text:p>bosu, leg, active stretch</text:p>
          </table:table-cell>
          <table:table-cell office:value-type="string" calcext:value-type="string">
            <text:p>&lt;div class=”eitem” draggable="true" ondragstart="drag(event)" ondrop="dropeitem(event)" <text:s/>id=”</text:p>
          </table:table-cell>
          <table:table-cell table:formula="of:=FIND(&quot; &quot;;[.$A27])" office:value-type="float" office:value="5" calcext:value-type="float">
            <text:p>5</text:p>
          </table:table-cell>
          <table:table-cell table:formula="of:=IFERROR(REPLACE([.A27];[.D27];1;&quot;-&quot;);[.A27])" office:value-type="string" office:string-value="Side-Lunge BOSU" calcext:value-type="string">
            <text:p>Side-Lunge BOSU</text:p>
          </table:table-cell>
          <table:table-cell table:formula="of:=FIND(&quot; &quot;;[.E27])" office:value-type="float" office:value="11" calcext:value-type="float">
            <text:p>11</text:p>
          </table:table-cell>
          <table:table-cell table:formula="of:=IFERROR(REPLACE([.E27];[.F27];1;&quot;-&quot;);[.E27])" office:value-type="string" office:string-value="Side-Lunge-BOSU" calcext:value-type="string">
            <text:p>Side-Lunge-BOSU</text:p>
          </table:table-cell>
          <table:table-cell table:formula="of:=FIND(&quot; &quot;;[.G27])" office:value-type="string" office:string-value="" calcext:value-type="error">
            <text:p>#VALUE!</text:p>
          </table:table-cell>
          <table:table-cell table:formula="of:=IFERROR(REPLACE([.G27];[.H27];1;&quot;-&quot;);[.G27])" office:value-type="string" office:string-value="Side-Lunge-BOSU" calcext:value-type="string">
            <text:p>Side-Lunge-BOSU</text:p>
          </table:table-cell>
          <table:table-cell table:formula="of:=FIND(&quot; &quot;;[.I27])" office:value-type="string" office:string-value="" calcext:value-type="error">
            <text:p>#VALUE!</text:p>
          </table:table-cell>
          <table:table-cell table:formula="of:=IFERROR(REPLACE([.I27];[.J27];1;&quot;-&quot;);[.I27])" office:value-type="string" office:string-value="Side-Lunge-BOSU" calcext:value-type="string">
            <text:p>Side-Lunge-BOSU</text:p>
          </table:table-cell>
          <table:table-cell table:formula="of:=FIND(&quot; &quot;;[.K27])" office:value-type="string" office:string-value="" calcext:value-type="error">
            <text:p>#VALUE!</text:p>
          </table:table-cell>
          <table:table-cell table:formula="of:=IFERROR(REPLACE([.K27];[.L27];1;&quot;-&quot;);[.K27])" office:value-type="string" office:string-value="Side-Lunge-BOSU" calcext:value-type="string">
            <text:p>Side-Lunge-BOSU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&lt;div class=”ecat”&gt;</text:p>
          </table:table-cell>
          <table:table-cell office:value-type="string" calcext:value-type="string">
            <text:p>&lt;/div&gt;&lt;/div</text:p>
          </table:table-cell>
          <table:table-cell table:formula="of:=&quot;&lt;li&gt;&quot;&amp;[.C27]&amp;[.M27]&amp;[.N27]&amp;[.N27]&amp;[.A27]&amp;[.O27]&amp;[.B27]&amp;[.P27]&amp;&quot;&lt;/li&gt;&quot;" office:value-type="string" office:string-value="&lt;li&gt;&lt;div class=”eitem” draggable=&quot;true&quot; ondragstart=&quot;drag(event)&quot; ondrop=&quot;dropeitem(event)&quot;  id=”Side-Lunge-BOSU“&gt;“&gt;Side Lunge BOSU&lt;div class=”ecat”&gt;bosu, leg, active stretch&lt;/div&gt;&lt;/div&lt;/li&gt;" calcext:value-type="string">
            <text:p>&lt;li&gt;&lt;div class=”eitem” draggable="true" ondragstart="drag(event)" ondrop="dropeitem(event)" <text:s/>id=”Side-Lunge-BOSU“&gt;“&gt;Side Lunge BOSU&lt;div class=”ecat”&gt;bosu, leg, active stretch&lt;/div&gt;&lt;/div&lt;/li&gt;</text:p>
          </table:table-cell>
        </table:table-row>
        <table:table-row table:style-name="ro1">
          <table:table-cell office:value-type="string" calcext:value-type="string">
            <text:p>Single Leg Dead Lift</text:p>
          </table:table-cell>
          <table:table-cell office:value-type="string" calcext:value-type="string">
            <text:p>body weight, kettle bell, dumbbell, leg, strength</text:p>
          </table:table-cell>
          <table:table-cell office:value-type="string" calcext:value-type="string">
            <text:p>&lt;div class=”eitem” draggable="true" ondragstart="drag(event)" ondrop="dropeitem(event)" <text:s/>id=”</text:p>
          </table:table-cell>
          <table:table-cell table:formula="of:=FIND(&quot; &quot;;[.$A28])" office:value-type="float" office:value="7" calcext:value-type="float">
            <text:p>7</text:p>
          </table:table-cell>
          <table:table-cell table:formula="of:=IFERROR(REPLACE([.A28];[.D28];1;&quot;-&quot;);[.A28])" office:value-type="string" office:string-value="Single-Leg Dead Lift" calcext:value-type="string">
            <text:p>Single-Leg Dead Lift</text:p>
          </table:table-cell>
          <table:table-cell table:formula="of:=FIND(&quot; &quot;;[.E28])" office:value-type="float" office:value="11" calcext:value-type="float">
            <text:p>11</text:p>
          </table:table-cell>
          <table:table-cell table:formula="of:=IFERROR(REPLACE([.E28];[.F28];1;&quot;-&quot;);[.E28])" office:value-type="string" office:string-value="Single-Leg-Dead Lift" calcext:value-type="string">
            <text:p>Single-Leg-Dead Lift</text:p>
          </table:table-cell>
          <table:table-cell table:formula="of:=FIND(&quot; &quot;;[.G28])" office:value-type="float" office:value="16" calcext:value-type="float">
            <text:p>16</text:p>
          </table:table-cell>
          <table:table-cell table:formula="of:=IFERROR(REPLACE([.G28];[.H28];1;&quot;-&quot;);[.G28])" office:value-type="string" office:string-value="Single-Leg-Dead-Lift" calcext:value-type="string">
            <text:p>Single-Leg-Dead-Lift</text:p>
          </table:table-cell>
          <table:table-cell table:formula="of:=FIND(&quot; &quot;;[.I28])" office:value-type="string" office:string-value="" calcext:value-type="error">
            <text:p>#VALUE!</text:p>
          </table:table-cell>
          <table:table-cell table:formula="of:=IFERROR(REPLACE([.I28];[.J28];1;&quot;-&quot;);[.I28])" office:value-type="string" office:string-value="Single-Leg-Dead-Lift" calcext:value-type="string">
            <text:p>Single-Leg-Dead-Lift</text:p>
          </table:table-cell>
          <table:table-cell table:formula="of:=FIND(&quot; &quot;;[.K28])" office:value-type="string" office:string-value="" calcext:value-type="error">
            <text:p>#VALUE!</text:p>
          </table:table-cell>
          <table:table-cell table:formula="of:=IFERROR(REPLACE([.K28];[.L28];1;&quot;-&quot;);[.K28])" office:value-type="string" office:string-value="Single-Leg-Dead-Lift" calcext:value-type="string">
            <text:p>Single-Leg-Dead-Lift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&lt;div class=”ecat”&gt;</text:p>
          </table:table-cell>
          <table:table-cell office:value-type="string" calcext:value-type="string">
            <text:p>&lt;/div&gt;&lt;/div</text:p>
          </table:table-cell>
          <table:table-cell table:formula="of:=&quot;&lt;li&gt;&quot;&amp;[.C28]&amp;[.M28]&amp;[.N28]&amp;[.N28]&amp;[.A28]&amp;[.O28]&amp;[.B28]&amp;[.P28]&amp;&quot;&lt;/li&gt;&quot;" office:value-type="string" office:string-value="&lt;li&gt;&lt;div class=”eitem” draggable=&quot;true&quot; ondragstart=&quot;drag(event)&quot; ondrop=&quot;dropeitem(event)&quot;  id=”Single-Leg-Dead-Lift“&gt;“&gt;Single Leg Dead Lift&lt;div class=”ecat”&gt;body weight, kettle bell, dumbbell, leg, strength&lt;/div&gt;&lt;/div&lt;/li&gt;" calcext:value-type="string">
            <text:p>&lt;li&gt;&lt;div class=”eitem” draggable="true" ondragstart="drag(event)" ondrop="dropeitem(event)" <text:s/>id=”Single-Leg-Dead-Lift“&gt;“&gt;Single Leg Dead Lift&lt;div class=”ecat”&gt;body weight, kettle bell, dumbbell, leg, strength&lt;/div&gt;&lt;/div&lt;/li&gt;</text:p>
          </table:table-cell>
        </table:table-row>
        <table:table-row table:style-name="ro1">
          <table:table-cell office:value-type="string" calcext:value-type="string">
            <text:p>Single Leg Dead Lift BOSU</text:p>
          </table:table-cell>
          <table:table-cell office:value-type="string" calcext:value-type="string">
            <text:p>body weight, kettle bell, dumbbell, leg, strength, bosu</text:p>
          </table:table-cell>
          <table:table-cell office:value-type="string" calcext:value-type="string">
            <text:p>&lt;div class=”eitem” draggable="true" ondragstart="drag(event)" ondrop="dropeitem(event)" <text:s/>id=”</text:p>
          </table:table-cell>
          <table:table-cell table:formula="of:=FIND(&quot; &quot;;[.$A29])" office:value-type="float" office:value="7" calcext:value-type="float">
            <text:p>7</text:p>
          </table:table-cell>
          <table:table-cell table:formula="of:=IFERROR(REPLACE([.A29];[.D29];1;&quot;-&quot;);[.A29])" office:value-type="string" office:string-value="Single-Leg Dead Lift BOSU" calcext:value-type="string">
            <text:p>Single-Leg Dead Lift BOSU</text:p>
          </table:table-cell>
          <table:table-cell table:formula="of:=FIND(&quot; &quot;;[.E29])" office:value-type="float" office:value="11" calcext:value-type="float">
            <text:p>11</text:p>
          </table:table-cell>
          <table:table-cell table:formula="of:=IFERROR(REPLACE([.E29];[.F29];1;&quot;-&quot;);[.E29])" office:value-type="string" office:string-value="Single-Leg-Dead Lift BOSU" calcext:value-type="string">
            <text:p>Single-Leg-Dead Lift BOSU</text:p>
          </table:table-cell>
          <table:table-cell table:formula="of:=FIND(&quot; &quot;;[.G29])" office:value-type="float" office:value="16" calcext:value-type="float">
            <text:p>16</text:p>
          </table:table-cell>
          <table:table-cell table:formula="of:=IFERROR(REPLACE([.G29];[.H29];1;&quot;-&quot;);[.G29])" office:value-type="string" office:string-value="Single-Leg-Dead-Lift BOSU" calcext:value-type="string">
            <text:p>Single-Leg-Dead-Lift BOSU</text:p>
          </table:table-cell>
          <table:table-cell table:formula="of:=FIND(&quot; &quot;;[.I29])" office:value-type="float" office:value="21" calcext:value-type="float">
            <text:p>21</text:p>
          </table:table-cell>
          <table:table-cell table:formula="of:=IFERROR(REPLACE([.I29];[.J29];1;&quot;-&quot;);[.I29])" office:value-type="string" office:string-value="Single-Leg-Dead-Lift-BOSU" calcext:value-type="string">
            <text:p>Single-Leg-Dead-Lift-BOSU</text:p>
          </table:table-cell>
          <table:table-cell table:formula="of:=FIND(&quot; &quot;;[.K29])" office:value-type="string" office:string-value="" calcext:value-type="error">
            <text:p>#VALUE!</text:p>
          </table:table-cell>
          <table:table-cell table:formula="of:=IFERROR(REPLACE([.K29];[.L29];1;&quot;-&quot;);[.K29])" office:value-type="string" office:string-value="Single-Leg-Dead-Lift-BOSU" calcext:value-type="string">
            <text:p>Single-Leg-Dead-Lift-BOSU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&lt;div class=”ecat”&gt;</text:p>
          </table:table-cell>
          <table:table-cell office:value-type="string" calcext:value-type="string">
            <text:p>&lt;/div&gt;&lt;/div</text:p>
          </table:table-cell>
          <table:table-cell table:formula="of:=&quot;&lt;li&gt;&quot;&amp;[.C29]&amp;[.M29]&amp;[.N29]&amp;[.N29]&amp;[.A29]&amp;[.O29]&amp;[.B29]&amp;[.P29]&amp;&quot;&lt;/li&gt;&quot;" office:value-type="string" office:string-value="&lt;li&gt;&lt;div class=”eitem” draggable=&quot;true&quot; ondragstart=&quot;drag(event)&quot; ondrop=&quot;dropeitem(event)&quot;  id=”Single-Leg-Dead-Lift-BOSU“&gt;“&gt;Single Leg Dead Lift BOSU&lt;div class=”ecat”&gt;body weight, kettle bell, dumbbell, leg, strength, bosu&lt;/div&gt;&lt;/div&lt;/li&gt;" calcext:value-type="string">
            <text:p>&lt;li&gt;&lt;div class=”eitem” draggable="true" ondragstart="drag(event)" ondrop="dropeitem(event)" <text:s/>id=”Single-Leg-Dead-Lift-BOSU“&gt;“&gt;Single Leg Dead Lift BOSU&lt;div class=”ecat”&gt;body weight, kettle bell, dumbbell, leg, strength, bosu&lt;/div&gt;&lt;/div&lt;/li&gt;</text:p>
          </table:table-cell>
        </table:table-row>
        <table:table-row table:style-name="ro1">
          <table:table-cell office:value-type="string" calcext:value-type="string">
            <text:p>Push-Up</text:p>
          </table:table-cell>
          <table:table-cell office:value-type="string" calcext:value-type="string">
            <text:p>body weight, arm</text:p>
          </table:table-cell>
          <table:table-cell office:value-type="string" calcext:value-type="string">
            <text:p>&lt;div class=”eitem” draggable="true" ondragstart="drag(event)" ondrop="dropeitem(event)" <text:s/>id=”</text:p>
          </table:table-cell>
          <table:table-cell table:formula="of:=FIND(&quot; &quot;;[.$A30])" office:value-type="string" office:string-value="" calcext:value-type="error">
            <text:p>#VALUE!</text:p>
          </table:table-cell>
          <table:table-cell table:formula="of:=IFERROR(REPLACE([.A30];[.D30];1;&quot;-&quot;);[.A30])" office:value-type="string" office:string-value="Push-Up" calcext:value-type="string">
            <text:p>Push-Up</text:p>
          </table:table-cell>
          <table:table-cell table:formula="of:=FIND(&quot; &quot;;[.E30])" office:value-type="string" office:string-value="" calcext:value-type="error">
            <text:p>#VALUE!</text:p>
          </table:table-cell>
          <table:table-cell table:formula="of:=IFERROR(REPLACE([.E30];[.F30];1;&quot;-&quot;);[.E30])" office:value-type="string" office:string-value="Push-Up" calcext:value-type="string">
            <text:p>Push-Up</text:p>
          </table:table-cell>
          <table:table-cell table:formula="of:=FIND(&quot; &quot;;[.G30])" office:value-type="string" office:string-value="" calcext:value-type="error">
            <text:p>#VALUE!</text:p>
          </table:table-cell>
          <table:table-cell table:formula="of:=IFERROR(REPLACE([.G30];[.H30];1;&quot;-&quot;);[.G30])" office:value-type="string" office:string-value="Push-Up" calcext:value-type="string">
            <text:p>Push-Up</text:p>
          </table:table-cell>
          <table:table-cell table:formula="of:=FIND(&quot; &quot;;[.I30])" office:value-type="string" office:string-value="" calcext:value-type="error">
            <text:p>#VALUE!</text:p>
          </table:table-cell>
          <table:table-cell table:formula="of:=IFERROR(REPLACE([.I30];[.J30];1;&quot;-&quot;);[.I30])" office:value-type="string" office:string-value="Push-Up" calcext:value-type="string">
            <text:p>Push-Up</text:p>
          </table:table-cell>
          <table:table-cell table:formula="of:=FIND(&quot; &quot;;[.K30])" office:value-type="string" office:string-value="" calcext:value-type="error">
            <text:p>#VALUE!</text:p>
          </table:table-cell>
          <table:table-cell table:formula="of:=IFERROR(REPLACE([.K30];[.L30];1;&quot;-&quot;);[.K30])" office:value-type="string" office:string-value="Push-Up" calcext:value-type="string">
            <text:p>Push-Up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&lt;div class=”ecat”&gt;</text:p>
          </table:table-cell>
          <table:table-cell office:value-type="string" calcext:value-type="string">
            <text:p>&lt;/div&gt;&lt;/div</text:p>
          </table:table-cell>
          <table:table-cell table:formula="of:=&quot;&lt;li&gt;&quot;&amp;[.C30]&amp;[.M30]&amp;[.N30]&amp;[.N30]&amp;[.A30]&amp;[.O30]&amp;[.B30]&amp;[.P30]&amp;&quot;&lt;/li&gt;&quot;" office:value-type="string" office:string-value="&lt;li&gt;&lt;div class=”eitem” draggable=&quot;true&quot; ondragstart=&quot;drag(event)&quot; ondrop=&quot;dropeitem(event)&quot;  id=”Push-Up“&gt;“&gt;Push-Up&lt;div class=”ecat”&gt;body weight, arm&lt;/div&gt;&lt;/div&lt;/li&gt;" calcext:value-type="string">
            <text:p>&lt;li&gt;&lt;div class=”eitem” draggable="true" ondragstart="drag(event)" ondrop="dropeitem(event)" <text:s/>id=”Push-Up“&gt;“&gt;Push-Up&lt;div class=”ecat”&gt;body weight, arm&lt;/div&gt;&lt;/div&lt;/li&gt;</text:p>
          </table:table-cell>
        </table:table-row>
        <table:table-row table:style-name="ro1">
          <table:table-cell office:value-type="string" calcext:value-type="string">
            <text:p>Push-Up BOSU</text:p>
          </table:table-cell>
          <table:table-cell office:value-type="string" calcext:value-type="string">
            <text:p>body weight, arm, bosu</text:p>
          </table:table-cell>
          <table:table-cell office:value-type="string" calcext:value-type="string">
            <text:p>&lt;div class=”eitem” draggable="true" ondragstart="drag(event)" ondrop="dropeitem(event)" <text:s/>id=”</text:p>
          </table:table-cell>
          <table:table-cell table:formula="of:=FIND(&quot; &quot;;[.$A31])" office:value-type="float" office:value="8" calcext:value-type="float">
            <text:p>8</text:p>
          </table:table-cell>
          <table:table-cell table:formula="of:=IFERROR(REPLACE([.A31];[.D31];1;&quot;-&quot;);[.A31])" office:value-type="string" office:string-value="Push-Up-BOSU" calcext:value-type="string">
            <text:p>Push-Up-BOSU</text:p>
          </table:table-cell>
          <table:table-cell table:formula="of:=FIND(&quot; &quot;;[.E31])" office:value-type="string" office:string-value="" calcext:value-type="error">
            <text:p>#VALUE!</text:p>
          </table:table-cell>
          <table:table-cell table:formula="of:=IFERROR(REPLACE([.E31];[.F31];1;&quot;-&quot;);[.E31])" office:value-type="string" office:string-value="Push-Up-BOSU" calcext:value-type="string">
            <text:p>Push-Up-BOSU</text:p>
          </table:table-cell>
          <table:table-cell table:formula="of:=FIND(&quot; &quot;;[.G31])" office:value-type="string" office:string-value="" calcext:value-type="error">
            <text:p>#VALUE!</text:p>
          </table:table-cell>
          <table:table-cell table:formula="of:=IFERROR(REPLACE([.G31];[.H31];1;&quot;-&quot;);[.G31])" office:value-type="string" office:string-value="Push-Up-BOSU" calcext:value-type="string">
            <text:p>Push-Up-BOSU</text:p>
          </table:table-cell>
          <table:table-cell table:formula="of:=FIND(&quot; &quot;;[.I31])" office:value-type="string" office:string-value="" calcext:value-type="error">
            <text:p>#VALUE!</text:p>
          </table:table-cell>
          <table:table-cell table:formula="of:=IFERROR(REPLACE([.I31];[.J31];1;&quot;-&quot;);[.I31])" office:value-type="string" office:string-value="Push-Up-BOSU" calcext:value-type="string">
            <text:p>Push-Up-BOSU</text:p>
          </table:table-cell>
          <table:table-cell table:formula="of:=FIND(&quot; &quot;;[.K31])" office:value-type="string" office:string-value="" calcext:value-type="error">
            <text:p>#VALUE!</text:p>
          </table:table-cell>
          <table:table-cell table:formula="of:=IFERROR(REPLACE([.K31];[.L31];1;&quot;-&quot;);[.K31])" office:value-type="string" office:string-value="Push-Up-BOSU" calcext:value-type="string">
            <text:p>Push-Up-BOSU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&lt;div class=”ecat”&gt;</text:p>
          </table:table-cell>
          <table:table-cell office:value-type="string" calcext:value-type="string">
            <text:p>&lt;/div&gt;&lt;/div</text:p>
          </table:table-cell>
          <table:table-cell table:formula="of:=&quot;&lt;li&gt;&quot;&amp;[.C31]&amp;[.M31]&amp;[.N31]&amp;[.N31]&amp;[.A31]&amp;[.O31]&amp;[.B31]&amp;[.P31]&amp;&quot;&lt;/li&gt;&quot;" office:value-type="string" office:string-value="&lt;li&gt;&lt;div class=”eitem” draggable=&quot;true&quot; ondragstart=&quot;drag(event)&quot; ondrop=&quot;dropeitem(event)&quot;  id=”Push-Up-BOSU“&gt;“&gt;Push-Up BOSU&lt;div class=”ecat”&gt;body weight, arm, bosu&lt;/div&gt;&lt;/div&lt;/li&gt;" calcext:value-type="string">
            <text:p>&lt;li&gt;&lt;div class=”eitem” draggable="true" ondragstart="drag(event)" ondrop="dropeitem(event)" <text:s/>id=”Push-Up-BOSU“&gt;“&gt;Push-Up BOSU&lt;div class=”ecat”&gt;body weight, arm, bosu&lt;/div&gt;&lt;/div&lt;/li&gt;</text:p>
          </table:table-cell>
        </table:table-row>
        <table:table-row table:style-name="ro1">
          <table:table-cell office:value-type="string" calcext:value-type="string">
            <text:p>Power Pull</text:p>
          </table:table-cell>
          <table:table-cell office:value-type="string" calcext:value-type="string">
            <text:p>TRX, arms</text:p>
          </table:table-cell>
          <table:table-cell office:value-type="string" calcext:value-type="string">
            <text:p>&lt;div class=”eitem” draggable="true" ondragstart="drag(event)" ondrop="dropeitem(event)" <text:s/>id=”</text:p>
          </table:table-cell>
          <table:table-cell table:formula="of:=FIND(&quot; &quot;;[.$A32])" office:value-type="float" office:value="6" calcext:value-type="float">
            <text:p>6</text:p>
          </table:table-cell>
          <table:table-cell table:formula="of:=IFERROR(REPLACE([.A32];[.D32];1;&quot;-&quot;);[.A32])" office:value-type="string" office:string-value="Power-Pull" calcext:value-type="string">
            <text:p>Power-Pull</text:p>
          </table:table-cell>
          <table:table-cell table:formula="of:=FIND(&quot; &quot;;[.E32])" office:value-type="string" office:string-value="" calcext:value-type="error">
            <text:p>#VALUE!</text:p>
          </table:table-cell>
          <table:table-cell table:formula="of:=IFERROR(REPLACE([.E32];[.F32];1;&quot;-&quot;);[.E32])" office:value-type="string" office:string-value="Power-Pull" calcext:value-type="string">
            <text:p>Power-Pull</text:p>
          </table:table-cell>
          <table:table-cell table:formula="of:=FIND(&quot; &quot;;[.G32])" office:value-type="string" office:string-value="" calcext:value-type="error">
            <text:p>#VALUE!</text:p>
          </table:table-cell>
          <table:table-cell table:formula="of:=IFERROR(REPLACE([.G32];[.H32];1;&quot;-&quot;);[.G32])" office:value-type="string" office:string-value="Power-Pull" calcext:value-type="string">
            <text:p>Power-Pull</text:p>
          </table:table-cell>
          <table:table-cell table:formula="of:=FIND(&quot; &quot;;[.I32])" office:value-type="string" office:string-value="" calcext:value-type="error">
            <text:p>#VALUE!</text:p>
          </table:table-cell>
          <table:table-cell table:formula="of:=IFERROR(REPLACE([.I32];[.J32];1;&quot;-&quot;);[.I32])" office:value-type="string" office:string-value="Power-Pull" calcext:value-type="string">
            <text:p>Power-Pull</text:p>
          </table:table-cell>
          <table:table-cell table:formula="of:=FIND(&quot; &quot;;[.K32])" office:value-type="string" office:string-value="" calcext:value-type="error">
            <text:p>#VALUE!</text:p>
          </table:table-cell>
          <table:table-cell table:formula="of:=IFERROR(REPLACE([.K32];[.L32];1;&quot;-&quot;);[.K32])" office:value-type="string" office:string-value="Power-Pull" calcext:value-type="string">
            <text:p>Power-Pull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&lt;div class=”ecat”&gt;</text:p>
          </table:table-cell>
          <table:table-cell office:value-type="string" calcext:value-type="string">
            <text:p>&lt;/div&gt;&lt;/div</text:p>
          </table:table-cell>
          <table:table-cell table:formula="of:=&quot;&lt;li&gt;&quot;&amp;[.C32]&amp;[.M32]&amp;[.N32]&amp;[.N32]&amp;[.A32]&amp;[.O32]&amp;[.B32]&amp;[.P32]&amp;&quot;&lt;/li&gt;&quot;" office:value-type="string" office:string-value="&lt;li&gt;&lt;div class=”eitem” draggable=&quot;true&quot; ondragstart=&quot;drag(event)&quot; ondrop=&quot;dropeitem(event)&quot;  id=”Power-Pull“&gt;“&gt;Power Pull&lt;div class=”ecat”&gt;TRX, arms&lt;/div&gt;&lt;/div&lt;/li&gt;" calcext:value-type="string">
            <text:p>&lt;li&gt;&lt;div class=”eitem” draggable="true" ondragstart="drag(event)" ondrop="dropeitem(event)" <text:s/>id=”Power-Pull“&gt;“&gt;Power Pull&lt;div class=”ecat”&gt;TRX, arms&lt;/div&gt;&lt;/div&lt;/li&gt;</text:p>
          </table:table-cell>
        </table:table-row>
        <table:table-row table:style-name="ro1">
          <table:table-cell office:value-type="string" calcext:value-type="string">
            <text:p>Knees-to-Elbows</text:p>
          </table:table-cell>
          <table:table-cell office:value-type="string" calcext:value-type="string">
            <text:p>TRX, core</text:p>
          </table:table-cell>
          <table:table-cell office:value-type="string" calcext:value-type="string">
            <text:p>&lt;div class=”eitem” draggable="true" ondragstart="drag(event)" ondrop="dropeitem(event)" <text:s/>id=”</text:p>
          </table:table-cell>
          <table:table-cell table:formula="of:=FIND(&quot; &quot;;[.$A33])" office:value-type="string" office:string-value="" calcext:value-type="error">
            <text:p>#VALUE!</text:p>
          </table:table-cell>
          <table:table-cell table:formula="of:=IFERROR(REPLACE([.A33];[.D33];1;&quot;-&quot;);[.A33])" office:value-type="string" office:string-value="Knees-to-Elbows" calcext:value-type="string">
            <text:p>Knees-to-Elbows</text:p>
          </table:table-cell>
          <table:table-cell table:formula="of:=FIND(&quot; &quot;;[.E33])" office:value-type="string" office:string-value="" calcext:value-type="error">
            <text:p>#VALUE!</text:p>
          </table:table-cell>
          <table:table-cell table:formula="of:=IFERROR(REPLACE([.E33];[.F33];1;&quot;-&quot;);[.E33])" office:value-type="string" office:string-value="Knees-to-Elbows" calcext:value-type="string">
            <text:p>Knees-to-Elbows</text:p>
          </table:table-cell>
          <table:table-cell table:formula="of:=FIND(&quot; &quot;;[.G33])" office:value-type="string" office:string-value="" calcext:value-type="error">
            <text:p>#VALUE!</text:p>
          </table:table-cell>
          <table:table-cell table:formula="of:=IFERROR(REPLACE([.G33];[.H33];1;&quot;-&quot;);[.G33])" office:value-type="string" office:string-value="Knees-to-Elbows" calcext:value-type="string">
            <text:p>Knees-to-Elbows</text:p>
          </table:table-cell>
          <table:table-cell table:formula="of:=FIND(&quot; &quot;;[.I33])" office:value-type="string" office:string-value="" calcext:value-type="error">
            <text:p>#VALUE!</text:p>
          </table:table-cell>
          <table:table-cell table:formula="of:=IFERROR(REPLACE([.I33];[.J33];1;&quot;-&quot;);[.I33])" office:value-type="string" office:string-value="Knees-to-Elbows" calcext:value-type="string">
            <text:p>Knees-to-Elbows</text:p>
          </table:table-cell>
          <table:table-cell table:formula="of:=FIND(&quot; &quot;;[.K33])" office:value-type="string" office:string-value="" calcext:value-type="error">
            <text:p>#VALUE!</text:p>
          </table:table-cell>
          <table:table-cell table:formula="of:=IFERROR(REPLACE([.K33];[.L33];1;&quot;-&quot;);[.K33])" office:value-type="string" office:string-value="Knees-to-Elbows" calcext:value-type="string">
            <text:p>Knees-to-Elbows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&lt;div class=”ecat”&gt;</text:p>
          </table:table-cell>
          <table:table-cell office:value-type="string" calcext:value-type="string">
            <text:p>&lt;/div&gt;&lt;/div</text:p>
          </table:table-cell>
          <table:table-cell table:formula="of:=&quot;&lt;li&gt;&quot;&amp;[.C33]&amp;[.M33]&amp;[.N33]&amp;[.N33]&amp;[.A33]&amp;[.O33]&amp;[.B33]&amp;[.P33]&amp;&quot;&lt;/li&gt;&quot;" office:value-type="string" office:string-value="&lt;li&gt;&lt;div class=”eitem” draggable=&quot;true&quot; ondragstart=&quot;drag(event)&quot; ondrop=&quot;dropeitem(event)&quot;  id=”Knees-to-Elbows“&gt;“&gt;Knees-to-Elbows&lt;div class=”ecat”&gt;TRX, core&lt;/div&gt;&lt;/div&lt;/li&gt;" calcext:value-type="string">
            <text:p>&lt;li&gt;&lt;div class=”eitem” draggable="true" ondragstart="drag(event)" ondrop="dropeitem(event)" <text:s/>id=”Knees-to-Elbows“&gt;“&gt;Knees-to-Elbows&lt;div class=”ecat”&gt;TRX, core&lt;/div&gt;&lt;/div&lt;/li&gt;</text:p>
          </table:table-cell>
        </table:table-row>
        <table:table-row table:style-name="ro1">
          <table:table-cell office:value-type="string" calcext:value-type="string">
            <text:p>Squat Press</text:p>
          </table:table-cell>
          <table:table-cell office:value-type="string" calcext:value-type="string">
            <text:p>kettle bell, dumbbell, strength</text:p>
          </table:table-cell>
          <table:table-cell office:value-type="string" calcext:value-type="string">
            <text:p>&lt;div class=”eitem” draggable="true" ondragstart="drag(event)" ondrop="dropeitem(event)" <text:s/>id=”</text:p>
          </table:table-cell>
          <table:table-cell table:formula="of:=FIND(&quot; &quot;;[.$A34])" office:value-type="float" office:value="6" calcext:value-type="float">
            <text:p>6</text:p>
          </table:table-cell>
          <table:table-cell table:formula="of:=IFERROR(REPLACE([.A34];[.D34];1;&quot;-&quot;);[.A34])" office:value-type="string" office:string-value="Squat-Press" calcext:value-type="string">
            <text:p>Squat-Press</text:p>
          </table:table-cell>
          <table:table-cell table:formula="of:=FIND(&quot; &quot;;[.E34])" office:value-type="string" office:string-value="" calcext:value-type="error">
            <text:p>#VALUE!</text:p>
          </table:table-cell>
          <table:table-cell table:formula="of:=IFERROR(REPLACE([.E34];[.F34];1;&quot;-&quot;);[.E34])" office:value-type="string" office:string-value="Squat-Press" calcext:value-type="string">
            <text:p>Squat-Press</text:p>
          </table:table-cell>
          <table:table-cell table:formula="of:=FIND(&quot; &quot;;[.G34])" office:value-type="string" office:string-value="" calcext:value-type="error">
            <text:p>#VALUE!</text:p>
          </table:table-cell>
          <table:table-cell table:formula="of:=IFERROR(REPLACE([.G34];[.H34];1;&quot;-&quot;);[.G34])" office:value-type="string" office:string-value="Squat-Press" calcext:value-type="string">
            <text:p>Squat-Press</text:p>
          </table:table-cell>
          <table:table-cell table:formula="of:=FIND(&quot; &quot;;[.I34])" office:value-type="string" office:string-value="" calcext:value-type="error">
            <text:p>#VALUE!</text:p>
          </table:table-cell>
          <table:table-cell table:formula="of:=IFERROR(REPLACE([.I34];[.J34];1;&quot;-&quot;);[.I34])" office:value-type="string" office:string-value="Squat-Press" calcext:value-type="string">
            <text:p>Squat-Press</text:p>
          </table:table-cell>
          <table:table-cell table:formula="of:=FIND(&quot; &quot;;[.K34])" office:value-type="string" office:string-value="" calcext:value-type="error">
            <text:p>#VALUE!</text:p>
          </table:table-cell>
          <table:table-cell table:formula="of:=IFERROR(REPLACE([.K34];[.L34];1;&quot;-&quot;);[.K34])" office:value-type="string" office:string-value="Squat-Press" calcext:value-type="string">
            <text:p>Squat-Press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&lt;div class=”ecat”&gt;</text:p>
          </table:table-cell>
          <table:table-cell office:value-type="string" calcext:value-type="string">
            <text:p>&lt;/div&gt;&lt;/div</text:p>
          </table:table-cell>
          <table:table-cell table:formula="of:=&quot;&lt;li&gt;&quot;&amp;[.C34]&amp;[.M34]&amp;[.N34]&amp;[.N34]&amp;[.A34]&amp;[.O34]&amp;[.B34]&amp;[.P34]&amp;&quot;&lt;/li&gt;&quot;" office:value-type="string" office:string-value="&lt;li&gt;&lt;div class=”eitem” draggable=&quot;true&quot; ondragstart=&quot;drag(event)&quot; ondrop=&quot;dropeitem(event)&quot;  id=”Squat-Press“&gt;“&gt;Squat Press&lt;div class=”ecat”&gt;kettle bell, dumbbell, strength&lt;/div&gt;&lt;/div&lt;/li&gt;" calcext:value-type="string">
            <text:p>&lt;li&gt;&lt;div class=”eitem” draggable="true" ondragstart="drag(event)" ondrop="dropeitem(event)" <text:s/>id=”Squat-Press“&gt;“&gt;Squat Press&lt;div class=”ecat”&gt;kettle bell, dumbbell, strength&lt;/div&gt;&lt;/div&lt;/li&gt;</text:p>
          </table:table-cell>
        </table:table-row>
        <table:table-row table:style-name="ro1">
          <table:table-cell office:value-type="string" calcext:value-type="string">
            <text:p>Windmill</text:p>
          </table:table-cell>
          <table:table-cell office:value-type="string" calcext:value-type="string">
            <text:p>kettle bell, dumbbell, core</text:p>
          </table:table-cell>
          <table:table-cell office:value-type="string" calcext:value-type="string">
            <text:p>&lt;div class=”eitem” draggable="true" ondragstart="drag(event)" ondrop="dropeitem(event)" <text:s/>id=”</text:p>
          </table:table-cell>
          <table:table-cell table:formula="of:=FIND(&quot; &quot;;[.$A35])" office:value-type="string" office:string-value="" calcext:value-type="error">
            <text:p>#VALUE!</text:p>
          </table:table-cell>
          <table:table-cell table:formula="of:=IFERROR(REPLACE([.A35];[.D35];1;&quot;-&quot;);[.A35])" office:value-type="string" office:string-value="Windmill" calcext:value-type="string">
            <text:p>Windmill</text:p>
          </table:table-cell>
          <table:table-cell table:formula="of:=FIND(&quot; &quot;;[.E35])" office:value-type="string" office:string-value="" calcext:value-type="error">
            <text:p>#VALUE!</text:p>
          </table:table-cell>
          <table:table-cell table:formula="of:=IFERROR(REPLACE([.E35];[.F35];1;&quot;-&quot;);[.E35])" office:value-type="string" office:string-value="Windmill" calcext:value-type="string">
            <text:p>Windmill</text:p>
          </table:table-cell>
          <table:table-cell table:formula="of:=FIND(&quot; &quot;;[.G35])" office:value-type="string" office:string-value="" calcext:value-type="error">
            <text:p>#VALUE!</text:p>
          </table:table-cell>
          <table:table-cell table:formula="of:=IFERROR(REPLACE([.G35];[.H35];1;&quot;-&quot;);[.G35])" office:value-type="string" office:string-value="Windmill" calcext:value-type="string">
            <text:p>Windmill</text:p>
          </table:table-cell>
          <table:table-cell table:formula="of:=FIND(&quot; &quot;;[.I35])" office:value-type="string" office:string-value="" calcext:value-type="error">
            <text:p>#VALUE!</text:p>
          </table:table-cell>
          <table:table-cell table:formula="of:=IFERROR(REPLACE([.I35];[.J35];1;&quot;-&quot;);[.I35])" office:value-type="string" office:string-value="Windmill" calcext:value-type="string">
            <text:p>Windmill</text:p>
          </table:table-cell>
          <table:table-cell table:formula="of:=FIND(&quot; &quot;;[.K35])" office:value-type="string" office:string-value="" calcext:value-type="error">
            <text:p>#VALUE!</text:p>
          </table:table-cell>
          <table:table-cell table:formula="of:=IFERROR(REPLACE([.K35];[.L35];1;&quot;-&quot;);[.K35])" office:value-type="string" office:string-value="Windmill" calcext:value-type="string">
            <text:p>Windmill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&lt;div class=”ecat”&gt;</text:p>
          </table:table-cell>
          <table:table-cell office:value-type="string" calcext:value-type="string">
            <text:p>&lt;/div&gt;&lt;/div</text:p>
          </table:table-cell>
          <table:table-cell table:formula="of:=&quot;&lt;li&gt;&quot;&amp;[.C35]&amp;[.M35]&amp;[.N35]&amp;[.N35]&amp;[.A35]&amp;[.O35]&amp;[.B35]&amp;[.P35]&amp;&quot;&lt;/li&gt;&quot;" office:value-type="string" office:string-value="&lt;li&gt;&lt;div class=”eitem” draggable=&quot;true&quot; ondragstart=&quot;drag(event)&quot; ondrop=&quot;dropeitem(event)&quot;  id=”Windmill“&gt;“&gt;Windmill&lt;div class=”ecat”&gt;kettle bell, dumbbell, core&lt;/div&gt;&lt;/div&lt;/li&gt;" calcext:value-type="string">
            <text:p>&lt;li&gt;&lt;div class=”eitem” draggable="true" ondragstart="drag(event)" ondrop="dropeitem(event)" <text:s/>id=”Windmill“&gt;“&gt;Windmill&lt;div class=”ecat”&gt;kettle bell, dumbbell, core&lt;/div&gt;&lt;/div&lt;/li&gt;</text:p>
          </table:table-cell>
        </table:table-row>
        <table:table-row table:style-name="ro1">
          <table:table-cell office:value-type="string" calcext:value-type="string">
            <text:p>Lunge</text:p>
          </table:table-cell>
          <table:table-cell office:value-type="string" calcext:value-type="string">
            <text:p>leg, body weight</text:p>
          </table:table-cell>
          <table:table-cell office:value-type="string" calcext:value-type="string">
            <text:p>&lt;div class=”eitem” draggable="true" ondragstart="drag(event)" ondrop="dropeitem(event)" <text:s/>id=”</text:p>
          </table:table-cell>
          <table:table-cell table:formula="of:=FIND(&quot; &quot;;[.$A36])" office:value-type="string" office:string-value="" calcext:value-type="error">
            <text:p>#VALUE!</text:p>
          </table:table-cell>
          <table:table-cell table:formula="of:=IFERROR(REPLACE([.A36];[.D36];1;&quot;-&quot;);[.A36])" office:value-type="string" office:string-value="Lunge" calcext:value-type="string">
            <text:p>Lunge</text:p>
          </table:table-cell>
          <table:table-cell table:formula="of:=FIND(&quot; &quot;;[.E36])" office:value-type="string" office:string-value="" calcext:value-type="error">
            <text:p>#VALUE!</text:p>
          </table:table-cell>
          <table:table-cell table:formula="of:=IFERROR(REPLACE([.E36];[.F36];1;&quot;-&quot;);[.E36])" office:value-type="string" office:string-value="Lunge" calcext:value-type="string">
            <text:p>Lunge</text:p>
          </table:table-cell>
          <table:table-cell table:formula="of:=FIND(&quot; &quot;;[.G36])" office:value-type="string" office:string-value="" calcext:value-type="error">
            <text:p>#VALUE!</text:p>
          </table:table-cell>
          <table:table-cell table:formula="of:=IFERROR(REPLACE([.G36];[.H36];1;&quot;-&quot;);[.G36])" office:value-type="string" office:string-value="Lunge" calcext:value-type="string">
            <text:p>Lunge</text:p>
          </table:table-cell>
          <table:table-cell table:formula="of:=FIND(&quot; &quot;;[.I36])" office:value-type="string" office:string-value="" calcext:value-type="error">
            <text:p>#VALUE!</text:p>
          </table:table-cell>
          <table:table-cell table:formula="of:=IFERROR(REPLACE([.I36];[.J36];1;&quot;-&quot;);[.I36])" office:value-type="string" office:string-value="Lunge" calcext:value-type="string">
            <text:p>Lunge</text:p>
          </table:table-cell>
          <table:table-cell table:formula="of:=FIND(&quot; &quot;;[.K36])" office:value-type="string" office:string-value="" calcext:value-type="error">
            <text:p>#VALUE!</text:p>
          </table:table-cell>
          <table:table-cell table:formula="of:=IFERROR(REPLACE([.K36];[.L36];1;&quot;-&quot;);[.K36])" office:value-type="string" office:string-value="Lunge" calcext:value-type="string">
            <text:p>Lunge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&lt;div class=”ecat”&gt;</text:p>
          </table:table-cell>
          <table:table-cell office:value-type="string" calcext:value-type="string">
            <text:p>&lt;/div&gt;&lt;/div</text:p>
          </table:table-cell>
          <table:table-cell table:formula="of:=&quot;&lt;li&gt;&quot;&amp;[.C36]&amp;[.M36]&amp;[.N36]&amp;[.N36]&amp;[.A36]&amp;[.O36]&amp;[.B36]&amp;[.P36]&amp;&quot;&lt;/li&gt;&quot;" office:value-type="string" office:string-value="&lt;li&gt;&lt;div class=”eitem” draggable=&quot;true&quot; ondragstart=&quot;drag(event)&quot; ondrop=&quot;dropeitem(event)&quot;  id=”Lunge“&gt;“&gt;Lunge&lt;div class=”ecat”&gt;leg, body weight&lt;/div&gt;&lt;/div&lt;/li&gt;" calcext:value-type="string">
            <text:p>&lt;li&gt;&lt;div class=”eitem” draggable="true" ondragstart="drag(event)" ondrop="dropeitem(event)" <text:s/>id=”Lunge“&gt;“&gt;Lunge&lt;div class=”ecat”&gt;leg, body weight&lt;/div&gt;&lt;/div&lt;/li&gt;</text:p>
          </table:table-cell>
        </table:table-row>
        <table:table-row table:style-name="ro1">
          <table:table-cell office:value-type="string" calcext:value-type="string">
            <text:p>Star Jump</text:p>
          </table:table-cell>
          <table:table-cell office:value-type="string" calcext:value-type="string">
            <text:p>body weight, cardio, jump, plyo</text:p>
          </table:table-cell>
          <table:table-cell office:value-type="string" calcext:value-type="string">
            <text:p>&lt;div class=”eitem” draggable="true" ondragstart="drag(event)" ondrop="dropeitem(event)" <text:s/>id=”</text:p>
          </table:table-cell>
          <table:table-cell table:formula="of:=FIND(&quot; &quot;;[.$A37])" office:value-type="float" office:value="5" calcext:value-type="float">
            <text:p>5</text:p>
          </table:table-cell>
          <table:table-cell table:formula="of:=IFERROR(REPLACE([.A37];[.D37];1;&quot;-&quot;);[.A37])" office:value-type="string" office:string-value="Star-Jump" calcext:value-type="string">
            <text:p>Star-Jump</text:p>
          </table:table-cell>
          <table:table-cell table:formula="of:=FIND(&quot; &quot;;[.E37])" office:value-type="string" office:string-value="" calcext:value-type="error">
            <text:p>#VALUE!</text:p>
          </table:table-cell>
          <table:table-cell table:formula="of:=IFERROR(REPLACE([.E37];[.F37];1;&quot;-&quot;);[.E37])" office:value-type="string" office:string-value="Star-Jump" calcext:value-type="string">
            <text:p>Star-Jump</text:p>
          </table:table-cell>
          <table:table-cell table:formula="of:=FIND(&quot; &quot;;[.G37])" office:value-type="string" office:string-value="" calcext:value-type="error">
            <text:p>#VALUE!</text:p>
          </table:table-cell>
          <table:table-cell table:formula="of:=IFERROR(REPLACE([.G37];[.H37];1;&quot;-&quot;);[.G37])" office:value-type="string" office:string-value="Star-Jump" calcext:value-type="string">
            <text:p>Star-Jump</text:p>
          </table:table-cell>
          <table:table-cell table:formula="of:=FIND(&quot; &quot;;[.I37])" office:value-type="string" office:string-value="" calcext:value-type="error">
            <text:p>#VALUE!</text:p>
          </table:table-cell>
          <table:table-cell table:formula="of:=IFERROR(REPLACE([.I37];[.J37];1;&quot;-&quot;);[.I37])" office:value-type="string" office:string-value="Star-Jump" calcext:value-type="string">
            <text:p>Star-Jump</text:p>
          </table:table-cell>
          <table:table-cell table:formula="of:=FIND(&quot; &quot;;[.K37])" office:value-type="string" office:string-value="" calcext:value-type="error">
            <text:p>#VALUE!</text:p>
          </table:table-cell>
          <table:table-cell table:formula="of:=IFERROR(REPLACE([.K37];[.L37];1;&quot;-&quot;);[.K37])" office:value-type="string" office:string-value="Star-Jump" calcext:value-type="string">
            <text:p>Star-Jump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&lt;div class=”ecat”&gt;</text:p>
          </table:table-cell>
          <table:table-cell office:value-type="string" calcext:value-type="string">
            <text:p>&lt;/div&gt;&lt;/div</text:p>
          </table:table-cell>
          <table:table-cell table:formula="of:=&quot;&lt;li&gt;&quot;&amp;[.C37]&amp;[.M37]&amp;[.N37]&amp;[.N37]&amp;[.A37]&amp;[.O37]&amp;[.B37]&amp;[.P37]&amp;&quot;&lt;/li&gt;&quot;" office:value-type="string" office:string-value="&lt;li&gt;&lt;div class=”eitem” draggable=&quot;true&quot; ondragstart=&quot;drag(event)&quot; ondrop=&quot;dropeitem(event)&quot;  id=”Star-Jump“&gt;“&gt;Star Jump&lt;div class=”ecat”&gt;body weight, cardio, jump, plyo&lt;/div&gt;&lt;/div&lt;/li&gt;" calcext:value-type="string">
            <text:p>&lt;li&gt;&lt;div class=”eitem” draggable="true" ondragstart="drag(event)" ondrop="dropeitem(event)" <text:s/>id=”Star-Jump“&gt;“&gt;Star Jump&lt;div class=”ecat”&gt;body weight, cardio, jump, plyo&lt;/div&gt;&lt;/div&lt;/li&gt;</text:p>
          </table:table-cell>
        </table:table-row>
        <table:table-row table:style-name="ro1">
          <table:table-cell office:value-type="string" calcext:value-type="string">
            <text:p>Jumping Jacks</text:p>
          </table:table-cell>
          <table:table-cell office:value-type="string" calcext:value-type="string">
            <text:p>body weight, cardio, jump, plyo</text:p>
          </table:table-cell>
          <table:table-cell office:value-type="string" calcext:value-type="string">
            <text:p>&lt;div class=”eitem” draggable="true" ondragstart="drag(event)" ondrop="dropeitem(event)" <text:s/>id=”</text:p>
          </table:table-cell>
          <table:table-cell table:formula="of:=FIND(&quot; &quot;;[.$A38])" office:value-type="float" office:value="8" calcext:value-type="float">
            <text:p>8</text:p>
          </table:table-cell>
          <table:table-cell table:formula="of:=IFERROR(REPLACE([.A38];[.D38];1;&quot;-&quot;);[.A38])" office:value-type="string" office:string-value="Jumping-Jacks" calcext:value-type="string">
            <text:p>Jumping-Jacks</text:p>
          </table:table-cell>
          <table:table-cell table:formula="of:=FIND(&quot; &quot;;[.E38])" office:value-type="string" office:string-value="" calcext:value-type="error">
            <text:p>#VALUE!</text:p>
          </table:table-cell>
          <table:table-cell table:formula="of:=IFERROR(REPLACE([.E38];[.F38];1;&quot;-&quot;);[.E38])" office:value-type="string" office:string-value="Jumping-Jacks" calcext:value-type="string">
            <text:p>Jumping-Jacks</text:p>
          </table:table-cell>
          <table:table-cell table:formula="of:=FIND(&quot; &quot;;[.G38])" office:value-type="string" office:string-value="" calcext:value-type="error">
            <text:p>#VALUE!</text:p>
          </table:table-cell>
          <table:table-cell table:formula="of:=IFERROR(REPLACE([.G38];[.H38];1;&quot;-&quot;);[.G38])" office:value-type="string" office:string-value="Jumping-Jacks" calcext:value-type="string">
            <text:p>Jumping-Jacks</text:p>
          </table:table-cell>
          <table:table-cell table:formula="of:=FIND(&quot; &quot;;[.I38])" office:value-type="string" office:string-value="" calcext:value-type="error">
            <text:p>#VALUE!</text:p>
          </table:table-cell>
          <table:table-cell table:formula="of:=IFERROR(REPLACE([.I38];[.J38];1;&quot;-&quot;);[.I38])" office:value-type="string" office:string-value="Jumping-Jacks" calcext:value-type="string">
            <text:p>Jumping-Jacks</text:p>
          </table:table-cell>
          <table:table-cell table:formula="of:=FIND(&quot; &quot;;[.K38])" office:value-type="string" office:string-value="" calcext:value-type="error">
            <text:p>#VALUE!</text:p>
          </table:table-cell>
          <table:table-cell table:formula="of:=IFERROR(REPLACE([.K38];[.L38];1;&quot;-&quot;);[.K38])" office:value-type="string" office:string-value="Jumping-Jacks" calcext:value-type="string">
            <text:p>Jumping-Jacks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&lt;div class=”ecat”&gt;</text:p>
          </table:table-cell>
          <table:table-cell office:value-type="string" calcext:value-type="string">
            <text:p>&lt;/div&gt;&lt;/div</text:p>
          </table:table-cell>
          <table:table-cell table:formula="of:=&quot;&lt;li&gt;&quot;&amp;[.C38]&amp;[.M38]&amp;[.N38]&amp;[.N38]&amp;[.A38]&amp;[.O38]&amp;[.B38]&amp;[.P38]&amp;&quot;&lt;/li&gt;&quot;" office:value-type="string" office:string-value="&lt;li&gt;&lt;div class=”eitem” draggable=&quot;true&quot; ondragstart=&quot;drag(event)&quot; ondrop=&quot;dropeitem(event)&quot;  id=”Jumping-Jacks“&gt;“&gt;Jumping Jacks&lt;div class=”ecat”&gt;body weight, cardio, jump, plyo&lt;/div&gt;&lt;/div&lt;/li&gt;" calcext:value-type="string">
            <text:p>&lt;li&gt;&lt;div class=”eitem” draggable="true" ondragstart="drag(event)" ondrop="dropeitem(event)" <text:s/>id=”Jumping-Jacks“&gt;“&gt;Jumping Jacks&lt;div class=”ecat”&gt;body weight, cardio, jump, plyo&lt;/div&gt;&lt;/div&lt;/li&gt;</text:p>
          </table:table-cell>
        </table:table-row>
        <table:table-row table:style-name="ro1">
          <table:table-cell office:value-type="string" calcext:value-type="string">
            <text:p>Mountain Climbers TRX</text:p>
          </table:table-cell>
          <table:table-cell office:value-type="string" calcext:value-type="string">
            <text:p>TRX, core, cardio</text:p>
          </table:table-cell>
          <table:table-cell office:value-type="string" calcext:value-type="string">
            <text:p>&lt;div class=”eitem” draggable="true" ondragstart="drag(event)" ondrop="dropeitem(event)" <text:s/>id=”</text:p>
          </table:table-cell>
          <table:table-cell table:formula="of:=FIND(&quot; &quot;;[.$A39])" office:value-type="float" office:value="9" calcext:value-type="float">
            <text:p>9</text:p>
          </table:table-cell>
          <table:table-cell table:formula="of:=IFERROR(REPLACE([.A39];[.D39];1;&quot;-&quot;);[.A39])" office:value-type="string" office:string-value="Mountain-Climbers TRX" calcext:value-type="string">
            <text:p>Mountain-Climbers TRX</text:p>
          </table:table-cell>
          <table:table-cell table:formula="of:=FIND(&quot; &quot;;[.E39])" office:value-type="float" office:value="18" calcext:value-type="float">
            <text:p>18</text:p>
          </table:table-cell>
          <table:table-cell table:formula="of:=IFERROR(REPLACE([.E39];[.F39];1;&quot;-&quot;);[.E39])" office:value-type="string" office:string-value="Mountain-Climbers-TRX" calcext:value-type="string">
            <text:p>Mountain-Climbers-TRX</text:p>
          </table:table-cell>
          <table:table-cell table:formula="of:=FIND(&quot; &quot;;[.G39])" office:value-type="string" office:string-value="" calcext:value-type="error">
            <text:p>#VALUE!</text:p>
          </table:table-cell>
          <table:table-cell table:formula="of:=IFERROR(REPLACE([.G39];[.H39];1;&quot;-&quot;);[.G39])" office:value-type="string" office:string-value="Mountain-Climbers-TRX" calcext:value-type="string">
            <text:p>Mountain-Climbers-TRX</text:p>
          </table:table-cell>
          <table:table-cell table:formula="of:=FIND(&quot; &quot;;[.I39])" office:value-type="string" office:string-value="" calcext:value-type="error">
            <text:p>#VALUE!</text:p>
          </table:table-cell>
          <table:table-cell table:formula="of:=IFERROR(REPLACE([.I39];[.J39];1;&quot;-&quot;);[.I39])" office:value-type="string" office:string-value="Mountain-Climbers-TRX" calcext:value-type="string">
            <text:p>Mountain-Climbers-TRX</text:p>
          </table:table-cell>
          <table:table-cell table:formula="of:=FIND(&quot; &quot;;[.K39])" office:value-type="string" office:string-value="" calcext:value-type="error">
            <text:p>#VALUE!</text:p>
          </table:table-cell>
          <table:table-cell table:formula="of:=IFERROR(REPLACE([.K39];[.L39];1;&quot;-&quot;);[.K39])" office:value-type="string" office:string-value="Mountain-Climbers-TRX" calcext:value-type="string">
            <text:p>Mountain-Climbers-TRX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&lt;div class=”ecat”&gt;</text:p>
          </table:table-cell>
          <table:table-cell office:value-type="string" calcext:value-type="string">
            <text:p>&lt;/div&gt;&lt;/div</text:p>
          </table:table-cell>
          <table:table-cell table:formula="of:=&quot;&lt;li&gt;&quot;&amp;[.C39]&amp;[.M39]&amp;[.N39]&amp;[.N39]&amp;[.A39]&amp;[.O39]&amp;[.B39]&amp;[.P39]&amp;&quot;&lt;/li&gt;&quot;" office:value-type="string" office:string-value="&lt;li&gt;&lt;div class=”eitem” draggable=&quot;true&quot; ondragstart=&quot;drag(event)&quot; ondrop=&quot;dropeitem(event)&quot;  id=”Mountain-Climbers-TRX“&gt;“&gt;Mountain Climbers TRX&lt;div class=”ecat”&gt;TRX, core, cardio&lt;/div&gt;&lt;/div&lt;/li&gt;" calcext:value-type="string">
            <text:p>&lt;li&gt;&lt;div class=”eitem” draggable="true" ondragstart="drag(event)" ondrop="dropeitem(event)" <text:s/>id=”Mountain-Climbers-TRX“&gt;“&gt;Mountain Climbers TRX&lt;div class=”ecat”&gt;TRX, core, cardio&lt;/div&gt;&lt;/div&lt;/li&gt;</text:p>
          </table:table-cell>
        </table:table-row>
        <table:table-row table:style-name="ro1">
          <table:table-cell office:value-type="string" calcext:value-type="string">
            <text:p>Snatch</text:p>
          </table:table-cell>
          <table:table-cell office:value-type="string" calcext:value-type="string">
            <text:p>kettle bell, strength</text:p>
          </table:table-cell>
          <table:table-cell office:value-type="string" calcext:value-type="string">
            <text:p>&lt;div class=”eitem” draggable="true" ondragstart="drag(event)" ondrop="dropeitem(event)" <text:s/>id=”</text:p>
          </table:table-cell>
          <table:table-cell table:formula="of:=FIND(&quot; &quot;;[.$A40])" office:value-type="string" office:string-value="" calcext:value-type="error">
            <text:p>#VALUE!</text:p>
          </table:table-cell>
          <table:table-cell table:formula="of:=IFERROR(REPLACE([.A40];[.D40];1;&quot;-&quot;);[.A40])" office:value-type="string" office:string-value="Snatch" calcext:value-type="string">
            <text:p>Snatch</text:p>
          </table:table-cell>
          <table:table-cell table:formula="of:=FIND(&quot; &quot;;[.E40])" office:value-type="string" office:string-value="" calcext:value-type="error">
            <text:p>#VALUE!</text:p>
          </table:table-cell>
          <table:table-cell table:formula="of:=IFERROR(REPLACE([.E40];[.F40];1;&quot;-&quot;);[.E40])" office:value-type="string" office:string-value="Snatch" calcext:value-type="string">
            <text:p>Snatch</text:p>
          </table:table-cell>
          <table:table-cell table:formula="of:=FIND(&quot; &quot;;[.G40])" office:value-type="string" office:string-value="" calcext:value-type="error">
            <text:p>#VALUE!</text:p>
          </table:table-cell>
          <table:table-cell table:formula="of:=IFERROR(REPLACE([.G40];[.H40];1;&quot;-&quot;);[.G40])" office:value-type="string" office:string-value="Snatch" calcext:value-type="string">
            <text:p>Snatch</text:p>
          </table:table-cell>
          <table:table-cell table:formula="of:=FIND(&quot; &quot;;[.I40])" office:value-type="string" office:string-value="" calcext:value-type="error">
            <text:p>#VALUE!</text:p>
          </table:table-cell>
          <table:table-cell table:formula="of:=IFERROR(REPLACE([.I40];[.J40];1;&quot;-&quot;);[.I40])" office:value-type="string" office:string-value="Snatch" calcext:value-type="string">
            <text:p>Snatch</text:p>
          </table:table-cell>
          <table:table-cell table:formula="of:=FIND(&quot; &quot;;[.K40])" office:value-type="string" office:string-value="" calcext:value-type="error">
            <text:p>#VALUE!</text:p>
          </table:table-cell>
          <table:table-cell table:formula="of:=IFERROR(REPLACE([.K40];[.L40];1;&quot;-&quot;);[.K40])" office:value-type="string" office:string-value="Snatch" calcext:value-type="string">
            <text:p>Snatch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&lt;div class=”ecat”&gt;</text:p>
          </table:table-cell>
          <table:table-cell office:value-type="string" calcext:value-type="string">
            <text:p>&lt;/div&gt;&lt;/div</text:p>
          </table:table-cell>
          <table:table-cell table:formula="of:=&quot;&lt;li&gt;&quot;&amp;[.C40]&amp;[.M40]&amp;[.N40]&amp;[.N40]&amp;[.A40]&amp;[.O40]&amp;[.B40]&amp;[.P40]&amp;&quot;&lt;/li&gt;&quot;" office:value-type="string" office:string-value="&lt;li&gt;&lt;div class=”eitem” draggable=&quot;true&quot; ondragstart=&quot;drag(event)&quot; ondrop=&quot;dropeitem(event)&quot;  id=”Snatch“&gt;“&gt;Snatch&lt;div class=”ecat”&gt;kettle bell, strength&lt;/div&gt;&lt;/div&lt;/li&gt;" calcext:value-type="string">
            <text:p>&lt;li&gt;&lt;div class=”eitem” draggable="true" ondragstart="drag(event)" ondrop="dropeitem(event)" <text:s/>id=”Snatch“&gt;“&gt;Snatch&lt;div class=”ecat”&gt;kettle bell, strength&lt;/div&gt;&lt;/div&lt;/li&gt;</text:p>
          </table:table-cell>
        </table:table-row>
        <table:table-row table:style-name="ro1">
          <table:table-cell office:value-type="string" calcext:value-type="string">
            <text:p>Turkish Get-Up</text:p>
          </table:table-cell>
          <table:table-cell office:value-type="string" calcext:value-type="string">
            <text:p>kettle bell, body weight</text:p>
          </table:table-cell>
          <table:table-cell office:value-type="string" calcext:value-type="string">
            <text:p>&lt;div class=”eitem” draggable="true" ondragstart="drag(event)" ondrop="dropeitem(event)" <text:s/>id=”</text:p>
          </table:table-cell>
          <table:table-cell table:formula="of:=FIND(&quot; &quot;;[.$A41])" office:value-type="float" office:value="8" calcext:value-type="float">
            <text:p>8</text:p>
          </table:table-cell>
          <table:table-cell table:formula="of:=IFERROR(REPLACE([.A41];[.D41];1;&quot;-&quot;);[.A41])" office:value-type="string" office:string-value="Turkish-Get-Up" calcext:value-type="string">
            <text:p>Turkish-Get-Up</text:p>
          </table:table-cell>
          <table:table-cell table:formula="of:=FIND(&quot; &quot;;[.E41])" office:value-type="string" office:string-value="" calcext:value-type="error">
            <text:p>#VALUE!</text:p>
          </table:table-cell>
          <table:table-cell table:formula="of:=IFERROR(REPLACE([.E41];[.F41];1;&quot;-&quot;);[.E41])" office:value-type="string" office:string-value="Turkish-Get-Up" calcext:value-type="string">
            <text:p>Turkish-Get-Up</text:p>
          </table:table-cell>
          <table:table-cell table:formula="of:=FIND(&quot; &quot;;[.G41])" office:value-type="string" office:string-value="" calcext:value-type="error">
            <text:p>#VALUE!</text:p>
          </table:table-cell>
          <table:table-cell table:formula="of:=IFERROR(REPLACE([.G41];[.H41];1;&quot;-&quot;);[.G41])" office:value-type="string" office:string-value="Turkish-Get-Up" calcext:value-type="string">
            <text:p>Turkish-Get-Up</text:p>
          </table:table-cell>
          <table:table-cell table:formula="of:=FIND(&quot; &quot;;[.I41])" office:value-type="string" office:string-value="" calcext:value-type="error">
            <text:p>#VALUE!</text:p>
          </table:table-cell>
          <table:table-cell table:formula="of:=IFERROR(REPLACE([.I41];[.J41];1;&quot;-&quot;);[.I41])" office:value-type="string" office:string-value="Turkish-Get-Up" calcext:value-type="string">
            <text:p>Turkish-Get-Up</text:p>
          </table:table-cell>
          <table:table-cell table:formula="of:=FIND(&quot; &quot;;[.K41])" office:value-type="string" office:string-value="" calcext:value-type="error">
            <text:p>#VALUE!</text:p>
          </table:table-cell>
          <table:table-cell table:formula="of:=IFERROR(REPLACE([.K41];[.L41];1;&quot;-&quot;);[.K41])" office:value-type="string" office:string-value="Turkish-Get-Up" calcext:value-type="string">
            <text:p>Turkish-Get-Up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&lt;div class=”ecat”&gt;</text:p>
          </table:table-cell>
          <table:table-cell office:value-type="string" calcext:value-type="string">
            <text:p>&lt;/div&gt;&lt;/div</text:p>
          </table:table-cell>
          <table:table-cell table:formula="of:=&quot;&lt;li&gt;&quot;&amp;[.C41]&amp;[.M41]&amp;[.N41]&amp;[.N41]&amp;[.A41]&amp;[.O41]&amp;[.B41]&amp;[.P41]&amp;&quot;&lt;/li&gt;&quot;" office:value-type="string" office:string-value="&lt;li&gt;&lt;div class=”eitem” draggable=&quot;true&quot; ondragstart=&quot;drag(event)&quot; ondrop=&quot;dropeitem(event)&quot;  id=”Turkish-Get-Up“&gt;“&gt;Turkish Get-Up&lt;div class=”ecat”&gt;kettle bell, body weight&lt;/div&gt;&lt;/div&lt;/li&gt;" calcext:value-type="string">
            <text:p>&lt;li&gt;&lt;div class=”eitem” draggable="true" ondragstart="drag(event)" ondrop="dropeitem(event)" <text:s/>id=”Turkish-Get-Up“&gt;“&gt;Turkish Get-Up&lt;div class=”ecat”&gt;kettle bell, body weight&lt;/div&gt;&lt;/div&lt;/li&gt;</text:p>
          </table:table-cell>
        </table:table-row>
        <table:table-row table:style-name="ro1">
          <table:table-cell office:value-type="string" calcext:value-type="string">
            <text:p>Leg Lifts</text:p>
          </table:table-cell>
          <table:table-cell office:value-type="string" calcext:value-type="string">
            <text:p>core, body weight</text:p>
          </table:table-cell>
          <table:table-cell office:value-type="string" calcext:value-type="string">
            <text:p>&lt;div class=”eitem” draggable="true" ondragstart="drag(event)" ondrop="dropeitem(event)" <text:s/>id=”</text:p>
          </table:table-cell>
          <table:table-cell table:formula="of:=FIND(&quot; &quot;;[.$A42])" office:value-type="float" office:value="4" calcext:value-type="float">
            <text:p>4</text:p>
          </table:table-cell>
          <table:table-cell table:formula="of:=IFERROR(REPLACE([.A42];[.D42];1;&quot;-&quot;);[.A42])" office:value-type="string" office:string-value="Leg-Lifts" calcext:value-type="string">
            <text:p>Leg-Lifts</text:p>
          </table:table-cell>
          <table:table-cell table:formula="of:=FIND(&quot; &quot;;[.E42])" office:value-type="string" office:string-value="" calcext:value-type="error">
            <text:p>#VALUE!</text:p>
          </table:table-cell>
          <table:table-cell table:formula="of:=IFERROR(REPLACE([.E42];[.F42];1;&quot;-&quot;);[.E42])" office:value-type="string" office:string-value="Leg-Lifts" calcext:value-type="string">
            <text:p>Leg-Lifts</text:p>
          </table:table-cell>
          <table:table-cell table:formula="of:=FIND(&quot; &quot;;[.G42])" office:value-type="string" office:string-value="" calcext:value-type="error">
            <text:p>#VALUE!</text:p>
          </table:table-cell>
          <table:table-cell table:formula="of:=IFERROR(REPLACE([.G42];[.H42];1;&quot;-&quot;);[.G42])" office:value-type="string" office:string-value="Leg-Lifts" calcext:value-type="string">
            <text:p>Leg-Lifts</text:p>
          </table:table-cell>
          <table:table-cell table:formula="of:=FIND(&quot; &quot;;[.I42])" office:value-type="string" office:string-value="" calcext:value-type="error">
            <text:p>#VALUE!</text:p>
          </table:table-cell>
          <table:table-cell table:formula="of:=IFERROR(REPLACE([.I42];[.J42];1;&quot;-&quot;);[.I42])" office:value-type="string" office:string-value="Leg-Lifts" calcext:value-type="string">
            <text:p>Leg-Lifts</text:p>
          </table:table-cell>
          <table:table-cell table:formula="of:=FIND(&quot; &quot;;[.K42])" office:value-type="string" office:string-value="" calcext:value-type="error">
            <text:p>#VALUE!</text:p>
          </table:table-cell>
          <table:table-cell table:formula="of:=IFERROR(REPLACE([.K42];[.L42];1;&quot;-&quot;);[.K42])" office:value-type="string" office:string-value="Leg-Lifts" calcext:value-type="string">
            <text:p>Leg-Lifts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&lt;div class=”ecat”&gt;</text:p>
          </table:table-cell>
          <table:table-cell office:value-type="string" calcext:value-type="string">
            <text:p>&lt;/div&gt;&lt;/div</text:p>
          </table:table-cell>
          <table:table-cell table:formula="of:=&quot;&lt;li&gt;&quot;&amp;[.C42]&amp;[.M42]&amp;[.N42]&amp;[.N42]&amp;[.A42]&amp;[.O42]&amp;[.B42]&amp;[.P42]&amp;&quot;&lt;/li&gt;&quot;" office:value-type="string" office:string-value="&lt;li&gt;&lt;div class=”eitem” draggable=&quot;true&quot; ondragstart=&quot;drag(event)&quot; ondrop=&quot;dropeitem(event)&quot;  id=”Leg-Lifts“&gt;“&gt;Leg Lifts&lt;div class=”ecat”&gt;core, body weight&lt;/div&gt;&lt;/div&lt;/li&gt;" calcext:value-type="string">
            <text:p>&lt;li&gt;&lt;div class=”eitem” draggable="true" ondragstart="drag(event)" ondrop="dropeitem(event)" <text:s/>id=”Leg-Lifts“&gt;“&gt;Leg Lifts&lt;div class=”ecat”&gt;core, body weight&lt;/div&gt;&lt;/div&lt;/li&gt;</text:p>
          </table:table-cell>
        </table:table-row>
        <table:table-row table:style-name="ro1">
          <table:table-cell office:value-type="string" calcext:value-type="string">
            <text:p>Russian Twist</text:p>
          </table:table-cell>
          <table:table-cell office:value-type="string" calcext:value-type="string">
            <text:p>core, body weight, kettle bell, dumbbell</text:p>
          </table:table-cell>
          <table:table-cell office:value-type="string" calcext:value-type="string">
            <text:p>&lt;div class=”eitem” draggable="true" ondragstart="drag(event)" ondrop="dropeitem(event)" <text:s/>id=”</text:p>
          </table:table-cell>
          <table:table-cell table:formula="of:=FIND(&quot; &quot;;[.$A43])" office:value-type="float" office:value="8" calcext:value-type="float">
            <text:p>8</text:p>
          </table:table-cell>
          <table:table-cell table:formula="of:=IFERROR(REPLACE([.A43];[.D43];1;&quot;-&quot;);[.A43])" office:value-type="string" office:string-value="Russian-Twist" calcext:value-type="string">
            <text:p>Russian-Twist</text:p>
          </table:table-cell>
          <table:table-cell table:formula="of:=FIND(&quot; &quot;;[.E43])" office:value-type="string" office:string-value="" calcext:value-type="error">
            <text:p>#VALUE!</text:p>
          </table:table-cell>
          <table:table-cell table:formula="of:=IFERROR(REPLACE([.E43];[.F43];1;&quot;-&quot;);[.E43])" office:value-type="string" office:string-value="Russian-Twist" calcext:value-type="string">
            <text:p>Russian-Twist</text:p>
          </table:table-cell>
          <table:table-cell table:formula="of:=FIND(&quot; &quot;;[.G43])" office:value-type="string" office:string-value="" calcext:value-type="error">
            <text:p>#VALUE!</text:p>
          </table:table-cell>
          <table:table-cell table:formula="of:=IFERROR(REPLACE([.G43];[.H43];1;&quot;-&quot;);[.G43])" office:value-type="string" office:string-value="Russian-Twist" calcext:value-type="string">
            <text:p>Russian-Twist</text:p>
          </table:table-cell>
          <table:table-cell table:formula="of:=FIND(&quot; &quot;;[.I43])" office:value-type="string" office:string-value="" calcext:value-type="error">
            <text:p>#VALUE!</text:p>
          </table:table-cell>
          <table:table-cell table:formula="of:=IFERROR(REPLACE([.I43];[.J43];1;&quot;-&quot;);[.I43])" office:value-type="string" office:string-value="Russian-Twist" calcext:value-type="string">
            <text:p>Russian-Twist</text:p>
          </table:table-cell>
          <table:table-cell table:formula="of:=FIND(&quot; &quot;;[.K43])" office:value-type="string" office:string-value="" calcext:value-type="error">
            <text:p>#VALUE!</text:p>
          </table:table-cell>
          <table:table-cell table:formula="of:=IFERROR(REPLACE([.K43];[.L43];1;&quot;-&quot;);[.K43])" office:value-type="string" office:string-value="Russian-Twist" calcext:value-type="string">
            <text:p>Russian-Twist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&lt;div class=”ecat”&gt;</text:p>
          </table:table-cell>
          <table:table-cell office:value-type="string" calcext:value-type="string">
            <text:p>&lt;/div&gt;&lt;/div</text:p>
          </table:table-cell>
          <table:table-cell table:formula="of:=&quot;&lt;li&gt;&quot;&amp;[.C43]&amp;[.M43]&amp;[.N43]&amp;[.N43]&amp;[.A43]&amp;[.O43]&amp;[.B43]&amp;[.P43]&amp;&quot;&lt;/li&gt;&quot;" office:value-type="string" office:string-value="&lt;li&gt;&lt;div class=”eitem” draggable=&quot;true&quot; ondragstart=&quot;drag(event)&quot; ondrop=&quot;dropeitem(event)&quot;  id=”Russian-Twist“&gt;“&gt;Russian Twist&lt;div class=”ecat”&gt;core, body weight, kettle bell, dumbbell&lt;/div&gt;&lt;/div&lt;/li&gt;" calcext:value-type="string">
            <text:p>&lt;li&gt;&lt;div class=”eitem” draggable="true" ondragstart="drag(event)" ondrop="dropeitem(event)" <text:s/>id=”Russian-Twist“&gt;“&gt;Russian Twist&lt;div class=”ecat”&gt;core, body weight, kettle bell, dumbbell&lt;/div&gt;&lt;/div&lt;/li&gt;</text:p>
          </table:table-cell>
        </table:table-row>
        <table:table-row table:style-name="ro1">
          <table:table-cell office:value-type="string" calcext:value-type="string">
            <text:p>Dead Bug</text:p>
          </table:table-cell>
          <table:table-cell office:value-type="string" calcext:value-type="string">
            <text:p>core, body weight</text:p>
          </table:table-cell>
          <table:table-cell office:value-type="string" calcext:value-type="string">
            <text:p>&lt;div class=”eitem” draggable="true" ondragstart="drag(event)" ondrop="dropeitem(event)" <text:s/>id=”</text:p>
          </table:table-cell>
          <table:table-cell table:formula="of:=FIND(&quot; &quot;;[.$A44])" office:value-type="float" office:value="5" calcext:value-type="float">
            <text:p>5</text:p>
          </table:table-cell>
          <table:table-cell table:formula="of:=IFERROR(REPLACE([.A44];[.D44];1;&quot;-&quot;);[.A44])" office:value-type="string" office:string-value="Dead-Bug" calcext:value-type="string">
            <text:p>Dead-Bug</text:p>
          </table:table-cell>
          <table:table-cell table:formula="of:=FIND(&quot; &quot;;[.E44])" office:value-type="string" office:string-value="" calcext:value-type="error">
            <text:p>#VALUE!</text:p>
          </table:table-cell>
          <table:table-cell table:formula="of:=IFERROR(REPLACE([.E44];[.F44];1;&quot;-&quot;);[.E44])" office:value-type="string" office:string-value="Dead-Bug" calcext:value-type="string">
            <text:p>Dead-Bug</text:p>
          </table:table-cell>
          <table:table-cell table:formula="of:=FIND(&quot; &quot;;[.G44])" office:value-type="string" office:string-value="" calcext:value-type="error">
            <text:p>#VALUE!</text:p>
          </table:table-cell>
          <table:table-cell table:formula="of:=IFERROR(REPLACE([.G44];[.H44];1;&quot;-&quot;);[.G44])" office:value-type="string" office:string-value="Dead-Bug" calcext:value-type="string">
            <text:p>Dead-Bug</text:p>
          </table:table-cell>
          <table:table-cell table:formula="of:=FIND(&quot; &quot;;[.I44])" office:value-type="string" office:string-value="" calcext:value-type="error">
            <text:p>#VALUE!</text:p>
          </table:table-cell>
          <table:table-cell table:formula="of:=IFERROR(REPLACE([.I44];[.J44];1;&quot;-&quot;);[.I44])" office:value-type="string" office:string-value="Dead-Bug" calcext:value-type="string">
            <text:p>Dead-Bug</text:p>
          </table:table-cell>
          <table:table-cell table:formula="of:=FIND(&quot; &quot;;[.K44])" office:value-type="string" office:string-value="" calcext:value-type="error">
            <text:p>#VALUE!</text:p>
          </table:table-cell>
          <table:table-cell table:formula="of:=IFERROR(REPLACE([.K44];[.L44];1;&quot;-&quot;);[.K44])" office:value-type="string" office:string-value="Dead-Bug" calcext:value-type="string">
            <text:p>Dead-Bug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&lt;div class=”ecat”&gt;</text:p>
          </table:table-cell>
          <table:table-cell office:value-type="string" calcext:value-type="string">
            <text:p>&lt;/div&gt;&lt;/div</text:p>
          </table:table-cell>
          <table:table-cell table:formula="of:=&quot;&lt;li&gt;&quot;&amp;[.C44]&amp;[.M44]&amp;[.N44]&amp;[.N44]&amp;[.A44]&amp;[.O44]&amp;[.B44]&amp;[.P44]&amp;&quot;&lt;/li&gt;&quot;" office:value-type="string" office:string-value="&lt;li&gt;&lt;div class=”eitem” draggable=&quot;true&quot; ondragstart=&quot;drag(event)&quot; ondrop=&quot;dropeitem(event)&quot;  id=”Dead-Bug“&gt;“&gt;Dead Bug&lt;div class=”ecat”&gt;core, body weight&lt;/div&gt;&lt;/div&lt;/li&gt;" calcext:value-type="string">
            <text:p>&lt;li&gt;&lt;div class=”eitem” draggable="true" ondragstart="drag(event)" ondrop="dropeitem(event)" <text:s/>id=”Dead-Bug“&gt;“&gt;Dead Bug&lt;div class=”ecat”&gt;core, body weight&lt;/div&gt;&lt;/div&lt;/li&gt;</text:p>
          </table:table-cell>
        </table:table-row>
        <table:table-row table:style-name="ro1">
          <table:table-cell office:value-type="string" calcext:value-type="string">
            <text:p>In and Out</text:p>
          </table:table-cell>
          <table:table-cell office:value-type="string" calcext:value-type="string">
            <text:p>core, body weight</text:p>
          </table:table-cell>
          <table:table-cell office:value-type="string" calcext:value-type="string">
            <text:p>&lt;div class=”eitem” draggable="true" ondragstart="drag(event)" ondrop="dropeitem(event)" <text:s/>id=”</text:p>
          </table:table-cell>
          <table:table-cell table:formula="of:=FIND(&quot; &quot;;[.$A45])" office:value-type="float" office:value="3" calcext:value-type="float">
            <text:p>3</text:p>
          </table:table-cell>
          <table:table-cell table:formula="of:=IFERROR(REPLACE([.A45];[.D45];1;&quot;-&quot;);[.A45])" office:value-type="string" office:string-value="In-and Out" calcext:value-type="string">
            <text:p>In-and Out</text:p>
          </table:table-cell>
          <table:table-cell table:formula="of:=FIND(&quot; &quot;;[.E45])" office:value-type="float" office:value="7" calcext:value-type="float">
            <text:p>7</text:p>
          </table:table-cell>
          <table:table-cell table:formula="of:=IFERROR(REPLACE([.E45];[.F45];1;&quot;-&quot;);[.E45])" office:value-type="string" office:string-value="In-and-Out" calcext:value-type="string">
            <text:p>In-and-Out</text:p>
          </table:table-cell>
          <table:table-cell table:formula="of:=FIND(&quot; &quot;;[.G45])" office:value-type="string" office:string-value="" calcext:value-type="error">
            <text:p>#VALUE!</text:p>
          </table:table-cell>
          <table:table-cell table:formula="of:=IFERROR(REPLACE([.G45];[.H45];1;&quot;-&quot;);[.G45])" office:value-type="string" office:string-value="In-and-Out" calcext:value-type="string">
            <text:p>In-and-Out</text:p>
          </table:table-cell>
          <table:table-cell table:formula="of:=FIND(&quot; &quot;;[.I45])" office:value-type="string" office:string-value="" calcext:value-type="error">
            <text:p>#VALUE!</text:p>
          </table:table-cell>
          <table:table-cell table:formula="of:=IFERROR(REPLACE([.I45];[.J45];1;&quot;-&quot;);[.I45])" office:value-type="string" office:string-value="In-and-Out" calcext:value-type="string">
            <text:p>In-and-Out</text:p>
          </table:table-cell>
          <table:table-cell table:formula="of:=FIND(&quot; &quot;;[.K45])" office:value-type="string" office:string-value="" calcext:value-type="error">
            <text:p>#VALUE!</text:p>
          </table:table-cell>
          <table:table-cell table:formula="of:=IFERROR(REPLACE([.K45];[.L45];1;&quot;-&quot;);[.K45])" office:value-type="string" office:string-value="In-and-Out" calcext:value-type="string">
            <text:p>In-and-Out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&lt;div class=”ecat”&gt;</text:p>
          </table:table-cell>
          <table:table-cell office:value-type="string" calcext:value-type="string">
            <text:p>&lt;/div&gt;&lt;/div</text:p>
          </table:table-cell>
          <table:table-cell table:formula="of:=&quot;&lt;li&gt;&quot;&amp;[.C45]&amp;[.M45]&amp;[.N45]&amp;[.N45]&amp;[.A45]&amp;[.O45]&amp;[.B45]&amp;[.P45]&amp;&quot;&lt;/li&gt;&quot;" office:value-type="string" office:string-value="&lt;li&gt;&lt;div class=”eitem” draggable=&quot;true&quot; ondragstart=&quot;drag(event)&quot; ondrop=&quot;dropeitem(event)&quot;  id=”In-and-Out“&gt;“&gt;In and Out&lt;div class=”ecat”&gt;core, body weight&lt;/div&gt;&lt;/div&lt;/li&gt;" calcext:value-type="string">
            <text:p>&lt;li&gt;&lt;div class=”eitem” draggable="true" ondragstart="drag(event)" ondrop="dropeitem(event)" <text:s/>id=”In-and-Out“&gt;“&gt;In and Out&lt;div class=”ecat”&gt;core, body weight&lt;/div&gt;&lt;/div&lt;/li&gt;</text:p>
          </table:table-cell>
        </table:table-row>
        <table:table-row table:style-name="ro1">
          <table:table-cell office:value-type="string" calcext:value-type="string">
            <text:p>In and Out BOSU</text:p>
          </table:table-cell>
          <table:table-cell office:value-type="string" calcext:value-type="string">
            <text:p>core, body weight, bosu</text:p>
          </table:table-cell>
          <table:table-cell office:value-type="string" calcext:value-type="string">
            <text:p>&lt;div class=”eitem” draggable="true" ondragstart="drag(event)" ondrop="dropeitem(event)" <text:s/>id=”</text:p>
          </table:table-cell>
          <table:table-cell table:formula="of:=FIND(&quot; &quot;;[.$A46])" office:value-type="float" office:value="3" calcext:value-type="float">
            <text:p>3</text:p>
          </table:table-cell>
          <table:table-cell table:formula="of:=IFERROR(REPLACE([.A46];[.D46];1;&quot;-&quot;);[.A46])" office:value-type="string" office:string-value="In-and Out BOSU" calcext:value-type="string">
            <text:p>In-and Out BOSU</text:p>
          </table:table-cell>
          <table:table-cell table:formula="of:=FIND(&quot; &quot;;[.E46])" office:value-type="float" office:value="7" calcext:value-type="float">
            <text:p>7</text:p>
          </table:table-cell>
          <table:table-cell table:formula="of:=IFERROR(REPLACE([.E46];[.F46];1;&quot;-&quot;);[.E46])" office:value-type="string" office:string-value="In-and-Out BOSU" calcext:value-type="string">
            <text:p>In-and-Out BOSU</text:p>
          </table:table-cell>
          <table:table-cell table:formula="of:=FIND(&quot; &quot;;[.G46])" office:value-type="float" office:value="11" calcext:value-type="float">
            <text:p>11</text:p>
          </table:table-cell>
          <table:table-cell table:formula="of:=IFERROR(REPLACE([.G46];[.H46];1;&quot;-&quot;);[.G46])" office:value-type="string" office:string-value="In-and-Out-BOSU" calcext:value-type="string">
            <text:p>In-and-Out-BOSU</text:p>
          </table:table-cell>
          <table:table-cell table:formula="of:=FIND(&quot; &quot;;[.I46])" office:value-type="string" office:string-value="" calcext:value-type="error">
            <text:p>#VALUE!</text:p>
          </table:table-cell>
          <table:table-cell table:formula="of:=IFERROR(REPLACE([.I46];[.J46];1;&quot;-&quot;);[.I46])" office:value-type="string" office:string-value="In-and-Out-BOSU" calcext:value-type="string">
            <text:p>In-and-Out-BOSU</text:p>
          </table:table-cell>
          <table:table-cell table:formula="of:=FIND(&quot; &quot;;[.K46])" office:value-type="string" office:string-value="" calcext:value-type="error">
            <text:p>#VALUE!</text:p>
          </table:table-cell>
          <table:table-cell table:formula="of:=IFERROR(REPLACE([.K46];[.L46];1;&quot;-&quot;);[.K46])" office:value-type="string" office:string-value="In-and-Out-BOSU" calcext:value-type="string">
            <text:p>In-and-Out-BOSU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&lt;div class=”ecat”&gt;</text:p>
          </table:table-cell>
          <table:table-cell office:value-type="string" calcext:value-type="string">
            <text:p>&lt;/div&gt;&lt;/div</text:p>
          </table:table-cell>
          <table:table-cell table:formula="of:=&quot;&lt;li&gt;&quot;&amp;[.C46]&amp;[.M46]&amp;[.N46]&amp;[.N46]&amp;[.A46]&amp;[.O46]&amp;[.B46]&amp;[.P46]&amp;&quot;&lt;/li&gt;&quot;" office:value-type="string" office:string-value="&lt;li&gt;&lt;div class=”eitem” draggable=&quot;true&quot; ondragstart=&quot;drag(event)&quot; ondrop=&quot;dropeitem(event)&quot;  id=”In-and-Out-BOSU“&gt;“&gt;In and Out BOSU&lt;div class=”ecat”&gt;core, body weight, bosu&lt;/div&gt;&lt;/div&lt;/li&gt;" calcext:value-type="string">
            <text:p>&lt;li&gt;&lt;div class=”eitem” draggable="true" ondragstart="drag(event)" ondrop="dropeitem(event)" <text:s/>id=”In-and-Out-BOSU“&gt;“&gt;In and Out BOSU&lt;div class=”ecat”&gt;core, body weight, bosu&lt;/div&gt;&lt;/div&lt;/li&gt;</text:p>
          </table:table-cell>
        </table:table-row>
        <table:table-row table:style-name="ro1">
          <table:table-cell office:value-type="string" calcext:value-type="string">
            <text:p>Goblet Squat</text:p>
          </table:table-cell>
          <table:table-cell office:value-type="string" calcext:value-type="string">
            <text:p>kettle bell, dumbbell, strength, leg</text:p>
          </table:table-cell>
          <table:table-cell office:value-type="string" calcext:value-type="string">
            <text:p>&lt;div class=”eitem” draggable="true" ondragstart="drag(event)" ondrop="dropeitem(event)" <text:s/>id=”</text:p>
          </table:table-cell>
          <table:table-cell table:formula="of:=FIND(&quot; &quot;;[.$A47])" office:value-type="float" office:value="7" calcext:value-type="float">
            <text:p>7</text:p>
          </table:table-cell>
          <table:table-cell table:formula="of:=IFERROR(REPLACE([.A47];[.D47];1;&quot;-&quot;);[.A47])" office:value-type="string" office:string-value="Goblet-Squat" calcext:value-type="string">
            <text:p>Goblet-Squat</text:p>
          </table:table-cell>
          <table:table-cell table:formula="of:=FIND(&quot; &quot;;[.E47])" office:value-type="string" office:string-value="" calcext:value-type="error">
            <text:p>#VALUE!</text:p>
          </table:table-cell>
          <table:table-cell table:formula="of:=IFERROR(REPLACE([.E47];[.F47];1;&quot;-&quot;);[.E47])" office:value-type="string" office:string-value="Goblet-Squat" calcext:value-type="string">
            <text:p>Goblet-Squat</text:p>
          </table:table-cell>
          <table:table-cell table:formula="of:=FIND(&quot; &quot;;[.G47])" office:value-type="string" office:string-value="" calcext:value-type="error">
            <text:p>#VALUE!</text:p>
          </table:table-cell>
          <table:table-cell table:formula="of:=IFERROR(REPLACE([.G47];[.H47];1;&quot;-&quot;);[.G47])" office:value-type="string" office:string-value="Goblet-Squat" calcext:value-type="string">
            <text:p>Goblet-Squat</text:p>
          </table:table-cell>
          <table:table-cell table:formula="of:=FIND(&quot; &quot;;[.I47])" office:value-type="string" office:string-value="" calcext:value-type="error">
            <text:p>#VALUE!</text:p>
          </table:table-cell>
          <table:table-cell table:formula="of:=IFERROR(REPLACE([.I47];[.J47];1;&quot;-&quot;);[.I47])" office:value-type="string" office:string-value="Goblet-Squat" calcext:value-type="string">
            <text:p>Goblet-Squat</text:p>
          </table:table-cell>
          <table:table-cell table:formula="of:=FIND(&quot; &quot;;[.K47])" office:value-type="string" office:string-value="" calcext:value-type="error">
            <text:p>#VALUE!</text:p>
          </table:table-cell>
          <table:table-cell table:formula="of:=IFERROR(REPLACE([.K47];[.L47];1;&quot;-&quot;);[.K47])" office:value-type="string" office:string-value="Goblet-Squat" calcext:value-type="string">
            <text:p>Goblet-Squat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&lt;div class=”ecat”&gt;</text:p>
          </table:table-cell>
          <table:table-cell office:value-type="string" calcext:value-type="string">
            <text:p>&lt;/div&gt;&lt;/div</text:p>
          </table:table-cell>
          <table:table-cell table:formula="of:=&quot;&lt;li&gt;&quot;&amp;[.C47]&amp;[.M47]&amp;[.N47]&amp;[.N47]&amp;[.A47]&amp;[.O47]&amp;[.B47]&amp;[.P47]&amp;&quot;&lt;/li&gt;&quot;" office:value-type="string" office:string-value="&lt;li&gt;&lt;div class=”eitem” draggable=&quot;true&quot; ondragstart=&quot;drag(event)&quot; ondrop=&quot;dropeitem(event)&quot;  id=”Goblet-Squat“&gt;“&gt;Goblet Squat&lt;div class=”ecat”&gt;kettle bell, dumbbell, strength, leg&lt;/div&gt;&lt;/div&lt;/li&gt;" calcext:value-type="string">
            <text:p>&lt;li&gt;&lt;div class=”eitem” draggable="true" ondragstart="drag(event)" ondrop="dropeitem(event)" <text:s/>id=”Goblet-Squat“&gt;“&gt;Goblet Squat&lt;div class=”ecat”&gt;kettle bell, dumbbell, strength, leg&lt;/div&gt;&lt;/div&lt;/li&gt;</text:p>
          </table:table-cell>
        </table:table-row>
        <table:table-row table:style-name="ro1">
          <table:table-cell office:value-type="string" calcext:value-type="string">
            <text:p>Renegade Row</text:p>
          </table:table-cell>
          <table:table-cell office:value-type="string" calcext:value-type="string">
            <text:p>body weight, core</text:p>
          </table:table-cell>
          <table:table-cell office:value-type="string" calcext:value-type="string">
            <text:p>&lt;div class=”eitem” draggable="true" ondragstart="drag(event)" ondrop="dropeitem(event)" <text:s/>id=”</text:p>
          </table:table-cell>
          <table:table-cell table:formula="of:=FIND(&quot; &quot;;[.$A48])" office:value-type="float" office:value="9" calcext:value-type="float">
            <text:p>9</text:p>
          </table:table-cell>
          <table:table-cell table:formula="of:=IFERROR(REPLACE([.A48];[.D48];1;&quot;-&quot;);[.A48])" office:value-type="string" office:string-value="Renegade-Row" calcext:value-type="string">
            <text:p>Renegade-Row</text:p>
          </table:table-cell>
          <table:table-cell table:formula="of:=FIND(&quot; &quot;;[.E48])" office:value-type="string" office:string-value="" calcext:value-type="error">
            <text:p>#VALUE!</text:p>
          </table:table-cell>
          <table:table-cell table:formula="of:=IFERROR(REPLACE([.E48];[.F48];1;&quot;-&quot;);[.E48])" office:value-type="string" office:string-value="Renegade-Row" calcext:value-type="string">
            <text:p>Renegade-Row</text:p>
          </table:table-cell>
          <table:table-cell table:formula="of:=FIND(&quot; &quot;;[.G48])" office:value-type="string" office:string-value="" calcext:value-type="error">
            <text:p>#VALUE!</text:p>
          </table:table-cell>
          <table:table-cell table:formula="of:=IFERROR(REPLACE([.G48];[.H48];1;&quot;-&quot;);[.G48])" office:value-type="string" office:string-value="Renegade-Row" calcext:value-type="string">
            <text:p>Renegade-Row</text:p>
          </table:table-cell>
          <table:table-cell table:formula="of:=FIND(&quot; &quot;;[.I48])" office:value-type="string" office:string-value="" calcext:value-type="error">
            <text:p>#VALUE!</text:p>
          </table:table-cell>
          <table:table-cell table:formula="of:=IFERROR(REPLACE([.I48];[.J48];1;&quot;-&quot;);[.I48])" office:value-type="string" office:string-value="Renegade-Row" calcext:value-type="string">
            <text:p>Renegade-Row</text:p>
          </table:table-cell>
          <table:table-cell table:formula="of:=FIND(&quot; &quot;;[.K48])" office:value-type="string" office:string-value="" calcext:value-type="error">
            <text:p>#VALUE!</text:p>
          </table:table-cell>
          <table:table-cell table:formula="of:=IFERROR(REPLACE([.K48];[.L48];1;&quot;-&quot;);[.K48])" office:value-type="string" office:string-value="Renegade-Row" calcext:value-type="string">
            <text:p>Renegade-Row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&lt;div class=”ecat”&gt;</text:p>
          </table:table-cell>
          <table:table-cell office:value-type="string" calcext:value-type="string">
            <text:p>&lt;/div&gt;&lt;/div</text:p>
          </table:table-cell>
          <table:table-cell table:formula="of:=&quot;&lt;li&gt;&quot;&amp;[.C48]&amp;[.M48]&amp;[.N48]&amp;[.N48]&amp;[.A48]&amp;[.O48]&amp;[.B48]&amp;[.P48]&amp;&quot;&lt;/li&gt;&quot;" office:value-type="string" office:string-value="&lt;li&gt;&lt;div class=”eitem” draggable=&quot;true&quot; ondragstart=&quot;drag(event)&quot; ondrop=&quot;dropeitem(event)&quot;  id=”Renegade-Row“&gt;“&gt;Renegade Row&lt;div class=”ecat”&gt;body weight, core&lt;/div&gt;&lt;/div&lt;/li&gt;" calcext:value-type="string">
            <text:p>&lt;li&gt;&lt;div class=”eitem” draggable="true" ondragstart="drag(event)" ondrop="dropeitem(event)" <text:s/>id=”Renegade-Row“&gt;“&gt;Renegade Row&lt;div class=”ecat”&gt;body weight, core&lt;/div&gt;&lt;/div&lt;/li&gt;</text:p>
          </table:table-cell>
        </table:table-row>
        <table:table-row table:style-name="ro1">
          <table:table-cell office:value-type="string" calcext:value-type="string">
            <text:p>High Pull</text:p>
          </table:table-cell>
          <table:table-cell office:value-type="string" calcext:value-type="string">
            <text:p>kettle bell, dumbbell, arm</text:p>
          </table:table-cell>
          <table:table-cell office:value-type="string" calcext:value-type="string">
            <text:p>&lt;div class=”eitem” draggable="true" ondragstart="drag(event)" ondrop="dropeitem(event)" <text:s/>id=”</text:p>
          </table:table-cell>
          <table:table-cell table:formula="of:=FIND(&quot; &quot;;[.$A49])" office:value-type="float" office:value="5" calcext:value-type="float">
            <text:p>5</text:p>
          </table:table-cell>
          <table:table-cell table:formula="of:=IFERROR(REPLACE([.A49];[.D49];1;&quot;-&quot;);[.A49])" office:value-type="string" office:string-value="High-Pull" calcext:value-type="string">
            <text:p>High-Pull</text:p>
          </table:table-cell>
          <table:table-cell table:formula="of:=FIND(&quot; &quot;;[.E49])" office:value-type="string" office:string-value="" calcext:value-type="error">
            <text:p>#VALUE!</text:p>
          </table:table-cell>
          <table:table-cell table:formula="of:=IFERROR(REPLACE([.E49];[.F49];1;&quot;-&quot;);[.E49])" office:value-type="string" office:string-value="High-Pull" calcext:value-type="string">
            <text:p>High-Pull</text:p>
          </table:table-cell>
          <table:table-cell table:formula="of:=FIND(&quot; &quot;;[.G49])" office:value-type="string" office:string-value="" calcext:value-type="error">
            <text:p>#VALUE!</text:p>
          </table:table-cell>
          <table:table-cell table:formula="of:=IFERROR(REPLACE([.G49];[.H49];1;&quot;-&quot;);[.G49])" office:value-type="string" office:string-value="High-Pull" calcext:value-type="string">
            <text:p>High-Pull</text:p>
          </table:table-cell>
          <table:table-cell table:formula="of:=FIND(&quot; &quot;;[.I49])" office:value-type="string" office:string-value="" calcext:value-type="error">
            <text:p>#VALUE!</text:p>
          </table:table-cell>
          <table:table-cell table:formula="of:=IFERROR(REPLACE([.I49];[.J49];1;&quot;-&quot;);[.I49])" office:value-type="string" office:string-value="High-Pull" calcext:value-type="string">
            <text:p>High-Pull</text:p>
          </table:table-cell>
          <table:table-cell table:formula="of:=FIND(&quot; &quot;;[.K49])" office:value-type="string" office:string-value="" calcext:value-type="error">
            <text:p>#VALUE!</text:p>
          </table:table-cell>
          <table:table-cell table:formula="of:=IFERROR(REPLACE([.K49];[.L49];1;&quot;-&quot;);[.K49])" office:value-type="string" office:string-value="High-Pull" calcext:value-type="string">
            <text:p>High-Pull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&lt;div class=”ecat”&gt;</text:p>
          </table:table-cell>
          <table:table-cell office:value-type="string" calcext:value-type="string">
            <text:p>&lt;/div&gt;&lt;/div</text:p>
          </table:table-cell>
          <table:table-cell table:formula="of:=&quot;&lt;li&gt;&quot;&amp;[.C49]&amp;[.M49]&amp;[.N49]&amp;[.N49]&amp;[.A49]&amp;[.O49]&amp;[.B49]&amp;[.P49]&amp;&quot;&lt;/li&gt;&quot;" office:value-type="string" office:string-value="&lt;li&gt;&lt;div class=”eitem” draggable=&quot;true&quot; ondragstart=&quot;drag(event)&quot; ondrop=&quot;dropeitem(event)&quot;  id=”High-Pull“&gt;“&gt;High Pull&lt;div class=”ecat”&gt;kettle bell, dumbbell, arm&lt;/div&gt;&lt;/div&lt;/li&gt;" calcext:value-type="string">
            <text:p>&lt;li&gt;&lt;div class=”eitem” draggable="true" ondragstart="drag(event)" ondrop="dropeitem(event)" <text:s/>id=”High-Pull“&gt;“&gt;High Pull&lt;div class=”ecat”&gt;kettle bell, dumbbell, arm&lt;/div&gt;&lt;/div&lt;/li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10:06:36.274221633</meta:creation-date>
    <dc:date>2015-10-16T14:49:53.656167027</dc:date>
    <meta:editing-duration>PT11M7S</meta:editing-duration>
    <meta:editing-cycles>1</meta:editing-cycles>
    <meta:document-statistic meta:table-count="1" meta:cell-count="833" meta:object-count="0"/>
    <meta:generator>LibreOffice/4.2.8.2$Linux_X86_64 LibreOffice_project/420m0$Build-2</meta:generator>
  </office:meta>
</office:document-meta>
</file>